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1.13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27.3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16"/>
    <style:style style:name="ce2" style:family="table-cell" style:parent-style-name="Default" style:data-style-name="N116">
      <style:text-properties style:font-name="Liberation Sans" style:font-name-asian="WenQuanYi Zen Hei Sharp" style:font-name-complex="Lohit Devanagari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5.58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vsweep2" table:style-name="ta1">
        <table:shapes>
          <draw:frame draw:z-index="0" draw:style-name="gr1" draw:text-style-name="P1" svg:width="184mm" svg:height="109.7mm" svg:x="3.55mm" svg:y="236.39mm">
            <loext:p draw:notify-on-update-of-ranges="vsweep2.A2:vsweep2.A2 vsweep2.A3:vsweep2.A41 vsweep2.B2:vsweep2.B2 vsweep2.B3:vsweep2.B41 vsweep2.C2:vsweep2.C2 vsweep2.C3:vsweep2.C41 vsweep2.D2:vsweep2.D2 vsweep2.D3:vsweep2.D41 vsweep2.E2:vsweep2.E2 vsweep2.E3:vsweep2.E41 vsweep2.F2:vsweep2.F2 vsweep2.F3:vsweep2.F41 vsweep2.G2:vsweep2.G2 vsweep2.G3:vsweep2.G41 vsweep2.H2:vsweep2.H2 vsweep2.H3:vsweep2.H41 vsweep2.I2:vsweep2.I2 vsweep2.I3:vsweep2.I41 vsweep2.J2:vsweep2.J2 vsweep2.J3:vsweep2.J41 vsweep2.K2:vsweep2.K2 vsweep2.K3:vsweep2.K41 vsweep2.L2:vsweep2.L2 vsweep2.L3:vsweep2.L41 vsweep2.M2:vsweep2.M2 vsweep2.M3:vsweep2.M41 vsweep2.N2:vsweep2.N2 vsweep2.N3:vsweep2.N41 vsweep2.O2:vsweep2.O2 vsweep2.O3:vsweep2.O41 vsweep2.P2:vsweep2.P2 vsweep2.P3:vsweep2.P41 vsweep2.Q2:vsweep2.Q2 vsweep2.Q3:vsweep2.Q41 vsweep2.R2:vsweep2.R2 vsweep2.R3:vsweep2.R41 vsweep2.S2:vsweep2.S2 vsweep2.S3:vsweep2.S41 vsweep2.T2:vsweep2.T2 vsweep2.T3:vsweep2.T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2" svg:width="17.74mm" svg:height="9.37mm" svg:x="166.81mm" svg:y="237.99mm">
            <draw:text-box>
              <text:p>Vs = (V)</text:p>
              <text:p/>
            </draw:text-box>
          </draw:frame>
          <draw:frame draw:z-index="2" draw:style-name="gr1" draw:text-style-name="P1" svg:width="203.92mm" svg:height="107.57mm" svg:x="194.63mm" svg:y="236.68mm">
            <loext:p draw:notify-on-update-of-ranges="vsweep2.B2:vsweep2.T2 vsweep2.B45:vsweep2.T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formula="of:=COM.MICROSOFT.CONCAT(&quot;Vs = &quot;;[.B2];&quot;V&quot;)" office:value-type="string" office:string-value="Vs = 0.1V" calcext:value-type="string">
            <text:p>Vs = 0.1V</text:p>
          </table:table-cell>
          <table:table-cell table:formula="of:=COM.MICROSOFT.CONCAT(&quot;Vs = &quot;;[.C2];&quot;V&quot;)" office:value-type="string" office:string-value="Vs = 0.15V" calcext:value-type="string">
            <text:p>Vs = 0.15V</text:p>
          </table:table-cell>
          <table:table-cell table:formula="of:=COM.MICROSOFT.CONCAT(&quot;Vs = &quot;;[.D2];&quot;V&quot;)" office:value-type="string" office:string-value="Vs = 0.2V" calcext:value-type="string">
            <text:p>Vs = 0.2V</text:p>
          </table:table-cell>
          <table:table-cell table:formula="of:=COM.MICROSOFT.CONCAT(&quot;Vs = &quot;;[.E2];&quot;V&quot;)" office:value-type="string" office:string-value="Vs = 0.25V" calcext:value-type="string">
            <text:p>Vs = 0.25V</text:p>
          </table:table-cell>
          <table:table-cell table:formula="of:=COM.MICROSOFT.CONCAT(&quot;Vs = &quot;;[.F2];&quot;V&quot;)" office:value-type="string" office:string-value="Vs = 0.3V" calcext:value-type="string">
            <text:p>Vs = 0.3V</text:p>
          </table:table-cell>
          <table:table-cell table:formula="of:=COM.MICROSOFT.CONCAT(&quot;Vs = &quot;;[.G2];&quot;V&quot;)" office:value-type="string" office:string-value="Vs = 0.35V" calcext:value-type="string">
            <text:p>Vs = 0.35V</text:p>
          </table:table-cell>
          <table:table-cell table:formula="of:=COM.MICROSOFT.CONCAT(&quot;Vs = &quot;;[.H2];&quot;V&quot;)" office:value-type="string" office:string-value="Vs = 0.4V" calcext:value-type="string">
            <text:p>Vs = 0.4V</text:p>
          </table:table-cell>
          <table:table-cell table:formula="of:=COM.MICROSOFT.CONCAT(&quot;Vs = &quot;;[.I2];&quot;V&quot;)" office:value-type="string" office:string-value="Vs = 0.45V" calcext:value-type="string">
            <text:p>Vs = 0.45V</text:p>
          </table:table-cell>
          <table:table-cell table:formula="of:=COM.MICROSOFT.CONCAT(&quot;Vs = &quot;;[.J2];&quot;V&quot;)" office:value-type="string" office:string-value="Vs = 0.5V" calcext:value-type="string">
            <text:p>Vs = 0.5V</text:p>
          </table:table-cell>
          <table:table-cell table:formula="of:=COM.MICROSOFT.CONCAT(&quot;Vs = &quot;;[.K2];&quot;V&quot;)" office:value-type="string" office:string-value="Vs = 0.55V" calcext:value-type="string">
            <text:p>Vs = 0.55V</text:p>
          </table:table-cell>
          <table:table-cell table:formula="of:=COM.MICROSOFT.CONCAT(&quot;Vs = &quot;;[.L2];&quot;V&quot;)" office:value-type="string" office:string-value="Vs = 0.6V" calcext:value-type="string">
            <text:p>Vs = 0.6V</text:p>
          </table:table-cell>
          <table:table-cell table:formula="of:=COM.MICROSOFT.CONCAT(&quot;Vs = &quot;;[.M2];&quot;V&quot;)" office:value-type="string" office:string-value="Vs = 0.65V" calcext:value-type="string">
            <text:p>Vs = 0.65V</text:p>
          </table:table-cell>
          <table:table-cell table:formula="of:=COM.MICROSOFT.CONCAT(&quot;Vs = &quot;;[.N2];&quot;V&quot;)" office:value-type="string" office:string-value="Vs = 0.7V" calcext:value-type="string">
            <text:p>Vs = 0.7V</text:p>
          </table:table-cell>
          <table:table-cell table:formula="of:=COM.MICROSOFT.CONCAT(&quot;Vs = &quot;;[.O2];&quot;V&quot;)" office:value-type="string" office:string-value="Vs = 0.75V" calcext:value-type="string">
            <text:p>Vs = 0.75V</text:p>
          </table:table-cell>
          <table:table-cell table:formula="of:=COM.MICROSOFT.CONCAT(&quot;Vs = &quot;;[.P2];&quot;V&quot;)" office:value-type="string" office:string-value="Vs = 0.8V" calcext:value-type="string">
            <text:p>Vs = 0.8V</text:p>
          </table:table-cell>
          <table:table-cell table:formula="of:=COM.MICROSOFT.CONCAT(&quot;Vs = &quot;;[.Q2];&quot;V&quot;)" office:value-type="string" office:string-value="Vs = 0.85V" calcext:value-type="string">
            <text:p>Vs = 0.85V</text:p>
          </table:table-cell>
          <table:table-cell table:formula="of:=COM.MICROSOFT.CONCAT(&quot;Vs = &quot;;[.R2];&quot;V&quot;)" office:value-type="string" office:string-value="Vs = 0.9V" calcext:value-type="string">
            <text:p>Vs = 0.9V</text:p>
          </table:table-cell>
          <table:table-cell table:formula="of:=COM.MICROSOFT.CONCAT(&quot;Vs = &quot;;[.S2];&quot;V&quot;)" office:value-type="string" office:string-value="Vs = 0.95V" calcext:value-type="string">
            <text:p>Vs = 0.95V</text:p>
          </table:table-cell>
          <table:table-cell table:formula="of:=COM.MICROSOFT.CONCAT(&quot;Vs = &quot;;[.T2];&quot;V&quot;)" office:value-type="string" office:string-value="Vs = 1V" calcext:value-type="string">
            <text:p>Vs = 1V</text:p>
          </table:table-cell>
        </table:table-row>
        <table:table-row table:style-name="ro1">
          <table:table-cell office:value-type="string" calcext:value-type="string">
            <text:p>vg (param)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E-016" calcext:value-type="float">
            <text:p>2E-16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  <table:table-cell office:value-type="float" office:value="-0.000000004929" calcext:value-type="float">
            <text:p>-4.929E-09</text:p>
          </table:table-cell>
          <table:table-cell office:value-type="float" office:value="-0.000000005505" calcext:value-type="float">
            <text:p>-5.505E-09</text:p>
          </table:table-cell>
          <table:table-cell office:value-type="float" office:value="-0.000000006104" calcext:value-type="float">
            <text:p>-6.104E-09</text:p>
          </table:table-cell>
          <table:table-cell office:value-type="float" office:value="-0.000000006732" calcext:value-type="float">
            <text:p>-6.732E-09</text:p>
          </table:table-cell>
          <table:table-cell office:value-type="float" office:value="-0.000000007394" calcext:value-type="float">
            <text:p>-7.394E-09</text:p>
          </table:table-cell>
          <table:table-cell office:value-type="float" office:value="-0.000000008095" calcext:value-type="float">
            <text:p>-8.095E-09</text:p>
          </table:table-cell>
          <table:table-cell office:value-type="float" office:value="-0.000000008836" calcext:value-type="float">
            <text:p>-8.836E-09</text:p>
          </table:table-cell>
          <table:table-cell office:value-type="float" office:value="-0.000000009622" calcext:value-type="float">
            <text:p>-9.622E-09</text:p>
          </table:table-cell>
          <table:table-cell office:value-type="float" office:value="-0.00000001045" calcext:value-type="float">
            <text:p>-1.045E-08</text:p>
          </table:table-cell>
          <table:table-cell office:value-type="float" office:value="-0.00000001134" calcext:value-type="float">
            <text:p>-1.134E-08</text:p>
          </table:table-cell>
          <table:table-cell office:value-type="float" office:value="-0.00000001227" calcext:value-type="float">
            <text:p>-1.227E-08</text:p>
          </table:table-cell>
          <table:table-cell office:value-type="float" office:value="-0.00000001326" calcext:value-type="float">
            <text:p>-1.326E-08</text:p>
          </table:table-cell>
          <table:table-cell office:value-type="float" office:value="-0.0000000143" calcext:value-type="float">
            <text:p>-1.43E-08</text:p>
          </table:table-cell>
          <table:table-cell office:value-type="float" office:value="-0.00000001541" calcext:value-type="float">
            <text:p>-1.541E-08</text:p>
          </table:table-cell>
          <table:table-cell office:value-type="float" office:value="-0.00000001658" calcext:value-type="float">
            <text:p>-1.658E-08</text:p>
          </table:table-cell>
          <table:table-cell office:value-type="float" office:value="-0.00000001781" calcext:value-type="float">
            <text:p>-1.781E-0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2" calcext:value-type="float">
            <text:p>2.152E-12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  <table:table-cell office:value-type="float" office:value="-0.000000004929" calcext:value-type="float">
            <text:p>-4.929E-09</text:p>
          </table:table-cell>
          <table:table-cell office:value-type="float" office:value="-0.000000005505" calcext:value-type="float">
            <text:p>-5.505E-09</text:p>
          </table:table-cell>
          <table:table-cell office:value-type="float" office:value="-0.000000006104" calcext:value-type="float">
            <text:p>-6.104E-09</text:p>
          </table:table-cell>
          <table:table-cell office:value-type="float" office:value="-0.000000006732" calcext:value-type="float">
            <text:p>-6.732E-09</text:p>
          </table:table-cell>
          <table:table-cell office:value-type="float" office:value="-0.000000007394" calcext:value-type="float">
            <text:p>-7.394E-09</text:p>
          </table:table-cell>
          <table:table-cell office:value-type="float" office:value="-0.000000008095" calcext:value-type="float">
            <text:p>-8.095E-09</text:p>
          </table:table-cell>
          <table:table-cell office:value-type="float" office:value="-0.000000008836" calcext:value-type="float">
            <text:p>-8.836E-09</text:p>
          </table:table-cell>
          <table:table-cell office:value-type="float" office:value="-0.000000009622" calcext:value-type="float">
            <text:p>-9.622E-09</text:p>
          </table:table-cell>
          <table:table-cell office:value-type="float" office:value="-0.00000001045" calcext:value-type="float">
            <text:p>-1.045E-08</text:p>
          </table:table-cell>
          <table:table-cell office:value-type="float" office:value="-0.00000001134" calcext:value-type="float">
            <text:p>-1.134E-08</text:p>
          </table:table-cell>
          <table:table-cell office:value-type="float" office:value="-0.00000001227" calcext:value-type="float">
            <text:p>-1.227E-08</text:p>
          </table:table-cell>
          <table:table-cell office:value-type="float" office:value="-0.00000001326" calcext:value-type="float">
            <text:p>-1.326E-08</text:p>
          </table:table-cell>
          <table:table-cell office:value-type="float" office:value="-0.0000000143" calcext:value-type="float">
            <text:p>-1.43E-08</text:p>
          </table:table-cell>
          <table:table-cell office:value-type="float" office:value="-0.00000001541" calcext:value-type="float">
            <text:p>-1.541E-08</text:p>
          </table:table-cell>
          <table:table-cell office:value-type="float" office:value="-0.00000001658" calcext:value-type="float">
            <text:p>-1.658E-0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2" calcext:value-type="float">
            <text:p>2.152E-12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  <table:table-cell office:value-type="float" office:value="-0.000000004929" calcext:value-type="float">
            <text:p>-4.929E-09</text:p>
          </table:table-cell>
          <table:table-cell office:value-type="float" office:value="-0.000000005505" calcext:value-type="float">
            <text:p>-5.505E-09</text:p>
          </table:table-cell>
          <table:table-cell office:value-type="float" office:value="-0.000000006104" calcext:value-type="float">
            <text:p>-6.104E-09</text:p>
          </table:table-cell>
          <table:table-cell office:value-type="float" office:value="-0.000000006732" calcext:value-type="float">
            <text:p>-6.732E-09</text:p>
          </table:table-cell>
          <table:table-cell office:value-type="float" office:value="-0.000000007394" calcext:value-type="float">
            <text:p>-7.394E-09</text:p>
          </table:table-cell>
          <table:table-cell office:value-type="float" office:value="-0.000000008095" calcext:value-type="float">
            <text:p>-8.095E-09</text:p>
          </table:table-cell>
          <table:table-cell office:value-type="float" office:value="-0.000000008836" calcext:value-type="float">
            <text:p>-8.836E-09</text:p>
          </table:table-cell>
          <table:table-cell office:value-type="float" office:value="-0.000000009622" calcext:value-type="float">
            <text:p>-9.622E-09</text:p>
          </table:table-cell>
          <table:table-cell office:value-type="float" office:value="-0.00000001045" calcext:value-type="float">
            <text:p>-1.045E-08</text:p>
          </table:table-cell>
          <table:table-cell office:value-type="float" office:value="-0.00000001134" calcext:value-type="float">
            <text:p>-1.134E-08</text:p>
          </table:table-cell>
          <table:table-cell office:value-type="float" office:value="-0.00000001227" calcext:value-type="float">
            <text:p>-1.227E-08</text:p>
          </table:table-cell>
          <table:table-cell office:value-type="float" office:value="-0.00000001326" calcext:value-type="float">
            <text:p>-1.326E-08</text:p>
          </table:table-cell>
          <table:table-cell office:value-type="float" office:value="-0.0000000143" calcext:value-type="float">
            <text:p>-1.43E-08</text:p>
          </table:table-cell>
          <table:table-cell office:value-type="float" office:value="-0.00000001541" calcext:value-type="float">
            <text:p>-1.541E-0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0005466" calcext:value-type="float">
            <text:p>5.46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3" calcext:value-type="float">
            <text:p>2.153E-12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  <table:table-cell office:value-type="float" office:value="-0.000000004929" calcext:value-type="float">
            <text:p>-4.929E-09</text:p>
          </table:table-cell>
          <table:table-cell office:value-type="float" office:value="-0.000000005505" calcext:value-type="float">
            <text:p>-5.505E-09</text:p>
          </table:table-cell>
          <table:table-cell office:value-type="float" office:value="-0.000000006104" calcext:value-type="float">
            <text:p>-6.104E-09</text:p>
          </table:table-cell>
          <table:table-cell office:value-type="float" office:value="-0.000000006732" calcext:value-type="float">
            <text:p>-6.732E-09</text:p>
          </table:table-cell>
          <table:table-cell office:value-type="float" office:value="-0.000000007394" calcext:value-type="float">
            <text:p>-7.394E-09</text:p>
          </table:table-cell>
          <table:table-cell office:value-type="float" office:value="-0.000000008095" calcext:value-type="float">
            <text:p>-8.095E-09</text:p>
          </table:table-cell>
          <table:table-cell office:value-type="float" office:value="-0.000000008836" calcext:value-type="float">
            <text:p>-8.836E-09</text:p>
          </table:table-cell>
          <table:table-cell office:value-type="float" office:value="-0.000000009622" calcext:value-type="float">
            <text:p>-9.622E-09</text:p>
          </table:table-cell>
          <table:table-cell office:value-type="float" office:value="-0.00000001045" calcext:value-type="float">
            <text:p>-1.045E-08</text:p>
          </table:table-cell>
          <table:table-cell office:value-type="float" office:value="-0.00000001134" calcext:value-type="float">
            <text:p>-1.134E-08</text:p>
          </table:table-cell>
          <table:table-cell office:value-type="float" office:value="-0.00000001227" calcext:value-type="float">
            <text:p>-1.227E-08</text:p>
          </table:table-cell>
          <table:table-cell office:value-type="float" office:value="-0.00000001326" calcext:value-type="float">
            <text:p>-1.326E-08</text:p>
          </table:table-cell>
          <table:table-cell office:value-type="float" office:value="-0.0000000143" calcext:value-type="float">
            <text:p>-1.43E-0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002501" calcext:value-type="float">
            <text:p>2.501E-06</text:p>
          </table:table-cell>
          <table:table-cell office:value-type="float" office:value="0.0000005496" calcext:value-type="float">
            <text:p>5.49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3" calcext:value-type="float">
            <text:p>2.153E-12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  <table:table-cell office:value-type="float" office:value="-0.000000004929" calcext:value-type="float">
            <text:p>-4.929E-09</text:p>
          </table:table-cell>
          <table:table-cell office:value-type="float" office:value="-0.000000005505" calcext:value-type="float">
            <text:p>-5.505E-09</text:p>
          </table:table-cell>
          <table:table-cell office:value-type="float" office:value="-0.000000006104" calcext:value-type="float">
            <text:p>-6.104E-09</text:p>
          </table:table-cell>
          <table:table-cell office:value-type="float" office:value="-0.000000006732" calcext:value-type="float">
            <text:p>-6.732E-09</text:p>
          </table:table-cell>
          <table:table-cell office:value-type="float" office:value="-0.000000007394" calcext:value-type="float">
            <text:p>-7.394E-09</text:p>
          </table:table-cell>
          <table:table-cell office:value-type="float" office:value="-0.000000008095" calcext:value-type="float">
            <text:p>-8.095E-09</text:p>
          </table:table-cell>
          <table:table-cell office:value-type="float" office:value="-0.000000008836" calcext:value-type="float">
            <text:p>-8.836E-09</text:p>
          </table:table-cell>
          <table:table-cell office:value-type="float" office:value="-0.000000009622" calcext:value-type="float">
            <text:p>-9.622E-09</text:p>
          </table:table-cell>
          <table:table-cell office:value-type="float" office:value="-0.00000001045" calcext:value-type="float">
            <text:p>-1.045E-08</text:p>
          </table:table-cell>
          <table:table-cell office:value-type="float" office:value="-0.00000001134" calcext:value-type="float">
            <text:p>-1.134E-08</text:p>
          </table:table-cell>
          <table:table-cell office:value-type="float" office:value="-0.00000001227" calcext:value-type="float">
            <text:p>-1.227E-08</text:p>
          </table:table-cell>
          <table:table-cell office:value-type="float" office:value="-0.00000001326" calcext:value-type="float">
            <text:p>-1.326E-0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008483" calcext:value-type="float">
            <text:p>8.483E-06</text:p>
          </table:table-cell>
          <table:table-cell office:value-type="float" office:value="0.000002501" calcext:value-type="float">
            <text:p>2.501E-06</text:p>
          </table:table-cell>
          <table:table-cell office:value-type="float" office:value="0.0000005496" calcext:value-type="float">
            <text:p>5.49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3" calcext:value-type="float">
            <text:p>2.153E-12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  <table:table-cell office:value-type="float" office:value="-0.000000004929" calcext:value-type="float">
            <text:p>-4.929E-09</text:p>
          </table:table-cell>
          <table:table-cell office:value-type="float" office:value="-0.000000005505" calcext:value-type="float">
            <text:p>-5.505E-09</text:p>
          </table:table-cell>
          <table:table-cell office:value-type="float" office:value="-0.000000006104" calcext:value-type="float">
            <text:p>-6.104E-09</text:p>
          </table:table-cell>
          <table:table-cell office:value-type="float" office:value="-0.000000006732" calcext:value-type="float">
            <text:p>-6.732E-09</text:p>
          </table:table-cell>
          <table:table-cell office:value-type="float" office:value="-0.000000007394" calcext:value-type="float">
            <text:p>-7.394E-09</text:p>
          </table:table-cell>
          <table:table-cell office:value-type="float" office:value="-0.000000008095" calcext:value-type="float">
            <text:p>-8.095E-09</text:p>
          </table:table-cell>
          <table:table-cell office:value-type="float" office:value="-0.000000008836" calcext:value-type="float">
            <text:p>-8.836E-09</text:p>
          </table:table-cell>
          <table:table-cell office:value-type="float" office:value="-0.000000009622" calcext:value-type="float">
            <text:p>-9.622E-09</text:p>
          </table:table-cell>
          <table:table-cell office:value-type="float" office:value="-0.00000001045" calcext:value-type="float">
            <text:p>-1.045E-08</text:p>
          </table:table-cell>
          <table:table-cell office:value-type="float" office:value="-0.00000001134" calcext:value-type="float">
            <text:p>-1.134E-08</text:p>
          </table:table-cell>
          <table:table-cell office:value-type="float" office:value="-0.00000001227" calcext:value-type="float">
            <text:p>-1.227E-0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02009" calcext:value-type="float">
            <text:p>2.009E-05</text:p>
          </table:table-cell>
          <table:table-cell office:value-type="float" office:value="0.000008483" calcext:value-type="float">
            <text:p>8.483E-06</text:p>
          </table:table-cell>
          <table:table-cell office:value-type="float" office:value="0.000002501" calcext:value-type="float">
            <text:p>2.501E-06</text:p>
          </table:table-cell>
          <table:table-cell office:value-type="float" office:value="0.0000005496" calcext:value-type="float">
            <text:p>5.49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3" calcext:value-type="float">
            <text:p>2.153E-12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  <table:table-cell office:value-type="float" office:value="-0.000000004929" calcext:value-type="float">
            <text:p>-4.929E-09</text:p>
          </table:table-cell>
          <table:table-cell office:value-type="float" office:value="-0.000000005505" calcext:value-type="float">
            <text:p>-5.505E-09</text:p>
          </table:table-cell>
          <table:table-cell office:value-type="float" office:value="-0.000000006104" calcext:value-type="float">
            <text:p>-6.104E-09</text:p>
          </table:table-cell>
          <table:table-cell office:value-type="float" office:value="-0.000000006732" calcext:value-type="float">
            <text:p>-6.732E-09</text:p>
          </table:table-cell>
          <table:table-cell office:value-type="float" office:value="-0.000000007394" calcext:value-type="float">
            <text:p>-7.394E-09</text:p>
          </table:table-cell>
          <table:table-cell office:value-type="float" office:value="-0.000000008095" calcext:value-type="float">
            <text:p>-8.095E-09</text:p>
          </table:table-cell>
          <table:table-cell office:value-type="float" office:value="-0.000000008836" calcext:value-type="float">
            <text:p>-8.836E-09</text:p>
          </table:table-cell>
          <table:table-cell office:value-type="float" office:value="-0.000000009622" calcext:value-type="float">
            <text:p>-9.622E-09</text:p>
          </table:table-cell>
          <table:table-cell office:value-type="float" office:value="-0.00000001045" calcext:value-type="float">
            <text:p>-1.045E-08</text:p>
          </table:table-cell>
          <table:table-cell office:value-type="float" office:value="-0.00000001134" calcext:value-type="float">
            <text:p>-1.134E-0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03641" calcext:value-type="float">
            <text:p>3.641E-05</text:p>
          </table:table-cell>
          <table:table-cell office:value-type="float" office:value="0.00002009" calcext:value-type="float">
            <text:p>2.009E-05</text:p>
          </table:table-cell>
          <table:table-cell office:value-type="float" office:value="0.000008483" calcext:value-type="float">
            <text:p>8.483E-06</text:p>
          </table:table-cell>
          <table:table-cell office:value-type="float" office:value="0.000002501" calcext:value-type="float">
            <text:p>2.501E-06</text:p>
          </table:table-cell>
          <table:table-cell office:value-type="float" office:value="0.0000005496" calcext:value-type="float">
            <text:p>5.49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3" calcext:value-type="float">
            <text:p>2.153E-12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  <table:table-cell office:value-type="float" office:value="-0.000000004929" calcext:value-type="float">
            <text:p>-4.929E-09</text:p>
          </table:table-cell>
          <table:table-cell office:value-type="float" office:value="-0.000000005505" calcext:value-type="float">
            <text:p>-5.505E-09</text:p>
          </table:table-cell>
          <table:table-cell office:value-type="float" office:value="-0.000000006104" calcext:value-type="float">
            <text:p>-6.104E-09</text:p>
          </table:table-cell>
          <table:table-cell office:value-type="float" office:value="-0.000000006732" calcext:value-type="float">
            <text:p>-6.732E-09</text:p>
          </table:table-cell>
          <table:table-cell office:value-type="float" office:value="-0.000000007394" calcext:value-type="float">
            <text:p>-7.394E-09</text:p>
          </table:table-cell>
          <table:table-cell office:value-type="float" office:value="-0.000000008095" calcext:value-type="float">
            <text:p>-8.095E-09</text:p>
          </table:table-cell>
          <table:table-cell office:value-type="float" office:value="-0.000000008836" calcext:value-type="float">
            <text:p>-8.836E-09</text:p>
          </table:table-cell>
          <table:table-cell office:value-type="float" office:value="-0.000000009622" calcext:value-type="float">
            <text:p>-9.622E-09</text:p>
          </table:table-cell>
          <table:table-cell office:value-type="float" office:value="-0.00000001045" calcext:value-type="float">
            <text:p>-1.045E-0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5616" calcext:value-type="float">
            <text:p>5.616E-05</text:p>
          </table:table-cell>
          <table:table-cell office:value-type="float" office:value="0.00003641" calcext:value-type="float">
            <text:p>3.641E-05</text:p>
          </table:table-cell>
          <table:table-cell office:value-type="float" office:value="0.00002009" calcext:value-type="float">
            <text:p>2.009E-05</text:p>
          </table:table-cell>
          <table:table-cell office:value-type="float" office:value="0.000008483" calcext:value-type="float">
            <text:p>8.483E-06</text:p>
          </table:table-cell>
          <table:table-cell office:value-type="float" office:value="0.000002501" calcext:value-type="float">
            <text:p>2.501E-06</text:p>
          </table:table-cell>
          <table:table-cell office:value-type="float" office:value="0.0000005496" calcext:value-type="float">
            <text:p>5.49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3" calcext:value-type="float">
            <text:p>2.153E-12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  <table:table-cell office:value-type="float" office:value="-0.000000004929" calcext:value-type="float">
            <text:p>-4.929E-09</text:p>
          </table:table-cell>
          <table:table-cell office:value-type="float" office:value="-0.000000005505" calcext:value-type="float">
            <text:p>-5.505E-09</text:p>
          </table:table-cell>
          <table:table-cell office:value-type="float" office:value="-0.000000006104" calcext:value-type="float">
            <text:p>-6.104E-09</text:p>
          </table:table-cell>
          <table:table-cell office:value-type="float" office:value="-0.000000006732" calcext:value-type="float">
            <text:p>-6.732E-09</text:p>
          </table:table-cell>
          <table:table-cell office:value-type="float" office:value="-0.000000007394" calcext:value-type="float">
            <text:p>-7.394E-09</text:p>
          </table:table-cell>
          <table:table-cell office:value-type="float" office:value="-0.000000008095" calcext:value-type="float">
            <text:p>-8.095E-09</text:p>
          </table:table-cell>
          <table:table-cell office:value-type="float" office:value="-0.000000008836" calcext:value-type="float">
            <text:p>-8.836E-09</text:p>
          </table:table-cell>
          <table:table-cell office:value-type="float" office:value="-0.000000009622" calcext:value-type="float">
            <text:p>-9.622E-0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7848" calcext:value-type="float">
            <text:p>7.848E-05</text:p>
          </table:table-cell>
          <table:table-cell office:value-type="float" office:value="0.00005616" calcext:value-type="float">
            <text:p>5.616E-05</text:p>
          </table:table-cell>
          <table:table-cell office:value-type="float" office:value="0.00003641" calcext:value-type="float">
            <text:p>3.641E-05</text:p>
          </table:table-cell>
          <table:table-cell office:value-type="float" office:value="0.00002009" calcext:value-type="float">
            <text:p>2.009E-05</text:p>
          </table:table-cell>
          <table:table-cell office:value-type="float" office:value="0.000008483" calcext:value-type="float">
            <text:p>8.483E-06</text:p>
          </table:table-cell>
          <table:table-cell office:value-type="float" office:value="0.000002501" calcext:value-type="float">
            <text:p>2.501E-06</text:p>
          </table:table-cell>
          <table:table-cell office:value-type="float" office:value="0.0000005496" calcext:value-type="float">
            <text:p>5.49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3" calcext:value-type="float">
            <text:p>2.153E-12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  <table:table-cell office:value-type="float" office:value="-0.000000004929" calcext:value-type="float">
            <text:p>-4.929E-09</text:p>
          </table:table-cell>
          <table:table-cell office:value-type="float" office:value="-0.000000005505" calcext:value-type="float">
            <text:p>-5.505E-09</text:p>
          </table:table-cell>
          <table:table-cell office:value-type="float" office:value="-0.000000006104" calcext:value-type="float">
            <text:p>-6.104E-09</text:p>
          </table:table-cell>
          <table:table-cell office:value-type="float" office:value="-0.000000006732" calcext:value-type="float">
            <text:p>-6.732E-09</text:p>
          </table:table-cell>
          <table:table-cell office:value-type="float" office:value="-0.000000007394" calcext:value-type="float">
            <text:p>-7.394E-09</text:p>
          </table:table-cell>
          <table:table-cell office:value-type="float" office:value="-0.000000008095" calcext:value-type="float">
            <text:p>-8.095E-09</text:p>
          </table:table-cell>
          <table:table-cell office:value-type="float" office:value="-0.000000008836" calcext:value-type="float">
            <text:p>-8.836E-0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1028" calcext:value-type="float">
            <text:p>0.0001028</text:p>
          </table:table-cell>
          <table:table-cell office:value-type="float" office:value="0.00007848" calcext:value-type="float">
            <text:p>7.848E-05</text:p>
          </table:table-cell>
          <table:table-cell office:value-type="float" office:value="0.00005616" calcext:value-type="float">
            <text:p>5.616E-05</text:p>
          </table:table-cell>
          <table:table-cell office:value-type="float" office:value="0.00003641" calcext:value-type="float">
            <text:p>3.641E-05</text:p>
          </table:table-cell>
          <table:table-cell office:value-type="float" office:value="0.00002009" calcext:value-type="float">
            <text:p>2.009E-05</text:p>
          </table:table-cell>
          <table:table-cell office:value-type="float" office:value="0.000008483" calcext:value-type="float">
            <text:p>8.483E-06</text:p>
          </table:table-cell>
          <table:table-cell office:value-type="float" office:value="0.000002501" calcext:value-type="float">
            <text:p>2.501E-06</text:p>
          </table:table-cell>
          <table:table-cell office:value-type="float" office:value="0.0000005496" calcext:value-type="float">
            <text:p>5.49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3" calcext:value-type="float">
            <text:p>2.153E-12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  <table:table-cell office:value-type="float" office:value="-0.000000004929" calcext:value-type="float">
            <text:p>-4.929E-09</text:p>
          </table:table-cell>
          <table:table-cell office:value-type="float" office:value="-0.000000005505" calcext:value-type="float">
            <text:p>-5.505E-09</text:p>
          </table:table-cell>
          <table:table-cell office:value-type="float" office:value="-0.000000006104" calcext:value-type="float">
            <text:p>-6.104E-09</text:p>
          </table:table-cell>
          <table:table-cell office:value-type="float" office:value="-0.000000006732" calcext:value-type="float">
            <text:p>-6.732E-09</text:p>
          </table:table-cell>
          <table:table-cell office:value-type="float" office:value="-0.000000007394" calcext:value-type="float">
            <text:p>-7.394E-09</text:p>
          </table:table-cell>
          <table:table-cell office:value-type="float" office:value="-0.000000008095" calcext:value-type="float">
            <text:p>-8.095E-0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1286" calcext:value-type="float">
            <text:p>0.0001286</text:p>
          </table:table-cell>
          <table:table-cell office:value-type="float" office:value="0.0001028" calcext:value-type="float">
            <text:p>0.0001028</text:p>
          </table:table-cell>
          <table:table-cell office:value-type="float" office:value="0.00007848" calcext:value-type="float">
            <text:p>7.848E-05</text:p>
          </table:table-cell>
          <table:table-cell office:value-type="float" office:value="0.00005616" calcext:value-type="float">
            <text:p>5.616E-05</text:p>
          </table:table-cell>
          <table:table-cell office:value-type="float" office:value="0.00003641" calcext:value-type="float">
            <text:p>3.641E-05</text:p>
          </table:table-cell>
          <table:table-cell office:value-type="float" office:value="0.00002009" calcext:value-type="float">
            <text:p>2.009E-05</text:p>
          </table:table-cell>
          <table:table-cell office:value-type="float" office:value="0.000008483" calcext:value-type="float">
            <text:p>8.483E-06</text:p>
          </table:table-cell>
          <table:table-cell office:value-type="float" office:value="0.000002501" calcext:value-type="float">
            <text:p>2.501E-06</text:p>
          </table:table-cell>
          <table:table-cell office:value-type="float" office:value="0.0000005496" calcext:value-type="float">
            <text:p>5.49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3" calcext:value-type="float">
            <text:p>2.153E-12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  <table:table-cell office:value-type="float" office:value="-0.000000004929" calcext:value-type="float">
            <text:p>-4.929E-09</text:p>
          </table:table-cell>
          <table:table-cell office:value-type="float" office:value="-0.000000005505" calcext:value-type="float">
            <text:p>-5.505E-09</text:p>
          </table:table-cell>
          <table:table-cell office:value-type="float" office:value="-0.000000006104" calcext:value-type="float">
            <text:p>-6.104E-09</text:p>
          </table:table-cell>
          <table:table-cell office:value-type="float" office:value="-0.000000006732" calcext:value-type="float">
            <text:p>-6.732E-09</text:p>
          </table:table-cell>
          <table:table-cell office:value-type="float" office:value="-0.000000007394" calcext:value-type="float">
            <text:p>-7.394E-0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1556" calcext:value-type="float">
            <text:p>0.0001556</text:p>
          </table:table-cell>
          <table:table-cell office:value-type="float" office:value="0.0001286" calcext:value-type="float">
            <text:p>0.0001286</text:p>
          </table:table-cell>
          <table:table-cell office:value-type="float" office:value="0.0001028" calcext:value-type="float">
            <text:p>0.0001028</text:p>
          </table:table-cell>
          <table:table-cell office:value-type="float" office:value="0.00007848" calcext:value-type="float">
            <text:p>7.848E-05</text:p>
          </table:table-cell>
          <table:table-cell office:value-type="float" office:value="0.00005616" calcext:value-type="float">
            <text:p>5.616E-05</text:p>
          </table:table-cell>
          <table:table-cell office:value-type="float" office:value="0.00003641" calcext:value-type="float">
            <text:p>3.641E-05</text:p>
          </table:table-cell>
          <table:table-cell office:value-type="float" office:value="0.00002009" calcext:value-type="float">
            <text:p>2.009E-05</text:p>
          </table:table-cell>
          <table:table-cell office:value-type="float" office:value="0.000008483" calcext:value-type="float">
            <text:p>8.483E-06</text:p>
          </table:table-cell>
          <table:table-cell office:value-type="float" office:value="0.000002501" calcext:value-type="float">
            <text:p>2.501E-06</text:p>
          </table:table-cell>
          <table:table-cell office:value-type="float" office:value="0.0000005496" calcext:value-type="float">
            <text:p>5.49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3" calcext:value-type="float">
            <text:p>2.153E-12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  <table:table-cell office:value-type="float" office:value="-0.000000004929" calcext:value-type="float">
            <text:p>-4.929E-09</text:p>
          </table:table-cell>
          <table:table-cell office:value-type="float" office:value="-0.000000005505" calcext:value-type="float">
            <text:p>-5.505E-09</text:p>
          </table:table-cell>
          <table:table-cell office:value-type="float" office:value="-0.000000006104" calcext:value-type="float">
            <text:p>-6.104E-09</text:p>
          </table:table-cell>
          <table:table-cell office:value-type="float" office:value="-0.000000006732" calcext:value-type="float">
            <text:p>-6.732E-0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1835" calcext:value-type="float">
            <text:p>0.0001835</text:p>
          </table:table-cell>
          <table:table-cell office:value-type="float" office:value="0.0001556" calcext:value-type="float">
            <text:p>0.0001556</text:p>
          </table:table-cell>
          <table:table-cell office:value-type="float" office:value="0.0001286" calcext:value-type="float">
            <text:p>0.0001286</text:p>
          </table:table-cell>
          <table:table-cell office:value-type="float" office:value="0.0001028" calcext:value-type="float">
            <text:p>0.0001028</text:p>
          </table:table-cell>
          <table:table-cell office:value-type="float" office:value="0.00007848" calcext:value-type="float">
            <text:p>7.848E-05</text:p>
          </table:table-cell>
          <table:table-cell office:value-type="float" office:value="0.00005616" calcext:value-type="float">
            <text:p>5.616E-05</text:p>
          </table:table-cell>
          <table:table-cell office:value-type="float" office:value="0.00003641" calcext:value-type="float">
            <text:p>3.641E-05</text:p>
          </table:table-cell>
          <table:table-cell office:value-type="float" office:value="0.00002009" calcext:value-type="float">
            <text:p>2.009E-05</text:p>
          </table:table-cell>
          <table:table-cell office:value-type="float" office:value="0.000008483" calcext:value-type="float">
            <text:p>8.483E-06</text:p>
          </table:table-cell>
          <table:table-cell office:value-type="float" office:value="0.000002501" calcext:value-type="float">
            <text:p>2.501E-06</text:p>
          </table:table-cell>
          <table:table-cell office:value-type="float" office:value="0.0000005496" calcext:value-type="float">
            <text:p>5.49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4" calcext:value-type="float">
            <text:p>2.154E-12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  <table:table-cell office:value-type="float" office:value="-0.000000004929" calcext:value-type="float">
            <text:p>-4.929E-09</text:p>
          </table:table-cell>
          <table:table-cell office:value-type="float" office:value="-0.000000005505" calcext:value-type="float">
            <text:p>-5.505E-09</text:p>
          </table:table-cell>
          <table:table-cell office:value-type="float" office:value="-0.000000006104" calcext:value-type="float">
            <text:p>-6.104E-0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0.0001838" calcext:value-type="float">
            <text:p>0.0001838</text:p>
          </table:table-cell>
          <table:table-cell office:value-type="float" office:value="0.0001559" calcext:value-type="float">
            <text:p>0.0001559</text:p>
          </table:table-cell>
          <table:table-cell office:value-type="float" office:value="0.0001286" calcext:value-type="float">
            <text:p>0.0001286</text:p>
          </table:table-cell>
          <table:table-cell office:value-type="float" office:value="0.0001028" calcext:value-type="float">
            <text:p>0.0001028</text:p>
          </table:table-cell>
          <table:table-cell office:value-type="float" office:value="0.00007848" calcext:value-type="float">
            <text:p>7.848E-05</text:p>
          </table:table-cell>
          <table:table-cell office:value-type="float" office:value="0.00005616" calcext:value-type="float">
            <text:p>5.616E-05</text:p>
          </table:table-cell>
          <table:table-cell office:value-type="float" office:value="0.00003641" calcext:value-type="float">
            <text:p>3.641E-05</text:p>
          </table:table-cell>
          <table:table-cell office:value-type="float" office:value="0.00002009" calcext:value-type="float">
            <text:p>2.009E-05</text:p>
          </table:table-cell>
          <table:table-cell office:value-type="float" office:value="0.000008483" calcext:value-type="float">
            <text:p>8.483E-06</text:p>
          </table:table-cell>
          <table:table-cell office:value-type="float" office:value="0.00000255" calcext:value-type="float">
            <text:p>2.55E-06</text:p>
          </table:table-cell>
          <table:table-cell office:value-type="float" office:value="0.0000005496" calcext:value-type="float">
            <text:p>5.49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4" calcext:value-type="float">
            <text:p>2.154E-12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  <table:table-cell office:value-type="float" office:value="-0.000000004929" calcext:value-type="float">
            <text:p>-4.929E-09</text:p>
          </table:table-cell>
          <table:table-cell office:value-type="float" office:value="-0.000000005505" calcext:value-type="float">
            <text:p>-5.505E-0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2418" calcext:value-type="float">
            <text:p>0.0002418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0.0001838" calcext:value-type="float">
            <text:p>0.0001838</text:p>
          </table:table-cell>
          <table:table-cell office:value-type="float" office:value="0.0001559" calcext:value-type="float">
            <text:p>0.0001559</text:p>
          </table:table-cell>
          <table:table-cell office:value-type="float" office:value="0.0001289" calcext:value-type="float">
            <text:p>0.0001289</text:p>
          </table:table-cell>
          <table:table-cell office:value-type="float" office:value="0.0001028" calcext:value-type="float">
            <text:p>0.0001028</text:p>
          </table:table-cell>
          <table:table-cell office:value-type="float" office:value="0.00007848" calcext:value-type="float">
            <text:p>7.848E-05</text:p>
          </table:table-cell>
          <table:table-cell office:value-type="float" office:value="0.00005616" calcext:value-type="float">
            <text:p>5.616E-05</text:p>
          </table:table-cell>
          <table:table-cell office:value-type="float" office:value="0.00003641" calcext:value-type="float">
            <text:p>3.641E-05</text:p>
          </table:table-cell>
          <table:table-cell office:value-type="float" office:value="0.00002009" calcext:value-type="float">
            <text:p>2.009E-05</text:p>
          </table:table-cell>
          <table:table-cell office:value-type="float" office:value="0.000008483" calcext:value-type="float">
            <text:p>8.483E-06</text:p>
          </table:table-cell>
          <table:table-cell office:value-type="float" office:value="0.00000255" calcext:value-type="float">
            <text:p>2.55E-06</text:p>
          </table:table-cell>
          <table:table-cell office:value-type="float" office:value="0.0000005496" calcext:value-type="float">
            <text:p>5.49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4" calcext:value-type="float">
            <text:p>2.154E-12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  <table:table-cell office:value-type="float" office:value="-0.000000004929" calcext:value-type="float">
            <text:p>-4.929E-0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02717" calcext:value-type="float">
            <text:p>0.0002717</text:p>
          </table:table-cell>
          <table:table-cell office:value-type="float" office:value="0.0002418" calcext:value-type="float">
            <text:p>0.0002418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0.0001838" calcext:value-type="float">
            <text:p>0.0001838</text:p>
          </table:table-cell>
          <table:table-cell office:value-type="float" office:value="0.0001559" calcext:value-type="float">
            <text:p>0.0001559</text:p>
          </table:table-cell>
          <table:table-cell office:value-type="float" office:value="0.0001289" calcext:value-type="float">
            <text:p>0.0001289</text:p>
          </table:table-cell>
          <table:table-cell office:value-type="float" office:value="0.0001028" calcext:value-type="float">
            <text:p>0.0001028</text:p>
          </table:table-cell>
          <table:table-cell office:value-type="float" office:value="0.00007848" calcext:value-type="float">
            <text:p>7.848E-05</text:p>
          </table:table-cell>
          <table:table-cell office:value-type="float" office:value="0.00005616" calcext:value-type="float">
            <text:p>5.616E-05</text:p>
          </table:table-cell>
          <table:table-cell office:value-type="float" office:value="0.00003641" calcext:value-type="float">
            <text:p>3.641E-05</text:p>
          </table:table-cell>
          <table:table-cell office:value-type="float" office:value="0.00002009" calcext:value-type="float">
            <text:p>2.009E-05</text:p>
          </table:table-cell>
          <table:table-cell office:value-type="float" office:value="0.000008483" calcext:value-type="float">
            <text:p>8.483E-06</text:p>
          </table:table-cell>
          <table:table-cell office:value-type="float" office:value="0.00000255" calcext:value-type="float">
            <text:p>2.55E-06</text:p>
          </table:table-cell>
          <table:table-cell office:value-type="float" office:value="0.0000005496" calcext:value-type="float">
            <text:p>5.49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4" calcext:value-type="float">
            <text:p>2.154E-12</text:p>
          </table:table-cell>
          <table:table-cell office:value-type="float" office:value="-0.000000003736" calcext:value-type="float">
            <text:p>-3.736E-09</text:p>
          </table:table-cell>
          <table:table-cell office:value-type="float" office:value="-0.000000004359" calcext:value-type="float">
            <text:p>-4.359E-09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2717" calcext:value-type="float">
            <text:p>0.0002717</text:p>
          </table:table-cell>
          <table:table-cell office:value-type="float" office:value="0.0002418" calcext:value-type="float">
            <text:p>0.0002418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0.0001838" calcext:value-type="float">
            <text:p>0.0001838</text:p>
          </table:table-cell>
          <table:table-cell office:value-type="float" office:value="0.0001559" calcext:value-type="float">
            <text:p>0.0001559</text:p>
          </table:table-cell>
          <table:table-cell office:value-type="float" office:value="0.0001289" calcext:value-type="float">
            <text:p>0.0001289</text:p>
          </table:table-cell>
          <table:table-cell office:value-type="float" office:value="0.0001032" calcext:value-type="float">
            <text:p>0.0001032</text:p>
          </table:table-cell>
          <table:table-cell office:value-type="float" office:value="0.00007848" calcext:value-type="float">
            <text:p>7.848E-05</text:p>
          </table:table-cell>
          <table:table-cell office:value-type="float" office:value="0.00005616" calcext:value-type="float">
            <text:p>5.616E-05</text:p>
          </table:table-cell>
          <table:table-cell office:value-type="float" office:value="0.00003641" calcext:value-type="float">
            <text:p>3.641E-05</text:p>
          </table:table-cell>
          <table:table-cell office:value-type="float" office:value="0.00002009" calcext:value-type="float">
            <text:p>2.009E-05</text:p>
          </table:table-cell>
          <table:table-cell office:value-type="float" office:value="0.000008483" calcext:value-type="float">
            <text:p>8.483E-06</text:p>
          </table:table-cell>
          <table:table-cell office:value-type="float" office:value="0.00000255" calcext:value-type="float">
            <text:p>2.55E-06</text:p>
          </table:table-cell>
          <table:table-cell office:value-type="float" office:value="0.0000005496" calcext:value-type="float">
            <text:p>5.49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4" calcext:value-type="float">
            <text:p>2.154E-12</text:p>
          </table:table-cell>
          <table:table-cell office:value-type="float" office:value="-0.000000003736" calcext:value-type="float">
            <text:p>-3.736E-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3327" calcext:value-type="float">
            <text:p>0.0003327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2717" calcext:value-type="float">
            <text:p>0.0002717</text:p>
          </table:table-cell>
          <table:table-cell office:value-type="float" office:value="0.0002418" calcext:value-type="float">
            <text:p>0.0002418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0.0001838" calcext:value-type="float">
            <text:p>0.0001838</text:p>
          </table:table-cell>
          <table:table-cell office:value-type="float" office:value="0.0001559" calcext:value-type="float">
            <text:p>0.0001559</text:p>
          </table:table-cell>
          <table:table-cell office:value-type="float" office:value="0.0001289" calcext:value-type="float">
            <text:p>0.0001289</text:p>
          </table:table-cell>
          <table:table-cell office:value-type="float" office:value="0.0001032" calcext:value-type="float">
            <text:p>0.0001032</text:p>
          </table:table-cell>
          <table:table-cell office:value-type="float" office:value="0.00007848" calcext:value-type="float">
            <text:p>7.848E-05</text:p>
          </table:table-cell>
          <table:table-cell office:value-type="float" office:value="0.00005616" calcext:value-type="float">
            <text:p>5.616E-05</text:p>
          </table:table-cell>
          <table:table-cell office:value-type="float" office:value="0.00003641" calcext:value-type="float">
            <text:p>3.641E-05</text:p>
          </table:table-cell>
          <table:table-cell office:value-type="float" office:value="0.00002009" calcext:value-type="float">
            <text:p>2.009E-05</text:p>
          </table:table-cell>
          <table:table-cell office:value-type="float" office:value="0.000008483" calcext:value-type="float">
            <text:p>8.483E-06</text:p>
          </table:table-cell>
          <table:table-cell office:value-type="float" office:value="0.00000255" calcext:value-type="float">
            <text:p>2.55E-06</text:p>
          </table:table-cell>
          <table:table-cell office:value-type="float" office:value="0.0000005496" calcext:value-type="float">
            <text:p>5.49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  <table:table-cell office:value-type="float" office:value="0.000000000002154" calcext:value-type="float">
            <text:p>2.154E-1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0003637" calcext:value-type="float">
            <text:p>0.0003637</text:p>
          </table:table-cell>
          <table:table-cell office:value-type="float" office:value="0.0003327" calcext:value-type="float">
            <text:p>0.0003327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2717" calcext:value-type="float">
            <text:p>0.0002717</text:p>
          </table:table-cell>
          <table:table-cell office:value-type="float" office:value="0.0002418" calcext:value-type="float">
            <text:p>0.0002418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0.0001838" calcext:value-type="float">
            <text:p>0.0001838</text:p>
          </table:table-cell>
          <table:table-cell office:value-type="float" office:value="0.0001559" calcext:value-type="float">
            <text:p>0.0001559</text:p>
          </table:table-cell>
          <table:table-cell office:value-type="float" office:value="0.0001289" calcext:value-type="float">
            <text:p>0.0001289</text:p>
          </table:table-cell>
          <table:table-cell office:value-type="float" office:value="0.0001032" calcext:value-type="float">
            <text:p>0.0001032</text:p>
          </table:table-cell>
          <table:table-cell office:value-type="float" office:value="0.00007896" calcext:value-type="float">
            <text:p>7.896E-05</text:p>
          </table:table-cell>
          <table:table-cell office:value-type="float" office:value="0.00005616" calcext:value-type="float">
            <text:p>5.616E-05</text:p>
          </table:table-cell>
          <table:table-cell office:value-type="float" office:value="0.00003641" calcext:value-type="float">
            <text:p>3.641E-05</text:p>
          </table:table-cell>
          <table:table-cell office:value-type="float" office:value="0.00002009" calcext:value-type="float">
            <text:p>2.009E-05</text:p>
          </table:table-cell>
          <table:table-cell office:value-type="float" office:value="0.000008483" calcext:value-type="float">
            <text:p>8.483E-06</text:p>
          </table:table-cell>
          <table:table-cell office:value-type="float" office:value="0.00000255" calcext:value-type="float">
            <text:p>2.55E-06</text:p>
          </table:table-cell>
          <table:table-cell office:value-type="float" office:value="0.0000005496" calcext:value-type="float">
            <text:p>5.496E-07</text:p>
          </table:table-cell>
          <table:table-cell office:value-type="float" office:value="0.0000001037" calcext:value-type="float">
            <text:p>1.037E-07</text:p>
          </table:table-cell>
          <table:table-cell office:value-type="float" office:value="0.00000001831" calcext:value-type="float">
            <text:p>1.831E-0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03637" calcext:value-type="float">
            <text:p>0.0003637</text:p>
          </table:table-cell>
          <table:table-cell office:value-type="float" office:value="0.0003327" calcext:value-type="float">
            <text:p>0.0003327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2717" calcext:value-type="float">
            <text:p>0.0002717</text:p>
          </table:table-cell>
          <table:table-cell office:value-type="float" office:value="0.0002418" calcext:value-type="float">
            <text:p>0.0002418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0.0001838" calcext:value-type="float">
            <text:p>0.0001838</text:p>
          </table:table-cell>
          <table:table-cell office:value-type="float" office:value="0.0001559" calcext:value-type="float">
            <text:p>0.0001559</text:p>
          </table:table-cell>
          <table:table-cell office:value-type="float" office:value="0.0001289" calcext:value-type="float">
            <text:p>0.0001289</text:p>
          </table:table-cell>
          <table:table-cell office:value-type="float" office:value="0.0001032" calcext:value-type="float">
            <text:p>0.0001032</text:p>
          </table:table-cell>
          <table:table-cell office:value-type="float" office:value="0.00007896" calcext:value-type="float">
            <text:p>7.896E-05</text:p>
          </table:table-cell>
          <table:table-cell office:value-type="float" office:value="0.00005616" calcext:value-type="float">
            <text:p>5.616E-05</text:p>
          </table:table-cell>
          <table:table-cell office:value-type="float" office:value="0.00003641" calcext:value-type="float">
            <text:p>3.641E-05</text:p>
          </table:table-cell>
          <table:table-cell office:value-type="float" office:value="0.00002009" calcext:value-type="float">
            <text:p>2.009E-05</text:p>
          </table:table-cell>
          <table:table-cell office:value-type="float" office:value="0.000008483" calcext:value-type="float">
            <text:p>8.483E-06</text:p>
          </table:table-cell>
          <table:table-cell office:value-type="float" office:value="0.00000255" calcext:value-type="float">
            <text:p>2.55E-06</text:p>
          </table:table-cell>
          <table:table-cell office:value-type="float" office:value="0.0000005496" calcext:value-type="float">
            <text:p>5.496E-07</text:p>
          </table:table-cell>
          <table:table-cell office:value-type="float" office:value="0.0000001037" calcext:value-type="float">
            <text:p>1.037E-07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0004266" calcext:value-type="float">
            <text:p>0.0004266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03637" calcext:value-type="float">
            <text:p>0.0003637</text:p>
          </table:table-cell>
          <table:table-cell office:value-type="float" office:value="0.0003327" calcext:value-type="float">
            <text:p>0.0003327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2717" calcext:value-type="float">
            <text:p>0.0002717</text:p>
          </table:table-cell>
          <table:table-cell office:value-type="float" office:value="0.0002418" calcext:value-type="float">
            <text:p>0.0002418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0.0001838" calcext:value-type="float">
            <text:p>0.0001838</text:p>
          </table:table-cell>
          <table:table-cell office:value-type="float" office:value="0.0001559" calcext:value-type="float">
            <text:p>0.0001559</text:p>
          </table:table-cell>
          <table:table-cell office:value-type="float" office:value="0.0001289" calcext:value-type="float">
            <text:p>0.0001289</text:p>
          </table:table-cell>
          <table:table-cell office:value-type="float" office:value="0.0001032" calcext:value-type="float">
            <text:p>0.0001032</text:p>
          </table:table-cell>
          <table:table-cell office:value-type="float" office:value="0.00007896" calcext:value-type="float">
            <text:p>7.896E-05</text:p>
          </table:table-cell>
          <table:table-cell office:value-type="float" office:value="0.00005616" calcext:value-type="float">
            <text:p>5.616E-05</text:p>
          </table:table-cell>
          <table:table-cell office:value-type="float" office:value="0.00003641" calcext:value-type="float">
            <text:p>3.641E-05</text:p>
          </table:table-cell>
          <table:table-cell office:value-type="float" office:value="0.00002009" calcext:value-type="float">
            <text:p>2.009E-05</text:p>
          </table:table-cell>
          <table:table-cell office:value-type="float" office:value="0.000008483" calcext:value-type="float">
            <text:p>8.483E-06</text:p>
          </table:table-cell>
          <table:table-cell office:value-type="float" office:value="0.00000255" calcext:value-type="float">
            <text:p>2.55E-06</text:p>
          </table:table-cell>
          <table:table-cell office:value-type="float" office:value="0.0000005496" calcext:value-type="float">
            <text:p>5.496E-0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004584" calcext:value-type="float">
            <text:p>0.0004584</text:p>
          </table:table-cell>
          <table:table-cell office:value-type="float" office:value="0.0004266" calcext:value-type="float">
            <text:p>0.0004266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03637" calcext:value-type="float">
            <text:p>0.0003637</text:p>
          </table:table-cell>
          <table:table-cell office:value-type="float" office:value="0.0003327" calcext:value-type="float">
            <text:p>0.0003327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2717" calcext:value-type="float">
            <text:p>0.0002717</text:p>
          </table:table-cell>
          <table:table-cell office:value-type="float" office:value="0.0002418" calcext:value-type="float">
            <text:p>0.0002418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0.0001838" calcext:value-type="float">
            <text:p>0.0001838</text:p>
          </table:table-cell>
          <table:table-cell office:value-type="float" office:value="0.0001559" calcext:value-type="float">
            <text:p>0.0001559</text:p>
          </table:table-cell>
          <table:table-cell office:value-type="float" office:value="0.0001289" calcext:value-type="float">
            <text:p>0.0001289</text:p>
          </table:table-cell>
          <table:table-cell office:value-type="float" office:value="0.0001032" calcext:value-type="float">
            <text:p>0.0001032</text:p>
          </table:table-cell>
          <table:table-cell office:value-type="float" office:value="0.00007896" calcext:value-type="float">
            <text:p>7.896E-05</text:p>
          </table:table-cell>
          <table:table-cell office:value-type="float" office:value="0.00005616" calcext:value-type="float">
            <text:p>5.616E-05</text:p>
          </table:table-cell>
          <table:table-cell office:value-type="float" office:value="0.00003641" calcext:value-type="float">
            <text:p>3.641E-05</text:p>
          </table:table-cell>
          <table:table-cell office:value-type="float" office:value="0.00002009" calcext:value-type="float">
            <text:p>2.009E-05</text:p>
          </table:table-cell>
          <table:table-cell office:value-type="float" office:value="0.000008483" calcext:value-type="float">
            <text:p>8.483E-06</text:p>
          </table:table-cell>
          <table:table-cell office:value-type="float" office:value="0.00000255" calcext:value-type="float">
            <text:p>2.55E-06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04904" calcext:value-type="float">
            <text:p>0.0004904</text:p>
          </table:table-cell>
          <table:table-cell office:value-type="float" office:value="0.0004584" calcext:value-type="float">
            <text:p>0.0004584</text:p>
          </table:table-cell>
          <table:table-cell office:value-type="float" office:value="0.0004266" calcext:value-type="float">
            <text:p>0.0004266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03637" calcext:value-type="float">
            <text:p>0.0003637</text:p>
          </table:table-cell>
          <table:table-cell office:value-type="float" office:value="0.0003327" calcext:value-type="float">
            <text:p>0.0003327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2717" calcext:value-type="float">
            <text:p>0.0002717</text:p>
          </table:table-cell>
          <table:table-cell office:value-type="float" office:value="0.0002418" calcext:value-type="float">
            <text:p>0.0002418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0.0001838" calcext:value-type="float">
            <text:p>0.0001838</text:p>
          </table:table-cell>
          <table:table-cell office:value-type="float" office:value="0.0001559" calcext:value-type="float">
            <text:p>0.0001559</text:p>
          </table:table-cell>
          <table:table-cell office:value-type="float" office:value="0.0001289" calcext:value-type="float">
            <text:p>0.0001289</text:p>
          </table:table-cell>
          <table:table-cell office:value-type="float" office:value="0.0001032" calcext:value-type="float">
            <text:p>0.0001032</text:p>
          </table:table-cell>
          <table:table-cell office:value-type="float" office:value="0.00007896" calcext:value-type="float">
            <text:p>7.896E-05</text:p>
          </table:table-cell>
          <table:table-cell office:value-type="float" office:value="0.00005671" calcext:value-type="float">
            <text:p>5.671E-05</text:p>
          </table:table-cell>
          <table:table-cell office:value-type="float" office:value="0.00003641" calcext:value-type="float">
            <text:p>3.641E-05</text:p>
          </table:table-cell>
          <table:table-cell office:value-type="float" office:value="0.00002009" calcext:value-type="float">
            <text:p>2.009E-05</text:p>
          </table:table-cell>
          <table:table-cell office:value-type="float" office:value="0.000008483" calcext:value-type="float">
            <text:p>8.483E-0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005226" calcext:value-type="float">
            <text:p>0.0005226</text:p>
          </table:table-cell>
          <table:table-cell office:value-type="float" office:value="0.0004904" calcext:value-type="float">
            <text:p>0.0004904</text:p>
          </table:table-cell>
          <table:table-cell office:value-type="float" office:value="0.0004584" calcext:value-type="float">
            <text:p>0.0004584</text:p>
          </table:table-cell>
          <table:table-cell office:value-type="float" office:value="0.0004266" calcext:value-type="float">
            <text:p>0.0004266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03637" calcext:value-type="float">
            <text:p>0.0003637</text:p>
          </table:table-cell>
          <table:table-cell office:value-type="float" office:value="0.0003327" calcext:value-type="float">
            <text:p>0.0003327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2717" calcext:value-type="float">
            <text:p>0.0002717</text:p>
          </table:table-cell>
          <table:table-cell office:value-type="float" office:value="0.0002418" calcext:value-type="float">
            <text:p>0.0002418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0.0001838" calcext:value-type="float">
            <text:p>0.0001838</text:p>
          </table:table-cell>
          <table:table-cell office:value-type="float" office:value="0.0001559" calcext:value-type="float">
            <text:p>0.0001559</text:p>
          </table:table-cell>
          <table:table-cell office:value-type="float" office:value="0.0001289" calcext:value-type="float">
            <text:p>0.0001289</text:p>
          </table:table-cell>
          <table:table-cell office:value-type="float" office:value="0.0001032" calcext:value-type="float">
            <text:p>0.0001032</text:p>
          </table:table-cell>
          <table:table-cell office:value-type="float" office:value="0.00007896" calcext:value-type="float">
            <text:p>7.896E-05</text:p>
          </table:table-cell>
          <table:table-cell office:value-type="float" office:value="0.00005671" calcext:value-type="float">
            <text:p>5.671E-05</text:p>
          </table:table-cell>
          <table:table-cell office:value-type="float" office:value="0.00003641" calcext:value-type="float">
            <text:p>3.641E-05</text:p>
          </table:table-cell>
          <table:table-cell office:value-type="float" office:value="0.00002009" calcext:value-type="float">
            <text:p>2.009E-05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0005549" calcext:value-type="float">
            <text:p>0.0005549</text:p>
          </table:table-cell>
          <table:table-cell office:value-type="float" office:value="0.0005226" calcext:value-type="float">
            <text:p>0.0005226</text:p>
          </table:table-cell>
          <table:table-cell office:value-type="float" office:value="0.0004904" calcext:value-type="float">
            <text:p>0.0004904</text:p>
          </table:table-cell>
          <table:table-cell office:value-type="float" office:value="0.0004584" calcext:value-type="float">
            <text:p>0.0004584</text:p>
          </table:table-cell>
          <table:table-cell office:value-type="float" office:value="0.0004266" calcext:value-type="float">
            <text:p>0.0004266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03637" calcext:value-type="float">
            <text:p>0.0003637</text:p>
          </table:table-cell>
          <table:table-cell office:value-type="float" office:value="0.0003327" calcext:value-type="float">
            <text:p>0.0003327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2717" calcext:value-type="float">
            <text:p>0.0002717</text:p>
          </table:table-cell>
          <table:table-cell office:value-type="float" office:value="0.0002418" calcext:value-type="float">
            <text:p>0.0002418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0.0001838" calcext:value-type="float">
            <text:p>0.0001838</text:p>
          </table:table-cell>
          <table:table-cell office:value-type="float" office:value="0.0001559" calcext:value-type="float">
            <text:p>0.0001559</text:p>
          </table:table-cell>
          <table:table-cell office:value-type="float" office:value="0.0001289" calcext:value-type="float">
            <text:p>0.0001289</text:p>
          </table:table-cell>
          <table:table-cell office:value-type="float" office:value="0.0001032" calcext:value-type="float">
            <text:p>0.0001032</text:p>
          </table:table-cell>
          <table:table-cell office:value-type="float" office:value="0.00007896" calcext:value-type="float">
            <text:p>7.896E-05</text:p>
          </table:table-cell>
          <table:table-cell office:value-type="float" office:value="0.00005671" calcext:value-type="float">
            <text:p>5.671E-05</text:p>
          </table:table-cell>
          <table:table-cell office:value-type="float" office:value="0.00003641" calcext:value-type="float">
            <text:p>3.641E-0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005874" calcext:value-type="float">
            <text:p>0.0005874</text:p>
          </table:table-cell>
          <table:table-cell office:value-type="float" office:value="0.0005549" calcext:value-type="float">
            <text:p>0.0005549</text:p>
          </table:table-cell>
          <table:table-cell office:value-type="float" office:value="0.0005226" calcext:value-type="float">
            <text:p>0.0005226</text:p>
          </table:table-cell>
          <table:table-cell office:value-type="float" office:value="0.0004904" calcext:value-type="float">
            <text:p>0.0004904</text:p>
          </table:table-cell>
          <table:table-cell office:value-type="float" office:value="0.0004584" calcext:value-type="float">
            <text:p>0.0004584</text:p>
          </table:table-cell>
          <table:table-cell office:value-type="float" office:value="0.0004266" calcext:value-type="float">
            <text:p>0.0004266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03637" calcext:value-type="float">
            <text:p>0.0003637</text:p>
          </table:table-cell>
          <table:table-cell office:value-type="float" office:value="0.0003327" calcext:value-type="float">
            <text:p>0.0003327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2717" calcext:value-type="float">
            <text:p>0.0002717</text:p>
          </table:table-cell>
          <table:table-cell office:value-type="float" office:value="0.0002418" calcext:value-type="float">
            <text:p>0.0002418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0.0001838" calcext:value-type="float">
            <text:p>0.0001838</text:p>
          </table:table-cell>
          <table:table-cell office:value-type="float" office:value="0.0001559" calcext:value-type="float">
            <text:p>0.0001559</text:p>
          </table:table-cell>
          <table:table-cell office:value-type="float" office:value="0.0001289" calcext:value-type="float">
            <text:p>0.0001289</text:p>
          </table:table-cell>
          <table:table-cell office:value-type="float" office:value="0.0001032" calcext:value-type="float">
            <text:p>0.0001032</text:p>
          </table:table-cell>
          <table:table-cell office:value-type="float" office:value="0.00007896" calcext:value-type="float">
            <text:p>7.896E-05</text:p>
          </table:table-cell>
          <table:table-cell office:value-type="float" office:value="0.00005671" calcext:value-type="float">
            <text:p>5.671E-05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5874" calcext:value-type="float">
            <text:p>0.0005874</text:p>
          </table:table-cell>
          <table:table-cell office:value-type="float" office:value="0.0005549" calcext:value-type="float">
            <text:p>0.0005549</text:p>
          </table:table-cell>
          <table:table-cell office:value-type="float" office:value="0.0005226" calcext:value-type="float">
            <text:p>0.0005226</text:p>
          </table:table-cell>
          <table:table-cell office:value-type="float" office:value="0.0004904" calcext:value-type="float">
            <text:p>0.0004904</text:p>
          </table:table-cell>
          <table:table-cell office:value-type="float" office:value="0.0004584" calcext:value-type="float">
            <text:p>0.0004584</text:p>
          </table:table-cell>
          <table:table-cell office:value-type="float" office:value="0.0004266" calcext:value-type="float">
            <text:p>0.0004266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03637" calcext:value-type="float">
            <text:p>0.0003637</text:p>
          </table:table-cell>
          <table:table-cell office:value-type="float" office:value="0.0003327" calcext:value-type="float">
            <text:p>0.0003327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2717" calcext:value-type="float">
            <text:p>0.0002717</text:p>
          </table:table-cell>
          <table:table-cell office:value-type="float" office:value="0.0002418" calcext:value-type="float">
            <text:p>0.0002418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0.0001838" calcext:value-type="float">
            <text:p>0.0001838</text:p>
          </table:table-cell>
          <table:table-cell office:value-type="float" office:value="0.0001559" calcext:value-type="float">
            <text:p>0.0001559</text:p>
          </table:table-cell>
          <table:table-cell office:value-type="float" office:value="0.0001289" calcext:value-type="float">
            <text:p>0.0001289</text:p>
          </table:table-cell>
          <table:table-cell office:value-type="float" office:value="0.0001032" calcext:value-type="float">
            <text:p>0.0001032</text:p>
          </table:table-cell>
          <table:table-cell office:value-type="float" office:value="0.00007896" calcext:value-type="float">
            <text:p>7.896E-0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6527" calcext:value-type="float">
            <text:p>0.0006527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5874" calcext:value-type="float">
            <text:p>0.0005874</text:p>
          </table:table-cell>
          <table:table-cell office:value-type="float" office:value="0.0005549" calcext:value-type="float">
            <text:p>0.0005549</text:p>
          </table:table-cell>
          <table:table-cell office:value-type="float" office:value="0.0005226" calcext:value-type="float">
            <text:p>0.0005226</text:p>
          </table:table-cell>
          <table:table-cell office:value-type="float" office:value="0.0004904" calcext:value-type="float">
            <text:p>0.0004904</text:p>
          </table:table-cell>
          <table:table-cell office:value-type="float" office:value="0.0004584" calcext:value-type="float">
            <text:p>0.0004584</text:p>
          </table:table-cell>
          <table:table-cell office:value-type="float" office:value="0.0004266" calcext:value-type="float">
            <text:p>0.0004266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03637" calcext:value-type="float">
            <text:p>0.0003637</text:p>
          </table:table-cell>
          <table:table-cell office:value-type="float" office:value="0.0003327" calcext:value-type="float">
            <text:p>0.0003327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2717" calcext:value-type="float">
            <text:p>0.0002717</text:p>
          </table:table-cell>
          <table:table-cell office:value-type="float" office:value="0.0002418" calcext:value-type="float">
            <text:p>0.0002418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0.0001838" calcext:value-type="float">
            <text:p>0.0001838</text:p>
          </table:table-cell>
          <table:table-cell office:value-type="float" office:value="0.0001559" calcext:value-type="float">
            <text:p>0.0001559</text:p>
          </table:table-cell>
          <table:table-cell office:value-type="float" office:value="0.0001289" calcext:value-type="float">
            <text:p>0.0001289</text:p>
          </table:table-cell>
          <table:table-cell office:value-type="float" office:value="0.0001032" calcext:value-type="float">
            <text:p>0.0001032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0006856" calcext:value-type="float">
            <text:p>0.0006856</text:p>
          </table:table-cell>
          <table:table-cell office:value-type="float" office:value="0.0006527" calcext:value-type="float">
            <text:p>0.0006527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5874" calcext:value-type="float">
            <text:p>0.0005874</text:p>
          </table:table-cell>
          <table:table-cell office:value-type="float" office:value="0.0005549" calcext:value-type="float">
            <text:p>0.0005549</text:p>
          </table:table-cell>
          <table:table-cell office:value-type="float" office:value="0.0005226" calcext:value-type="float">
            <text:p>0.0005226</text:p>
          </table:table-cell>
          <table:table-cell office:value-type="float" office:value="0.0004904" calcext:value-type="float">
            <text:p>0.0004904</text:p>
          </table:table-cell>
          <table:table-cell office:value-type="float" office:value="0.0004584" calcext:value-type="float">
            <text:p>0.0004584</text:p>
          </table:table-cell>
          <table:table-cell office:value-type="float" office:value="0.0004266" calcext:value-type="float">
            <text:p>0.0004266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03637" calcext:value-type="float">
            <text:p>0.0003637</text:p>
          </table:table-cell>
          <table:table-cell office:value-type="float" office:value="0.0003327" calcext:value-type="float">
            <text:p>0.0003327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2717" calcext:value-type="float">
            <text:p>0.0002717</text:p>
          </table:table-cell>
          <table:table-cell office:value-type="float" office:value="0.0002418" calcext:value-type="float">
            <text:p>0.0002418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0.0001838" calcext:value-type="float">
            <text:p>0.0001838</text:p>
          </table:table-cell>
          <table:table-cell office:value-type="float" office:value="0.0001559" calcext:value-type="float">
            <text:p>0.0001559</text:p>
          </table:table-cell>
          <table:table-cell office:value-type="float" office:value="0.0001289" calcext:value-type="float">
            <text:p>0.000128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007185" calcext:value-type="float">
            <text:p>0.0007185</text:p>
          </table:table-cell>
          <table:table-cell office:value-type="float" office:value="0.0006856" calcext:value-type="float">
            <text:p>0.0006856</text:p>
          </table:table-cell>
          <table:table-cell office:value-type="float" office:value="0.0006527" calcext:value-type="float">
            <text:p>0.0006527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5874" calcext:value-type="float">
            <text:p>0.0005874</text:p>
          </table:table-cell>
          <table:table-cell office:value-type="float" office:value="0.0005549" calcext:value-type="float">
            <text:p>0.0005549</text:p>
          </table:table-cell>
          <table:table-cell office:value-type="float" office:value="0.0005226" calcext:value-type="float">
            <text:p>0.0005226</text:p>
          </table:table-cell>
          <table:table-cell office:value-type="float" office:value="0.0004904" calcext:value-type="float">
            <text:p>0.0004904</text:p>
          </table:table-cell>
          <table:table-cell office:value-type="float" office:value="0.0004584" calcext:value-type="float">
            <text:p>0.0004584</text:p>
          </table:table-cell>
          <table:table-cell office:value-type="float" office:value="0.0004266" calcext:value-type="float">
            <text:p>0.0004266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03637" calcext:value-type="float">
            <text:p>0.0003637</text:p>
          </table:table-cell>
          <table:table-cell office:value-type="float" office:value="0.0003327" calcext:value-type="float">
            <text:p>0.0003327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2717" calcext:value-type="float">
            <text:p>0.0002717</text:p>
          </table:table-cell>
          <table:table-cell office:value-type="float" office:value="0.0002418" calcext:value-type="float">
            <text:p>0.0002418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0.0001838" calcext:value-type="float">
            <text:p>0.0001838</text:p>
          </table:table-cell>
          <table:table-cell office:value-type="float" office:value="0.0001559" calcext:value-type="float">
            <text:p>0.0001559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0007515" calcext:value-type="float">
            <text:p>0.0007515</text:p>
          </table:table-cell>
          <table:table-cell office:value-type="float" office:value="0.0007185" calcext:value-type="float">
            <text:p>0.0007185</text:p>
          </table:table-cell>
          <table:table-cell office:value-type="float" office:value="0.0006856" calcext:value-type="float">
            <text:p>0.0006856</text:p>
          </table:table-cell>
          <table:table-cell office:value-type="float" office:value="0.0006527" calcext:value-type="float">
            <text:p>0.0006527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5874" calcext:value-type="float">
            <text:p>0.0005874</text:p>
          </table:table-cell>
          <table:table-cell office:value-type="float" office:value="0.0005549" calcext:value-type="float">
            <text:p>0.0005549</text:p>
          </table:table-cell>
          <table:table-cell office:value-type="float" office:value="0.0005226" calcext:value-type="float">
            <text:p>0.0005226</text:p>
          </table:table-cell>
          <table:table-cell office:value-type="float" office:value="0.0004904" calcext:value-type="float">
            <text:p>0.0004904</text:p>
          </table:table-cell>
          <table:table-cell office:value-type="float" office:value="0.0004584" calcext:value-type="float">
            <text:p>0.0004584</text:p>
          </table:table-cell>
          <table:table-cell office:value-type="float" office:value="0.0004266" calcext:value-type="float">
            <text:p>0.0004266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03637" calcext:value-type="float">
            <text:p>0.0003637</text:p>
          </table:table-cell>
          <table:table-cell office:value-type="float" office:value="0.0003327" calcext:value-type="float">
            <text:p>0.0003327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2717" calcext:value-type="float">
            <text:p>0.0002717</text:p>
          </table:table-cell>
          <table:table-cell office:value-type="float" office:value="0.0002418" calcext:value-type="float">
            <text:p>0.0002418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0.0001838" calcext:value-type="float">
            <text:p>0.0001838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007846" calcext:value-type="float">
            <text:p>0.0007846</text:p>
          </table:table-cell>
          <table:table-cell office:value-type="float" office:value="0.0007515" calcext:value-type="float">
            <text:p>0.0007515</text:p>
          </table:table-cell>
          <table:table-cell office:value-type="float" office:value="0.0007185" calcext:value-type="float">
            <text:p>0.0007185</text:p>
          </table:table-cell>
          <table:table-cell office:value-type="float" office:value="0.0006856" calcext:value-type="float">
            <text:p>0.0006856</text:p>
          </table:table-cell>
          <table:table-cell office:value-type="float" office:value="0.0006527" calcext:value-type="float">
            <text:p>0.0006527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5874" calcext:value-type="float">
            <text:p>0.0005874</text:p>
          </table:table-cell>
          <table:table-cell office:value-type="float" office:value="0.0005549" calcext:value-type="float">
            <text:p>0.0005549</text:p>
          </table:table-cell>
          <table:table-cell office:value-type="float" office:value="0.0005226" calcext:value-type="float">
            <text:p>0.0005226</text:p>
          </table:table-cell>
          <table:table-cell office:value-type="float" office:value="0.0004904" calcext:value-type="float">
            <text:p>0.0004904</text:p>
          </table:table-cell>
          <table:table-cell office:value-type="float" office:value="0.0004584" calcext:value-type="float">
            <text:p>0.0004584</text:p>
          </table:table-cell>
          <table:table-cell office:value-type="float" office:value="0.0004266" calcext:value-type="float">
            <text:p>0.0004266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03637" calcext:value-type="float">
            <text:p>0.0003637</text:p>
          </table:table-cell>
          <table:table-cell office:value-type="float" office:value="0.0003327" calcext:value-type="float">
            <text:p>0.0003327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2717" calcext:value-type="float">
            <text:p>0.0002717</text:p>
          </table:table-cell>
          <table:table-cell office:value-type="float" office:value="0.0002418" calcext:value-type="float">
            <text:p>0.0002418</text:p>
          </table:table-cell>
          <table:table-cell office:value-type="float" office:value="0.0002125" calcext:value-type="float">
            <text:p>0.0002125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0008177" calcext:value-type="float">
            <text:p>0.0008177</text:p>
          </table:table-cell>
          <table:table-cell office:value-type="float" office:value="0.0007846" calcext:value-type="float">
            <text:p>0.0007846</text:p>
          </table:table-cell>
          <table:table-cell office:value-type="float" office:value="0.0007515" calcext:value-type="float">
            <text:p>0.0007515</text:p>
          </table:table-cell>
          <table:table-cell office:value-type="float" office:value="0.0007185" calcext:value-type="float">
            <text:p>0.0007185</text:p>
          </table:table-cell>
          <table:table-cell office:value-type="float" office:value="0.0006856" calcext:value-type="float">
            <text:p>0.0006856</text:p>
          </table:table-cell>
          <table:table-cell office:value-type="float" office:value="0.0006527" calcext:value-type="float">
            <text:p>0.0006527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5874" calcext:value-type="float">
            <text:p>0.0005874</text:p>
          </table:table-cell>
          <table:table-cell office:value-type="float" office:value="0.0005549" calcext:value-type="float">
            <text:p>0.0005549</text:p>
          </table:table-cell>
          <table:table-cell office:value-type="float" office:value="0.0005226" calcext:value-type="float">
            <text:p>0.0005226</text:p>
          </table:table-cell>
          <table:table-cell office:value-type="float" office:value="0.0004904" calcext:value-type="float">
            <text:p>0.0004904</text:p>
          </table:table-cell>
          <table:table-cell office:value-type="float" office:value="0.0004584" calcext:value-type="float">
            <text:p>0.0004584</text:p>
          </table:table-cell>
          <table:table-cell office:value-type="float" office:value="0.0004266" calcext:value-type="float">
            <text:p>0.0004266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03637" calcext:value-type="float">
            <text:p>0.0003637</text:p>
          </table:table-cell>
          <table:table-cell office:value-type="float" office:value="0.0003327" calcext:value-type="float">
            <text:p>0.0003327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2717" calcext:value-type="float">
            <text:p>0.0002717</text:p>
          </table:table-cell>
          <table:table-cell office:value-type="float" office:value="0.0002418" calcext:value-type="float">
            <text:p>0.000241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00851" calcext:value-type="float">
            <text:p>0.000851</text:p>
          </table:table-cell>
          <table:table-cell office:value-type="float" office:value="0.0008177" calcext:value-type="float">
            <text:p>0.0008177</text:p>
          </table:table-cell>
          <table:table-cell office:value-type="float" office:value="0.0007846" calcext:value-type="float">
            <text:p>0.0007846</text:p>
          </table:table-cell>
          <table:table-cell office:value-type="float" office:value="0.0007515" calcext:value-type="float">
            <text:p>0.0007515</text:p>
          </table:table-cell>
          <table:table-cell office:value-type="float" office:value="0.0007185" calcext:value-type="float">
            <text:p>0.0007185</text:p>
          </table:table-cell>
          <table:table-cell office:value-type="float" office:value="0.0006856" calcext:value-type="float">
            <text:p>0.0006856</text:p>
          </table:table-cell>
          <table:table-cell office:value-type="float" office:value="0.0006527" calcext:value-type="float">
            <text:p>0.0006527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5874" calcext:value-type="float">
            <text:p>0.0005874</text:p>
          </table:table-cell>
          <table:table-cell office:value-type="float" office:value="0.0005549" calcext:value-type="float">
            <text:p>0.0005549</text:p>
          </table:table-cell>
          <table:table-cell office:value-type="float" office:value="0.0005226" calcext:value-type="float">
            <text:p>0.0005226</text:p>
          </table:table-cell>
          <table:table-cell office:value-type="float" office:value="0.0004904" calcext:value-type="float">
            <text:p>0.0004904</text:p>
          </table:table-cell>
          <table:table-cell office:value-type="float" office:value="0.0004584" calcext:value-type="float">
            <text:p>0.0004584</text:p>
          </table:table-cell>
          <table:table-cell office:value-type="float" office:value="0.0004266" calcext:value-type="float">
            <text:p>0.0004266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03637" calcext:value-type="float">
            <text:p>0.0003637</text:p>
          </table:table-cell>
          <table:table-cell office:value-type="float" office:value="0.0003327" calcext:value-type="float">
            <text:p>0.0003327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2717" calcext:value-type="float">
            <text:p>0.0002717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0008843" calcext:value-type="float">
            <text:p>0.0008843</text:p>
          </table:table-cell>
          <table:table-cell office:value-type="float" office:value="0.000851" calcext:value-type="float">
            <text:p>0.000851</text:p>
          </table:table-cell>
          <table:table-cell office:value-type="float" office:value="0.0008177" calcext:value-type="float">
            <text:p>0.0008177</text:p>
          </table:table-cell>
          <table:table-cell office:value-type="float" office:value="0.0007846" calcext:value-type="float">
            <text:p>0.0007846</text:p>
          </table:table-cell>
          <table:table-cell office:value-type="float" office:value="0.0007515" calcext:value-type="float">
            <text:p>0.0007515</text:p>
          </table:table-cell>
          <table:table-cell office:value-type="float" office:value="0.0007185" calcext:value-type="float">
            <text:p>0.0007185</text:p>
          </table:table-cell>
          <table:table-cell office:value-type="float" office:value="0.0006856" calcext:value-type="float">
            <text:p>0.0006856</text:p>
          </table:table-cell>
          <table:table-cell office:value-type="float" office:value="0.0006527" calcext:value-type="float">
            <text:p>0.0006527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5874" calcext:value-type="float">
            <text:p>0.0005874</text:p>
          </table:table-cell>
          <table:table-cell office:value-type="float" office:value="0.0005549" calcext:value-type="float">
            <text:p>0.0005549</text:p>
          </table:table-cell>
          <table:table-cell office:value-type="float" office:value="0.0005226" calcext:value-type="float">
            <text:p>0.0005226</text:p>
          </table:table-cell>
          <table:table-cell office:value-type="float" office:value="0.0004904" calcext:value-type="float">
            <text:p>0.0004904</text:p>
          </table:table-cell>
          <table:table-cell office:value-type="float" office:value="0.0004584" calcext:value-type="float">
            <text:p>0.0004584</text:p>
          </table:table-cell>
          <table:table-cell office:value-type="float" office:value="0.0004266" calcext:value-type="float">
            <text:p>0.0004266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03637" calcext:value-type="float">
            <text:p>0.0003637</text:p>
          </table:table-cell>
          <table:table-cell office:value-type="float" office:value="0.0003327" calcext:value-type="float">
            <text:p>0.0003327</text:p>
          </table:table-cell>
          <table:table-cell office:value-type="float" office:value="0.000302" calcext:value-type="float">
            <text:p>0.00030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009176" calcext:value-type="float">
            <text:p>0.0009176</text:p>
          </table:table-cell>
          <table:table-cell office:value-type="float" office:value="0.0008843" calcext:value-type="float">
            <text:p>0.0008843</text:p>
          </table:table-cell>
          <table:table-cell office:value-type="float" office:value="0.000851" calcext:value-type="float">
            <text:p>0.000851</text:p>
          </table:table-cell>
          <table:table-cell office:value-type="float" office:value="0.0008177" calcext:value-type="float">
            <text:p>0.0008177</text:p>
          </table:table-cell>
          <table:table-cell office:value-type="float" office:value="0.0007846" calcext:value-type="float">
            <text:p>0.0007846</text:p>
          </table:table-cell>
          <table:table-cell office:value-type="float" office:value="0.0007515" calcext:value-type="float">
            <text:p>0.0007515</text:p>
          </table:table-cell>
          <table:table-cell office:value-type="float" office:value="0.0007185" calcext:value-type="float">
            <text:p>0.0007185</text:p>
          </table:table-cell>
          <table:table-cell office:value-type="float" office:value="0.0006856" calcext:value-type="float">
            <text:p>0.0006856</text:p>
          </table:table-cell>
          <table:table-cell office:value-type="float" office:value="0.0006527" calcext:value-type="float">
            <text:p>0.0006527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5874" calcext:value-type="float">
            <text:p>0.0005874</text:p>
          </table:table-cell>
          <table:table-cell office:value-type="float" office:value="0.0005549" calcext:value-type="float">
            <text:p>0.0005549</text:p>
          </table:table-cell>
          <table:table-cell office:value-type="float" office:value="0.0005226" calcext:value-type="float">
            <text:p>0.0005226</text:p>
          </table:table-cell>
          <table:table-cell office:value-type="float" office:value="0.0004904" calcext:value-type="float">
            <text:p>0.0004904</text:p>
          </table:table-cell>
          <table:table-cell office:value-type="float" office:value="0.0004584" calcext:value-type="float">
            <text:p>0.0004584</text:p>
          </table:table-cell>
          <table:table-cell office:value-type="float" office:value="0.0004266" calcext:value-type="float">
            <text:p>0.0004266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03637" calcext:value-type="float">
            <text:p>0.0003637</text:p>
          </table:table-cell>
          <table:table-cell office:value-type="float" office:value="0.0003327" calcext:value-type="float">
            <text:p>0.0003327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0.0009176" calcext:value-type="float">
            <text:p>0.0009176</text:p>
          </table:table-cell>
          <table:table-cell office:value-type="float" office:value="0.0008843" calcext:value-type="float">
            <text:p>0.0008843</text:p>
          </table:table-cell>
          <table:table-cell office:value-type="float" office:value="0.000851" calcext:value-type="float">
            <text:p>0.000851</text:p>
          </table:table-cell>
          <table:table-cell office:value-type="float" office:value="0.0008177" calcext:value-type="float">
            <text:p>0.0008177</text:p>
          </table:table-cell>
          <table:table-cell office:value-type="float" office:value="0.0007846" calcext:value-type="float">
            <text:p>0.0007846</text:p>
          </table:table-cell>
          <table:table-cell office:value-type="float" office:value="0.0007515" calcext:value-type="float">
            <text:p>0.0007515</text:p>
          </table:table-cell>
          <table:table-cell office:value-type="float" office:value="0.0007185" calcext:value-type="float">
            <text:p>0.0007185</text:p>
          </table:table-cell>
          <table:table-cell office:value-type="float" office:value="0.0006856" calcext:value-type="float">
            <text:p>0.0006856</text:p>
          </table:table-cell>
          <table:table-cell office:value-type="float" office:value="0.0006527" calcext:value-type="float">
            <text:p>0.0006527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5874" calcext:value-type="float">
            <text:p>0.0005874</text:p>
          </table:table-cell>
          <table:table-cell office:value-type="float" office:value="0.0005549" calcext:value-type="float">
            <text:p>0.0005549</text:p>
          </table:table-cell>
          <table:table-cell office:value-type="float" office:value="0.0005226" calcext:value-type="float">
            <text:p>0.0005226</text:p>
          </table:table-cell>
          <table:table-cell office:value-type="float" office:value="0.0004904" calcext:value-type="float">
            <text:p>0.0004904</text:p>
          </table:table-cell>
          <table:table-cell office:value-type="float" office:value="0.0004584" calcext:value-type="float">
            <text:p>0.0004584</text:p>
          </table:table-cell>
          <table:table-cell office:value-type="float" office:value="0.0004266" calcext:value-type="float">
            <text:p>0.0004266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03637" calcext:value-type="float">
            <text:p>0.00036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9844" calcext:value-type="float">
            <text:p>0.0009844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0.0009176" calcext:value-type="float">
            <text:p>0.0009176</text:p>
          </table:table-cell>
          <table:table-cell office:value-type="float" office:value="0.0008843" calcext:value-type="float">
            <text:p>0.0008843</text:p>
          </table:table-cell>
          <table:table-cell office:value-type="float" office:value="0.000851" calcext:value-type="float">
            <text:p>0.000851</text:p>
          </table:table-cell>
          <table:table-cell office:value-type="float" office:value="0.0008177" calcext:value-type="float">
            <text:p>0.0008177</text:p>
          </table:table-cell>
          <table:table-cell office:value-type="float" office:value="0.0007846" calcext:value-type="float">
            <text:p>0.0007846</text:p>
          </table:table-cell>
          <table:table-cell office:value-type="float" office:value="0.0007515" calcext:value-type="float">
            <text:p>0.0007515</text:p>
          </table:table-cell>
          <table:table-cell office:value-type="float" office:value="0.0007185" calcext:value-type="float">
            <text:p>0.0007185</text:p>
          </table:table-cell>
          <table:table-cell office:value-type="float" office:value="0.0006856" calcext:value-type="float">
            <text:p>0.0006856</text:p>
          </table:table-cell>
          <table:table-cell office:value-type="float" office:value="0.0006527" calcext:value-type="float">
            <text:p>0.0006527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5874" calcext:value-type="float">
            <text:p>0.0005874</text:p>
          </table:table-cell>
          <table:table-cell office:value-type="float" office:value="0.0005549" calcext:value-type="float">
            <text:p>0.0005549</text:p>
          </table:table-cell>
          <table:table-cell office:value-type="float" office:value="0.0005226" calcext:value-type="float">
            <text:p>0.0005226</text:p>
          </table:table-cell>
          <table:table-cell office:value-type="float" office:value="0.0004904" calcext:value-type="float">
            <text:p>0.0004904</text:p>
          </table:table-cell>
          <table:table-cell office:value-type="float" office:value="0.0004584" calcext:value-type="float">
            <text:p>0.0004584</text:p>
          </table:table-cell>
          <table:table-cell office:value-type="float" office:value="0.0004266" calcext:value-type="float">
            <text:p>0.0004266</text:p>
          </table:table-cell>
          <table:table-cell office:value-type="float" office:value="0.000395" calcext:value-type="float">
            <text:p>0.00039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lope</text:p>
          </table:table-cell>
          <table:table-cell table:style-name="ce1" table:formula="of:=INDEX(LINEST([.B38:.B41];[.$A$38:.$A$41]);1)" office:value-type="float" office:value="0.0006674" calcext:value-type="float">
            <text:p>0.000667</text:p>
          </table:table-cell>
          <table:table-cell table:style-name="ce1" table:formula="of:=INDEX(LINEST([.C38:.C41];[.$A$38:.$A$41]);1)" office:value-type="float" office:value="0.0006666" calcext:value-type="float">
            <text:p>0.000667</text:p>
          </table:table-cell>
          <table:table-cell table:style-name="ce1" table:formula="of:=INDEX(LINEST([.D38:.D41];[.$A$38:.$A$41]);1)" office:value-type="float" office:value="0.000666" calcext:value-type="float">
            <text:p>0.000666</text:p>
          </table:table-cell>
          <table:table-cell table:style-name="ce1" table:formula="of:=INDEX(LINEST([.E38:.E41];[.$A$38:.$A$41]);1)" office:value-type="float" office:value="0.000664799999999999" calcext:value-type="float">
            <text:p>0.000665</text:p>
          </table:table-cell>
          <table:table-cell table:style-name="ce1" table:formula="of:=INDEX(LINEST([.F38:.F41];[.$A$38:.$A$41]);1)" office:value-type="float" office:value="0.0006632" calcext:value-type="float">
            <text:p>0.000663</text:p>
          </table:table-cell>
          <table:table-cell table:style-name="ce1" table:formula="of:=INDEX(LINEST([.G38:.G41];[.$A$38:.$A$41]);1)" office:value-type="float" office:value="0.0006614" calcext:value-type="float">
            <text:p>0.000661</text:p>
          </table:table-cell>
          <table:table-cell table:style-name="ce1" table:formula="of:=INDEX(LINEST([.H38:.H41];[.$A$38:.$A$41]);1)" office:value-type="float" office:value="0.00066" calcext:value-type="float">
            <text:p>0.000660</text:p>
          </table:table-cell>
          <table:table-cell table:style-name="ce1" table:formula="of:=INDEX(LINEST([.I38:.I41];[.$A$38:.$A$41]);1)" office:value-type="float" office:value="0.0006586" calcext:value-type="float">
            <text:p>0.000659</text:p>
          </table:table-cell>
          <table:table-cell table:style-name="ce1" table:formula="of:=INDEX(LINEST([.J38:.J41];[.$A$38:.$A$41]);1)" office:value-type="float" office:value="0.0006568" calcext:value-type="float">
            <text:p>0.000657</text:p>
          </table:table-cell>
          <table:table-cell table:style-name="ce1" table:formula="of:=INDEX(LINEST([.K38:.K41];[.$A$38:.$A$41]);1)" office:value-type="float" office:value="0.0006546" calcext:value-type="float">
            <text:p>0.000655</text:p>
          </table:table-cell>
          <table:table-cell table:style-name="ce1" table:formula="of:=INDEX(LINEST([.L38:.L41];[.$A$38:.$A$41]);1)" office:value-type="float" office:value="0.000652" calcext:value-type="float">
            <text:p>0.000652</text:p>
          </table:table-cell>
          <table:table-cell table:style-name="ce1" table:formula="of:=INDEX(LINEST([.M38:.M41];[.$A$38:.$A$41]);1)" office:value-type="float" office:value="0.0006494" calcext:value-type="float">
            <text:p>0.000649</text:p>
          </table:table-cell>
          <table:table-cell table:style-name="ce1" table:formula="of:=INDEX(LINEST([.N38:.N41];[.$A$38:.$A$41]);1)" office:value-type="float" office:value="0.0006466" calcext:value-type="float">
            <text:p>0.000647</text:p>
          </table:table-cell>
          <table:table-cell table:style-name="ce1" table:formula="of:=INDEX(LINEST([.O38:.O41];[.$A$38:.$A$41]);1)" office:value-type="float" office:value="0.0006434" calcext:value-type="float">
            <text:p>0.000643</text:p>
          </table:table-cell>
          <table:table-cell table:style-name="ce1" table:formula="of:=INDEX(LINEST([.P38:.P41];[.$A$38:.$A$41]);1)" office:value-type="float" office:value="0.00064" calcext:value-type="float">
            <text:p>0.000640</text:p>
          </table:table-cell>
          <table:table-cell table:style-name="ce1" table:formula="of:=INDEX(LINEST([.Q38:.Q41];[.$A$38:.$A$41]);1)" office:value-type="float" office:value="0.000636" calcext:value-type="float">
            <text:p>0.000636</text:p>
          </table:table-cell>
          <table:table-cell table:style-name="ce1" table:formula="of:=INDEX(LINEST([.R38:.R41];[.$A$38:.$A$41]);1)" office:value-type="float" office:value="0.0006314" calcext:value-type="float">
            <text:p>0.000631</text:p>
          </table:table-cell>
          <table:table-cell table:style-name="ce1" table:formula="of:=INDEX(LINEST([.S38:.S41];[.$A$38:.$A$41]);1)" office:value-type="float" office:value="0.000626" calcext:value-type="float">
            <text:p>0.000626</text:p>
          </table:table-cell>
          <table:table-cell table:style-name="ce1" table:formula="of:=INDEX(LINEST([.T38:.T41];[.$A$38:.$A$41]);1)" office:value-type="float" office:value="0.00062" calcext:value-type="float">
            <text:p>0.000620</text:p>
          </table:table-cell>
        </table:table-row>
        <table:table-row table:style-name="ro1">
          <table:table-cell office:value-type="string" calcext:value-type="string">
            <text:p>Y Intercept</text:p>
          </table:table-cell>
          <table:table-cell table:style-name="ce2" table:formula="of:=INDEX(LINEST([.B38:.B41];[.$A$38:.$A$41]);2)" office:value-type="float" office:value="-0.00035042" calcext:value-type="float">
            <text:p>-0.000350</text:p>
          </table:table-cell>
          <table:table-cell table:style-name="ce2" table:formula="of:=INDEX(LINEST([.C38:.C41];[.$A$38:.$A$41]);2)" office:value-type="float" office:value="-0.00038223" calcext:value-type="float">
            <text:p>-0.000382</text:p>
          </table:table-cell>
          <table:table-cell table:style-name="ce2" table:formula="of:=INDEX(LINEST([.D38:.D41];[.$A$38:.$A$41]);2)" office:value-type="float" office:value="-0.000414399999999999" calcext:value-type="float">
            <text:p>-0.000414</text:p>
          </table:table-cell>
          <table:table-cell table:style-name="ce2" table:formula="of:=INDEX(LINEST([.E38:.E41];[.$A$38:.$A$41]);2)" office:value-type="float" office:value="-0.000445339999999998" calcext:value-type="float">
            <text:p>-0.000445</text:p>
          </table:table-cell>
          <table:table-cell table:style-name="ce2" table:formula="of:=INDEX(LINEST([.F38:.F41];[.$A$38:.$A$41]);2)" office:value-type="float" office:value="-0.00047546" calcext:value-type="float">
            <text:p>-0.000475</text:p>
          </table:table-cell>
          <table:table-cell table:style-name="ce2" table:formula="of:=INDEX(LINEST([.G38:.G41];[.$A$38:.$A$41]);2)" office:value-type="float" office:value="-0.00050512" calcext:value-type="float">
            <text:p>-0.000505</text:p>
          </table:table-cell>
          <table:table-cell table:style-name="ce2" table:formula="of:=INDEX(LINEST([.H38:.H41];[.$A$38:.$A$41]);2)" office:value-type="float" office:value="-0.00053545" calcext:value-type="float">
            <text:p>-0.000535</text:p>
          </table:table-cell>
          <table:table-cell table:style-name="ce2" table:formula="of:=INDEX(LINEST([.I38:.I41];[.$A$38:.$A$41]);2)" office:value-type="float" office:value="-0.00056573" calcext:value-type="float">
            <text:p>-0.000566</text:p>
          </table:table-cell>
          <table:table-cell table:style-name="ce2" table:formula="of:=INDEX(LINEST([.J38:.J41];[.$A$38:.$A$41]);2)" office:value-type="float" office:value="-0.000595139999999999" calcext:value-type="float">
            <text:p>-0.000595</text:p>
          </table:table-cell>
          <table:table-cell table:style-name="ce2" table:formula="of:=INDEX(LINEST([.K38:.K41];[.$A$38:.$A$41]);2)" office:value-type="float" office:value="-0.00062368" calcext:value-type="float">
            <text:p>-0.000624</text:p>
          </table:table-cell>
          <table:table-cell table:style-name="ce2" table:formula="of:=INDEX(LINEST([.L38:.L41];[.$A$38:.$A$41]);2)" office:value-type="float" office:value="-0.00065135" calcext:value-type="float">
            <text:p>-0.000651</text:p>
          </table:table-cell>
          <table:table-cell table:style-name="ce2" table:formula="of:=INDEX(LINEST([.M38:.M41];[.$A$38:.$A$41]);2)" office:value-type="float" office:value="-0.00067887" calcext:value-type="float">
            <text:p>-0.000679</text:p>
          </table:table-cell>
          <table:table-cell table:style-name="ce2" table:formula="of:=INDEX(LINEST([.N38:.N41];[.$A$38:.$A$41]);2)" office:value-type="float" office:value="-0.00070588" calcext:value-type="float">
            <text:p>-0.000706</text:p>
          </table:table-cell>
          <table:table-cell table:style-name="ce2" table:formula="of:=INDEX(LINEST([.O38:.O41];[.$A$38:.$A$41]);2)" office:value-type="float" office:value="-0.00073197" calcext:value-type="float">
            <text:p>-0.000732</text:p>
          </table:table-cell>
          <table:table-cell table:style-name="ce2" table:formula="of:=INDEX(LINEST([.P38:.P41];[.$A$38:.$A$41]);2)" office:value-type="float" office:value="-0.0007575" calcext:value-type="float">
            <text:p>-0.000758</text:p>
          </table:table-cell>
          <table:table-cell table:style-name="ce2" table:formula="of:=INDEX(LINEST([.Q38:.Q41];[.$A$38:.$A$41]);2)" office:value-type="float" office:value="-0.0007817" calcext:value-type="float">
            <text:p>-0.000782</text:p>
          </table:table-cell>
          <table:table-cell table:style-name="ce2" table:formula="of:=INDEX(LINEST([.R38:.R41];[.$A$38:.$A$41]);2)" office:value-type="float" office:value="-0.00080452" calcext:value-type="float">
            <text:p>-0.000805</text:p>
          </table:table-cell>
          <table:table-cell table:style-name="ce2" table:formula="of:=INDEX(LINEST([.S38:.S41];[.$A$38:.$A$41]);2)" office:value-type="float" office:value="-0.000825550000000001" calcext:value-type="float">
            <text:p>-0.000826</text:p>
          </table:table-cell>
          <table:table-cell table:style-name="ce2" table:formula="of:=INDEX(LINEST([.T38:.T41];[.$A$38:.$A$41]);2)" office:value-type="float" office:value="-0.00084515" calcext:value-type="float">
            <text:p>-0.000845</text:p>
          </table:table-cell>
        </table:table-row>
        <table:table-row table:style-name="ro1">
          <table:table-cell office:value-type="string" calcext:value-type="string">
            <text:p>X Intercept (Vt_o)</text:p>
          </table:table-cell>
          <table:table-cell table:style-name="ce3" table:formula="of:=-[.B44]/[.B43]" office:value-type="float" office:value="0.525052442313455" calcext:value-type="float">
            <text:p>0.53</text:p>
          </table:table-cell>
          <table:table-cell table:style-name="ce3" table:formula="of:=-[.C44]/[.C43]" office:value-type="float" office:value="0.573402340234023" calcext:value-type="float">
            <text:p>0.57</text:p>
          </table:table-cell>
          <table:table-cell table:style-name="ce3" table:formula="of:=-[.D44]/[.D43]" office:value-type="float" office:value="0.622222222222221" calcext:value-type="float">
            <text:p>0.62</text:p>
          </table:table-cell>
          <table:table-cell table:style-name="ce3" table:formula="of:=-[.E44]/[.E43]" office:value-type="float" office:value="0.669885679903729" calcext:value-type="float">
            <text:p>0.67</text:p>
          </table:table-cell>
          <table:table-cell table:style-name="ce3" table:formula="of:=-[.F44]/[.F43]" office:value-type="float" office:value="0.716917973462002" calcext:value-type="float">
            <text:p>0.72</text:p>
          </table:table-cell>
          <table:table-cell table:style-name="ce3" table:formula="of:=-[.G44]/[.G43]" office:value-type="float" office:value="0.76371333534926" calcext:value-type="float">
            <text:p>0.76</text:p>
          </table:table-cell>
          <table:table-cell table:style-name="ce3" table:formula="of:=-[.H44]/[.H43]" office:value-type="float" office:value="0.811287878787879" calcext:value-type="float">
            <text:p>0.81</text:p>
          </table:table-cell>
          <table:table-cell table:style-name="ce3" table:formula="of:=-[.I44]/[.I43]" office:value-type="float" office:value="0.858988764044944" calcext:value-type="float">
            <text:p>0.86</text:p>
          </table:table-cell>
          <table:table-cell table:style-name="ce3" table:formula="of:=-[.J44]/[.J43]" office:value-type="float" office:value="0.906120584652862" calcext:value-type="float">
            <text:p>0.91</text:p>
          </table:table-cell>
          <table:table-cell table:style-name="ce3" table:formula="of:=-[.K44]/[.K43]" office:value-type="float" office:value="0.952765047357165" calcext:value-type="float">
            <text:p>0.95</text:p>
          </table:table-cell>
          <table:table-cell table:style-name="ce3" table:formula="of:=-[.L44]/[.L43]" office:value-type="float" office:value="0.999003067484663" calcext:value-type="float">
            <text:p>1.00</text:p>
          </table:table-cell>
          <table:table-cell table:style-name="ce3" table:formula="of:=-[.M44]/[.M43]" office:value-type="float" office:value="1.04538035109332" calcext:value-type="float">
            <text:p>1.05</text:p>
          </table:table-cell>
          <table:table-cell table:style-name="ce3" table:formula="of:=-[.N44]/[.N43]" office:value-type="float" office:value="1.09167955459326" calcext:value-type="float">
            <text:p>1.09</text:p>
          </table:table-cell>
          <table:table-cell table:style-name="ce3" table:formula="of:=-[.O44]/[.O43]" office:value-type="float" office:value="1.13765930991607" calcext:value-type="float">
            <text:p>1.14</text:p>
          </table:table-cell>
          <table:table-cell table:style-name="ce3" table:formula="of:=-[.P44]/[.P43]" office:value-type="float" office:value="1.18359375" calcext:value-type="float">
            <text:p>1.18</text:p>
          </table:table-cell>
          <table:table-cell table:style-name="ce3" table:formula="of:=-[.Q44]/[.Q43]" office:value-type="float" office:value="1.22908805031447" calcext:value-type="float">
            <text:p>1.23</text:p>
          </table:table-cell>
          <table:table-cell table:style-name="ce3" table:formula="of:=-[.R44]/[.R43]" office:value-type="float" office:value="1.27418435223313" calcext:value-type="float">
            <text:p>1.27</text:p>
          </table:table-cell>
          <table:table-cell table:style-name="ce3" table:formula="of:=-[.S44]/[.S43]" office:value-type="float" office:value="1.31876996805112" calcext:value-type="float">
            <text:p>1.32</text:p>
          </table:table-cell>
          <table:table-cell table:style-name="ce3" table:formula="of:=-[.T44]/[.T43]" office:value-type="float" office:value="1.36314516129032" calcext:value-type="float">
            <text:p>1.36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RMS Error</text:p>
          </table:table-cell>
          <table:table-cell table:formula="of:=SUM([.B51:.T51])" office:value-type="float" office:value="0.382354140484377" calcext:value-type="float">
            <text:p>0.38235414048437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t gamma</text:p>
          </table:table-cell>
          <table:table-cell office:value-type="float" office:value="2.1" calcext:value-type="float">
            <text:p>2.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t Vt0</text:p>
          </table:table-cell>
          <table:table-cell office:value-type="float" office:value="0.4" calcext:value-type="float">
            <text:p>0.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urve fit equation</text:p>
          </table:table-cell>
          <table:table-cell table:formula="of:=[.$B$49]+[.$B$48]*(SQRT([.B2]+0.88)-SQRT(0.88))" office:value-type="float" office:value="0.508919317562609" calcext:value-type="float">
            <text:p>0.508919317562609</text:p>
          </table:table-cell>
          <table:table-cell table:formula="of:=[.$B$49]+[.$B$48]*(SQRT([.C2]+0.88)-SQRT(0.88))" office:value-type="float" office:value="0.561292609543526" calcext:value-type="float">
            <text:p>0.561292609543526</text:p>
          </table:table-cell>
          <table:table-cell table:formula="of:=[.$B$49]+[.$B$48]*(SQRT([.D2]+0.88)-SQRT(0.88))" office:value-type="float" office:value="0.612409398410945" calcext:value-type="float">
            <text:p>0.612409398410945</text:p>
          </table:table-cell>
          <table:table-cell table:formula="of:=[.$B$49]+[.$B$48]*(SQRT([.E2]+0.88)-SQRT(0.88))" office:value-type="float" office:value="0.662356001548436" calcext:value-type="float">
            <text:p>0.662356001548436</text:p>
          </table:table-cell>
          <table:table-cell table:formula="of:=[.$B$49]+[.$B$48]*(SQRT([.F2]+0.88)-SQRT(0.88))" office:value-type="float" office:value="0.711209284026205" calcext:value-type="float">
            <text:p>0.711209284026205</text:p>
          </table:table-cell>
          <table:table-cell table:formula="of:=[.$B$49]+[.$B$48]*(SQRT([.G2]+0.88)-SQRT(0.88))" office:value-type="float" office:value="0.759038047220137" calcext:value-type="float">
            <text:p>0.759038047220137</text:p>
          </table:table-cell>
          <table:table-cell table:formula="of:=[.$B$49]+[.$B$48]*(SQRT([.H2]+0.88)-SQRT(0.88))" office:value-type="float" office:value="0.805904165660959" calcext:value-type="float">
            <text:p>0.805904165660959</text:p>
          </table:table-cell>
          <table:table-cell table:formula="of:=[.$B$49]+[.$B$48]*(SQRT([.I2]+0.88)-SQRT(0.88))" office:value-type="float" office:value="0.851863525755027" calcext:value-type="float">
            <text:p>0.851863525755027</text:p>
          </table:table-cell>
          <table:table-cell table:formula="of:=[.$B$49]+[.$B$48]*(SQRT([.J2]+0.88)-SQRT(0.88))" office:value-type="float" office:value="0.896966807013013" calcext:value-type="float">
            <text:p>0.896966807013013</text:p>
          </table:table-cell>
          <table:table-cell table:formula="of:=[.$B$49]+[.$B$48]*(SQRT([.K2]+0.88)-SQRT(0.88))" office:value-type="float" office:value="0.941260136925453" calcext:value-type="float">
            <text:p>0.941260136925453</text:p>
          </table:table-cell>
          <table:table-cell table:formula="of:=[.$B$49]+[.$B$48]*(SQRT([.L2]+0.88)-SQRT(0.88))" office:value-type="float" office:value="0.984785643599412" calcext:value-type="float">
            <text:p>0.984785643599412</text:p>
          </table:table-cell>
          <table:table-cell table:formula="of:=[.$B$49]+[.$B$48]*(SQRT([.M2]+0.88)-SQRT(0.88))" office:value-type="float" office:value="1.02758192501329" calcext:value-type="float">
            <text:p>1.02758192501329</text:p>
          </table:table-cell>
          <table:table-cell table:formula="of:=[.$B$49]+[.$B$48]*(SQRT([.N2]+0.88)-SQRT(0.88))" office:value-type="float" office:value="1.06968444976923" calcext:value-type="float">
            <text:p>1.06968444976923</text:p>
          </table:table-cell>
          <table:table-cell table:formula="of:=[.$B$49]+[.$B$48]*(SQRT([.O2]+0.88)-SQRT(0.88))" office:value-type="float" office:value="1.11112590118294" calcext:value-type="float">
            <text:p>1.11112590118294</text:p>
          </table:table-cell>
          <table:table-cell table:formula="of:=[.$B$49]+[.$B$48]*(SQRT([.P2]+0.88)-SQRT(0.88))" office:value-type="float" office:value="1.15193647420546" calcext:value-type="float">
            <text:p>1.15193647420546</text:p>
          </table:table-cell>
          <table:table-cell table:formula="of:=[.$B$49]+[.$B$48]*(SQRT([.Q2]+0.88)-SQRT(0.88))" office:value-type="float" office:value="1.192144132847" calcext:value-type="float">
            <text:p>1.192144132847</text:p>
          </table:table-cell>
          <table:table-cell table:formula="of:=[.$B$49]+[.$B$48]*(SQRT([.R2]+0.88)-SQRT(0.88))" office:value-type="float" office:value="1.23177483434069" calcext:value-type="float">
            <text:p>1.23177483434069</text:p>
          </table:table-cell>
          <table:table-cell table:formula="of:=[.$B$49]+[.$B$48]*(SQRT([.S2]+0.88)-SQRT(0.88))" office:value-type="float" office:value="1.27085272515258" calcext:value-type="float">
            <text:p>1.27085272515258</text:p>
          </table:table-cell>
          <table:table-cell table:formula="of:=[.$B$49]+[.$B$48]*(SQRT([.T2]+0.88)-SQRT(0.88))" office:value-type="float" office:value="1.3094003130426" calcext:value-type="float">
            <text:p>1.3094003130426</text:p>
          </table:table-cell>
        </table:table-row>
        <table:table-row table:style-name="ro1">
          <table:table-cell office:value-type="string" calcext:value-type="string">
            <text:p>Error RMS</text:p>
          </table:table-cell>
          <table:table-cell table:formula="of:=SQRT(([.B50]-[.B45])^2)" office:value-type="float" office:value="0.0161331247508456" calcext:value-type="float">
            <text:p>0.016133124750846</text:p>
          </table:table-cell>
          <table:table-cell table:formula="of:=SQRT(([.C50]-[.C45])^2)" office:value-type="float" office:value="0.0121097306904976" calcext:value-type="float">
            <text:p>0.012109730690498</text:p>
          </table:table-cell>
          <table:table-cell table:formula="of:=SQRT(([.D50]-[.D45])^2)" office:value-type="float" office:value="0.00981282381127624" calcext:value-type="float">
            <text:p>0.009812823811276</text:p>
          </table:table-cell>
          <table:table-cell table:formula="of:=SQRT(([.E50]-[.E45])^2)" office:value-type="float" office:value="0.00752967835529328" calcext:value-type="float">
            <text:p>0.007529678355293</text:p>
          </table:table-cell>
          <table:table-cell table:formula="of:=SQRT(([.F50]-[.F45])^2)" office:value-type="float" office:value="0.00570868943579694" calcext:value-type="float">
            <text:p>0.005708689435797</text:p>
          </table:table-cell>
          <table:table-cell table:formula="of:=SQRT(([.G50]-[.G45])^2)" office:value-type="float" office:value="0.00467528812912255" calcext:value-type="float">
            <text:p>0.004675288129123</text:p>
          </table:table-cell>
          <table:table-cell table:formula="of:=SQRT(([.H50]-[.H45])^2)" office:value-type="float" office:value="0.00538371312691976" calcext:value-type="float">
            <text:p>0.00538371312692</text:p>
          </table:table-cell>
          <table:table-cell table:formula="of:=SQRT(([.I50]-[.I45])^2)" office:value-type="float" office:value="0.00712523828991696" calcext:value-type="float">
            <text:p>0.007125238289917</text:p>
          </table:table-cell>
          <table:table-cell table:formula="of:=SQRT(([.J50]-[.J45])^2)" office:value-type="float" office:value="0.00915377763984893" calcext:value-type="float">
            <text:p>0.009153777639849</text:p>
          </table:table-cell>
          <table:table-cell table:formula="of:=SQRT(([.K50]-[.K45])^2)" office:value-type="float" office:value="0.0115049104317116" calcext:value-type="float">
            <text:p>0.011504910431712</text:p>
          </table:table-cell>
          <table:table-cell table:formula="of:=SQRT(([.L50]-[.L45])^2)" office:value-type="float" office:value="0.0142174238852513" calcext:value-type="float">
            <text:p>0.014217423885251</text:p>
          </table:table-cell>
          <table:table-cell table:formula="of:=SQRT(([.M50]-[.M45])^2)" office:value-type="float" office:value="0.0177984260800306" calcext:value-type="float">
            <text:p>0.017798426080031</text:p>
          </table:table-cell>
          <table:table-cell table:formula="of:=SQRT(([.N50]-[.N45])^2)" office:value-type="float" office:value="0.0219951048240246" calcext:value-type="float">
            <text:p>0.021995104824025</text:p>
          </table:table-cell>
          <table:table-cell table:formula="of:=SQRT(([.O50]-[.O45])^2)" office:value-type="float" office:value="0.0265334087331337" calcext:value-type="float">
            <text:p>0.026533408733134</text:p>
          </table:table-cell>
          <table:table-cell table:formula="of:=SQRT(([.P50]-[.P45])^2)" office:value-type="float" office:value="0.0316572757945388" calcext:value-type="float">
            <text:p>0.031657275794539</text:p>
          </table:table-cell>
          <table:table-cell table:formula="of:=SQRT(([.Q50]-[.Q45])^2)" office:value-type="float" office:value="0.0369439174674657" calcext:value-type="float">
            <text:p>0.036943917467466</text:p>
          </table:table-cell>
          <table:table-cell table:formula="of:=SQRT(([.R50]-[.R45])^2)" office:value-type="float" office:value="0.0424095178924433" calcext:value-type="float">
            <text:p>0.042409517892443</text:p>
          </table:table-cell>
          <table:table-cell table:formula="of:=SQRT(([.S50]-[.S45])^2)" office:value-type="float" office:value="0.0479172428985351" calcext:value-type="float">
            <text:p>0.047917242898535</text:p>
          </table:table-cell>
          <table:table-cell table:formula="of:=SQRT(([.T50]-[.T45])^2)" office:value-type="float" office:value="0.0537448482477247" calcext:value-type="float">
            <text:p>0.0537448482477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21-10-26T21:27:38.838590153</dc:date>
    <meta:editing-duration>PT16M53S</meta:editing-duration>
    <meta:editing-cycles>4</meta:editing-cycles>
    <meta:document-statistic meta:table-count="1" meta:cell-count="92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18.401cm" svg:height="10.971cm" xlink:href=".." xlink:type="simple" chart:class="chart:line" chart:style-name="ch1">
        <chart:title svg:x="5.439cm" svg:y="0.354cm" chart:style-name="ch2">
          <text:p>I_d vs V_g; sweep as function of V_s</text:p>
        </chart:title>
        <chart:subtitle svg:x="6.841cm" svg:y="1.327cm" chart:style-name="ch3">
          <text:p>Each line is a different V_s</text:p>
        </chart:subtitle>
        <chart:legend chart:legend-position="end" svg:x="16.396cm" svg:y="1.207cm" style:legend-expansion="high" chart:style-name="ch4"/>
        <chart:plot-area chart:style-name="ch5" table:cell-range-address="vsweep2.A2:vsweep2.T41" chart:data-source-has-labels="both" svg:x="1.327cm" svg:y="2.201cm" svg:width="14.701cm" svg:height="7.622cm">
          <chartooo:coordinate-region svg:x="2.716cm" svg:y="2.374cm" svg:width="13.191cm" svg:height="7.277cm"/>
          <chart:axis chart:dimension="x" chart:name="primary-x" chart:style-name="ch6" chartooo:axis-type="auto">
            <chartooo:date-scale/>
            <chart:title svg:x="7.852cm" svg:y="10.042cm" chart:style-name="ch7">
              <text:p>V_g (volts)</text:p>
            </chart:title>
            <chart:categories table:cell-range-address="vsweep2.A3:vsweep2.A41"/>
          </chart:axis>
          <chart:axis chart:dimension="y" chart:name="primary-y" chart:style-name="ch6">
            <chart:title svg:x="0.451cm" svg:y="6.546cm" chart:style-name="ch8">
              <text:p>I_d (A)</text:p>
            </chart:title>
            <chart:grid chart:style-name="ch9" chart:class="major"/>
          </chart:axis>
          <chart:series chart:style-name="ch10" chart:values-cell-range-address="vsweep2.B3:vsweep2.B41" chart:label-cell-address="vsweep2.B2:vsweep2.B2" chart:class="chart:line">
            <chart:data-point chart:repeated="39"/>
          </chart:series>
          <chart:series chart:style-name="ch11" chart:values-cell-range-address="vsweep2.C3:vsweep2.C41" chart:label-cell-address="vsweep2.C2:vsweep2.C2" chart:class="chart:line">
            <chart:data-point chart:repeated="39"/>
          </chart:series>
          <chart:series chart:style-name="ch12" chart:values-cell-range-address="vsweep2.D3:vsweep2.D41" chart:label-cell-address="vsweep2.D2:vsweep2.D2" chart:class="chart:line">
            <chart:data-point chart:repeated="39"/>
          </chart:series>
          <chart:series chart:style-name="ch13" chart:values-cell-range-address="vsweep2.E3:vsweep2.E41" chart:label-cell-address="vsweep2.E2:vsweep2.E2" chart:class="chart:line">
            <chart:data-point chart:repeated="39"/>
          </chart:series>
          <chart:series chart:style-name="ch14" chart:values-cell-range-address="vsweep2.F3:vsweep2.F41" chart:label-cell-address="vsweep2.F2:vsweep2.F2" chart:class="chart:line">
            <chart:data-point chart:repeated="39"/>
          </chart:series>
          <chart:series chart:style-name="ch15" chart:values-cell-range-address="vsweep2.G3:vsweep2.G41" chart:label-cell-address="vsweep2.G2:vsweep2.G2" chart:class="chart:line">
            <chart:data-point chart:repeated="39"/>
          </chart:series>
          <chart:series chart:style-name="ch16" chart:values-cell-range-address="vsweep2.H3:vsweep2.H41" chart:label-cell-address="vsweep2.H2:vsweep2.H2" chart:class="chart:line">
            <chart:data-point chart:repeated="39"/>
          </chart:series>
          <chart:series chart:style-name="ch17" chart:values-cell-range-address="vsweep2.I3:vsweep2.I41" chart:label-cell-address="vsweep2.I2:vsweep2.I2" chart:class="chart:line">
            <chart:data-point chart:repeated="39"/>
          </chart:series>
          <chart:series chart:style-name="ch18" chart:values-cell-range-address="vsweep2.J3:vsweep2.J41" chart:label-cell-address="vsweep2.J2:vsweep2.J2" chart:class="chart:line">
            <chart:data-point chart:repeated="39"/>
          </chart:series>
          <chart:series chart:style-name="ch19" chart:values-cell-range-address="vsweep2.K3:vsweep2.K41" chart:label-cell-address="vsweep2.K2:vsweep2.K2" chart:class="chart:line">
            <chart:data-point chart:repeated="39"/>
          </chart:series>
          <chart:series chart:style-name="ch20" chart:values-cell-range-address="vsweep2.L3:vsweep2.L41" chart:label-cell-address="vsweep2.L2:vsweep2.L2" chart:class="chart:line">
            <chart:data-point chart:repeated="39"/>
          </chart:series>
          <chart:series chart:style-name="ch21" chart:values-cell-range-address="vsweep2.M3:vsweep2.M41" chart:label-cell-address="vsweep2.M2:vsweep2.M2" chart:class="chart:line">
            <chart:data-point chart:repeated="39"/>
          </chart:series>
          <chart:series chart:style-name="ch22" chart:values-cell-range-address="vsweep2.N3:vsweep2.N41" chart:label-cell-address="vsweep2.N2:vsweep2.N2" chart:class="chart:line">
            <chart:data-point chart:repeated="39"/>
          </chart:series>
          <chart:series chart:style-name="ch23" chart:values-cell-range-address="vsweep2.O3:vsweep2.O41" chart:label-cell-address="vsweep2.O2:vsweep2.O2" chart:class="chart:line">
            <chart:data-point chart:repeated="39"/>
          </chart:series>
          <chart:series chart:style-name="ch24" chart:values-cell-range-address="vsweep2.P3:vsweep2.P41" chart:label-cell-address="vsweep2.P2:vsweep2.P2" chart:class="chart:line">
            <chart:data-point chart:repeated="39"/>
          </chart:series>
          <chart:series chart:style-name="ch13" chart:values-cell-range-address="vsweep2.Q3:vsweep2.Q41" chart:label-cell-address="vsweep2.Q2:vsweep2.Q2" chart:class="chart:line">
            <chart:data-point chart:repeated="39"/>
          </chart:series>
          <chart:series chart:style-name="ch14" chart:values-cell-range-address="vsweep2.R3:vsweep2.R41" chart:label-cell-address="vsweep2.R2:vsweep2.R2" chart:class="chart:line">
            <chart:data-point chart:repeated="39"/>
          </chart:series>
          <chart:series chart:style-name="ch15" chart:values-cell-range-address="vsweep2.S3:vsweep2.S41" chart:label-cell-address="vsweep2.S2:vsweep2.S2" chart:class="chart:line">
            <chart:data-point chart:repeated="39"/>
          </chart:series>
          <chart:series chart:style-name="ch16" chart:values-cell-range-address="vsweep2.T3:vsweep2.T41" chart:label-cell-address="vsweep2.T2:vsweep2.T2" chart:class="chart:line">
            <chart:data-point chart:repeated="39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</text:p>
                <draw:g>
                  <svg:desc>vsweep2.B2:vsweep2.B2</svg:desc>
                </draw:g>
              </table:table-cell>
              <table:table-cell office:value-type="string">
                <text:p>0.15</text:p>
                <draw:g>
                  <svg:desc>vsweep2.C2:vsweep2.C2</svg:desc>
                </draw:g>
              </table:table-cell>
              <table:table-cell office:value-type="string">
                <text:p>0.2</text:p>
                <draw:g>
                  <svg:desc>vsweep2.D2:vsweep2.D2</svg:desc>
                </draw:g>
              </table:table-cell>
              <table:table-cell office:value-type="string">
                <text:p>0.25</text:p>
                <draw:g>
                  <svg:desc>vsweep2.E2:vsweep2.E2</svg:desc>
                </draw:g>
              </table:table-cell>
              <table:table-cell office:value-type="string">
                <text:p>0.3</text:p>
                <draw:g>
                  <svg:desc>vsweep2.F2:vsweep2.F2</svg:desc>
                </draw:g>
              </table:table-cell>
              <table:table-cell office:value-type="string">
                <text:p>0.35</text:p>
                <draw:g>
                  <svg:desc>vsweep2.G2:vsweep2.G2</svg:desc>
                </draw:g>
              </table:table-cell>
              <table:table-cell office:value-type="string">
                <text:p>0.4</text:p>
                <draw:g>
                  <svg:desc>vsweep2.H2:vsweep2.H2</svg:desc>
                </draw:g>
              </table:table-cell>
              <table:table-cell office:value-type="string">
                <text:p>0.45</text:p>
                <draw:g>
                  <svg:desc>vsweep2.I2:vsweep2.I2</svg:desc>
                </draw:g>
              </table:table-cell>
              <table:table-cell office:value-type="string">
                <text:p>0.5</text:p>
                <draw:g>
                  <svg:desc>vsweep2.J2:vsweep2.J2</svg:desc>
                </draw:g>
              </table:table-cell>
              <table:table-cell office:value-type="string">
                <text:p>0.55</text:p>
                <draw:g>
                  <svg:desc>vsweep2.K2:vsweep2.K2</svg:desc>
                </draw:g>
              </table:table-cell>
              <table:table-cell office:value-type="string">
                <text:p>0.6</text:p>
                <draw:g>
                  <svg:desc>vsweep2.L2:vsweep2.L2</svg:desc>
                </draw:g>
              </table:table-cell>
              <table:table-cell office:value-type="string">
                <text:p>0.65</text:p>
                <draw:g>
                  <svg:desc>vsweep2.M2:vsweep2.M2</svg:desc>
                </draw:g>
              </table:table-cell>
              <table:table-cell office:value-type="string">
                <text:p>0.7</text:p>
                <draw:g>
                  <svg:desc>vsweep2.N2:vsweep2.N2</svg:desc>
                </draw:g>
              </table:table-cell>
              <table:table-cell office:value-type="string">
                <text:p>0.75</text:p>
                <draw:g>
                  <svg:desc>vsweep2.O2:vsweep2.O2</svg:desc>
                </draw:g>
              </table:table-cell>
              <table:table-cell office:value-type="string">
                <text:p>0.8</text:p>
                <draw:g>
                  <svg:desc>vsweep2.P2:vsweep2.P2</svg:desc>
                </draw:g>
              </table:table-cell>
              <table:table-cell office:value-type="string">
                <text:p>0.85</text:p>
                <draw:g>
                  <svg:desc>vsweep2.Q2:vsweep2.Q2</svg:desc>
                </draw:g>
              </table:table-cell>
              <table:table-cell office:value-type="string">
                <text:p>0.9</text:p>
                <draw:g>
                  <svg:desc>vsweep2.R2:vsweep2.R2</svg:desc>
                </draw:g>
              </table:table-cell>
              <table:table-cell office:value-type="string">
                <text:p>0.95</text:p>
                <draw:g>
                  <svg:desc>vsweep2.S2:vsweep2.S2</svg:desc>
                </draw:g>
              </table:table-cell>
              <table:table-cell office:value-type="string">
                <text:p>1</text:p>
                <draw:g>
                  <svg:desc>vsweep2.T2:vsweep2.T2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vsweep2.A3:vsweep2.A41</svg:desc>
                </draw:g>
              </table:table-cell>
              <table:table-cell office:value-type="float" office:value="2E-016">
                <text:p>2E-016</text:p>
                <draw:g>
                  <svg:desc>vsweep2.B3:vsweep2.B41</svg:desc>
                </draw:g>
              </table:table-cell>
              <table:table-cell office:value-type="float" office:value="-0.000000003736">
                <text:p>-0.000000003736</text:p>
                <draw:g>
                  <svg:desc>vsweep2.C3:vsweep2.C41</svg:desc>
                </draw:g>
              </table:table-cell>
              <table:table-cell office:value-type="float" office:value="-0.000000004359">
                <text:p>-0.000000004359</text:p>
                <draw:g>
                  <svg:desc>vsweep2.D3:vsweep2.D41</svg:desc>
                </draw:g>
              </table:table-cell>
              <table:table-cell office:value-type="float" office:value="-0.000000004929">
                <text:p>-0.000000004929</text:p>
                <draw:g>
                  <svg:desc>vsweep2.E3:vsweep2.E41</svg:desc>
                </draw:g>
              </table:table-cell>
              <table:table-cell office:value-type="float" office:value="-0.000000005505">
                <text:p>-0.000000005505</text:p>
                <draw:g>
                  <svg:desc>vsweep2.F3:vsweep2.F41</svg:desc>
                </draw:g>
              </table:table-cell>
              <table:table-cell office:value-type="float" office:value="-0.000000006104">
                <text:p>-0.000000006104</text:p>
                <draw:g>
                  <svg:desc>vsweep2.G3:vsweep2.G41</svg:desc>
                </draw:g>
              </table:table-cell>
              <table:table-cell office:value-type="float" office:value="-0.000000006732">
                <text:p>-0.000000006732</text:p>
                <draw:g>
                  <svg:desc>vsweep2.H3:vsweep2.H41</svg:desc>
                </draw:g>
              </table:table-cell>
              <table:table-cell office:value-type="float" office:value="-0.000000007394">
                <text:p>-0.000000007394</text:p>
                <draw:g>
                  <svg:desc>vsweep2.I3:vsweep2.I41</svg:desc>
                </draw:g>
              </table:table-cell>
              <table:table-cell office:value-type="float" office:value="-0.000000008095">
                <text:p>-0.000000008095</text:p>
                <draw:g>
                  <svg:desc>vsweep2.J3:vsweep2.J41</svg:desc>
                </draw:g>
              </table:table-cell>
              <table:table-cell office:value-type="float" office:value="-0.000000008836">
                <text:p>-0.000000008836</text:p>
                <draw:g>
                  <svg:desc>vsweep2.K3:vsweep2.K41</svg:desc>
                </draw:g>
              </table:table-cell>
              <table:table-cell office:value-type="float" office:value="-0.000000009622">
                <text:p>-0.000000009622</text:p>
                <draw:g>
                  <svg:desc>vsweep2.L3:vsweep2.L41</svg:desc>
                </draw:g>
              </table:table-cell>
              <table:table-cell office:value-type="float" office:value="-0.00000001045">
                <text:p>-0.00000001045</text:p>
                <draw:g>
                  <svg:desc>vsweep2.M3:vsweep2.M41</svg:desc>
                </draw:g>
              </table:table-cell>
              <table:table-cell office:value-type="float" office:value="-0.00000001134">
                <text:p>-0.00000001134</text:p>
                <draw:g>
                  <svg:desc>vsweep2.N3:vsweep2.N41</svg:desc>
                </draw:g>
              </table:table-cell>
              <table:table-cell office:value-type="float" office:value="-0.00000001227">
                <text:p>-0.00000001227</text:p>
                <draw:g>
                  <svg:desc>vsweep2.O3:vsweep2.O41</svg:desc>
                </draw:g>
              </table:table-cell>
              <table:table-cell office:value-type="float" office:value="-0.00000001326">
                <text:p>-0.00000001326</text:p>
                <draw:g>
                  <svg:desc>vsweep2.P3:vsweep2.P41</svg:desc>
                </draw:g>
              </table:table-cell>
              <table:table-cell office:value-type="float" office:value="-0.0000000143">
                <text:p>-0.0000000143</text:p>
                <draw:g>
                  <svg:desc>vsweep2.Q3:vsweep2.Q41</svg:desc>
                </draw:g>
              </table:table-cell>
              <table:table-cell office:value-type="float" office:value="-0.00000001541">
                <text:p>-0.00000001541</text:p>
                <draw:g>
                  <svg:desc>vsweep2.R3:vsweep2.R41</svg:desc>
                </draw:g>
              </table:table-cell>
              <table:table-cell office:value-type="float" office:value="-0.00000001658">
                <text:p>-0.00000001658</text:p>
                <draw:g>
                  <svg:desc>vsweep2.S3:vsweep2.S41</svg:desc>
                </draw:g>
              </table:table-cell>
              <table:table-cell office:value-type="float" office:value="-0.00000001781">
                <text:p>-0.00000001781</text:p>
                <draw:g>
                  <svg:desc>vsweep2.T3:vsweep2.T41</svg:desc>
                </draw:g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00000001831">
                <text:p>0.00000001831</text:p>
              </table:table-cell>
              <table:table-cell office:value-type="float" office:value="0.000000000002152">
                <text:p>0.000000000002152</text:p>
              </table:table-cell>
              <table:table-cell office:value-type="float" office:value="-0.000000003736">
                <text:p>-0.000000003736</text:p>
              </table:table-cell>
              <table:table-cell office:value-type="float" office:value="-0.000000004359">
                <text:p>-0.000000004359</text:p>
              </table:table-cell>
              <table:table-cell office:value-type="float" office:value="-0.000000004929">
                <text:p>-0.000000004929</text:p>
              </table:table-cell>
              <table:table-cell office:value-type="float" office:value="-0.000000005505">
                <text:p>-0.000000005505</text:p>
              </table:table-cell>
              <table:table-cell office:value-type="float" office:value="-0.000000006104">
                <text:p>-0.000000006104</text:p>
              </table:table-cell>
              <table:table-cell office:value-type="float" office:value="-0.000000006732">
                <text:p>-0.000000006732</text:p>
              </table:table-cell>
              <table:table-cell office:value-type="float" office:value="-0.000000007394">
                <text:p>-0.000000007394</text:p>
              </table:table-cell>
              <table:table-cell office:value-type="float" office:value="-0.000000008095">
                <text:p>-0.000000008095</text:p>
              </table:table-cell>
              <table:table-cell office:value-type="float" office:value="-0.000000008836">
                <text:p>-0.000000008836</text:p>
              </table:table-cell>
              <table:table-cell office:value-type="float" office:value="-0.000000009622">
                <text:p>-0.000000009622</text:p>
              </table:table-cell>
              <table:table-cell office:value-type="float" office:value="-0.00000001045">
                <text:p>-0.00000001045</text:p>
              </table:table-cell>
              <table:table-cell office:value-type="float" office:value="-0.00000001134">
                <text:p>-0.00000001134</text:p>
              </table:table-cell>
              <table:table-cell office:value-type="float" office:value="-0.00000001227">
                <text:p>-0.00000001227</text:p>
              </table:table-cell>
              <table:table-cell office:value-type="float" office:value="-0.00000001326">
                <text:p>-0.00000001326</text:p>
              </table:table-cell>
              <table:table-cell office:value-type="float" office:value="-0.0000000143">
                <text:p>-0.0000000143</text:p>
              </table:table-cell>
              <table:table-cell office:value-type="float" office:value="-0.00000001541">
                <text:p>-0.00000001541</text:p>
              </table:table-cell>
              <table:table-cell office:value-type="float" office:value="-0.00000001658">
                <text:p>-0.0000000165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000001037">
                <text:p>0.0000001037</text:p>
              </table:table-cell>
              <table:table-cell office:value-type="float" office:value="0.00000001831">
                <text:p>0.00000001831</text:p>
              </table:table-cell>
              <table:table-cell office:value-type="float" office:value="0.000000000002152">
                <text:p>0.000000000002152</text:p>
              </table:table-cell>
              <table:table-cell office:value-type="float" office:value="-0.000000003736">
                <text:p>-0.000000003736</text:p>
              </table:table-cell>
              <table:table-cell office:value-type="float" office:value="-0.000000004359">
                <text:p>-0.000000004359</text:p>
              </table:table-cell>
              <table:table-cell office:value-type="float" office:value="-0.000000004929">
                <text:p>-0.000000004929</text:p>
              </table:table-cell>
              <table:table-cell office:value-type="float" office:value="-0.000000005505">
                <text:p>-0.000000005505</text:p>
              </table:table-cell>
              <table:table-cell office:value-type="float" office:value="-0.000000006104">
                <text:p>-0.000000006104</text:p>
              </table:table-cell>
              <table:table-cell office:value-type="float" office:value="-0.000000006732">
                <text:p>-0.000000006732</text:p>
              </table:table-cell>
              <table:table-cell office:value-type="float" office:value="-0.000000007394">
                <text:p>-0.000000007394</text:p>
              </table:table-cell>
              <table:table-cell office:value-type="float" office:value="-0.000000008095">
                <text:p>-0.000000008095</text:p>
              </table:table-cell>
              <table:table-cell office:value-type="float" office:value="-0.000000008836">
                <text:p>-0.000000008836</text:p>
              </table:table-cell>
              <table:table-cell office:value-type="float" office:value="-0.000000009622">
                <text:p>-0.000000009622</text:p>
              </table:table-cell>
              <table:table-cell office:value-type="float" office:value="-0.00000001045">
                <text:p>-0.00000001045</text:p>
              </table:table-cell>
              <table:table-cell office:value-type="float" office:value="-0.00000001134">
                <text:p>-0.00000001134</text:p>
              </table:table-cell>
              <table:table-cell office:value-type="float" office:value="-0.00000001227">
                <text:p>-0.00000001227</text:p>
              </table:table-cell>
              <table:table-cell office:value-type="float" office:value="-0.00000001326">
                <text:p>-0.00000001326</text:p>
              </table:table-cell>
              <table:table-cell office:value-type="float" office:value="-0.0000000143">
                <text:p>-0.0000000143</text:p>
              </table:table-cell>
              <table:table-cell office:value-type="float" office:value="-0.00000001541">
                <text:p>-0.0000000154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000005466">
                <text:p>0.0000005466</text:p>
              </table:table-cell>
              <table:table-cell office:value-type="float" office:value="0.0000001037">
                <text:p>0.0000001037</text:p>
              </table:table-cell>
              <table:table-cell office:value-type="float" office:value="0.00000001831">
                <text:p>0.00000001831</text:p>
              </table:table-cell>
              <table:table-cell office:value-type="float" office:value="0.000000000002153">
                <text:p>0.000000000002153</text:p>
              </table:table-cell>
              <table:table-cell office:value-type="float" office:value="-0.000000003736">
                <text:p>-0.000000003736</text:p>
              </table:table-cell>
              <table:table-cell office:value-type="float" office:value="-0.000000004359">
                <text:p>-0.000000004359</text:p>
              </table:table-cell>
              <table:table-cell office:value-type="float" office:value="-0.000000004929">
                <text:p>-0.000000004929</text:p>
              </table:table-cell>
              <table:table-cell office:value-type="float" office:value="-0.000000005505">
                <text:p>-0.000000005505</text:p>
              </table:table-cell>
              <table:table-cell office:value-type="float" office:value="-0.000000006104">
                <text:p>-0.000000006104</text:p>
              </table:table-cell>
              <table:table-cell office:value-type="float" office:value="-0.000000006732">
                <text:p>-0.000000006732</text:p>
              </table:table-cell>
              <table:table-cell office:value-type="float" office:value="-0.000000007394">
                <text:p>-0.000000007394</text:p>
              </table:table-cell>
              <table:table-cell office:value-type="float" office:value="-0.000000008095">
                <text:p>-0.000000008095</text:p>
              </table:table-cell>
              <table:table-cell office:value-type="float" office:value="-0.000000008836">
                <text:p>-0.000000008836</text:p>
              </table:table-cell>
              <table:table-cell office:value-type="float" office:value="-0.000000009622">
                <text:p>-0.000000009622</text:p>
              </table:table-cell>
              <table:table-cell office:value-type="float" office:value="-0.00000001045">
                <text:p>-0.00000001045</text:p>
              </table:table-cell>
              <table:table-cell office:value-type="float" office:value="-0.00000001134">
                <text:p>-0.00000001134</text:p>
              </table:table-cell>
              <table:table-cell office:value-type="float" office:value="-0.00000001227">
                <text:p>-0.00000001227</text:p>
              </table:table-cell>
              <table:table-cell office:value-type="float" office:value="-0.00000001326">
                <text:p>-0.00000001326</text:p>
              </table:table-cell>
              <table:table-cell office:value-type="float" office:value="-0.0000000143">
                <text:p>-0.000000014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00002501">
                <text:p>0.000002501</text:p>
              </table:table-cell>
              <table:table-cell office:value-type="float" office:value="0.0000005496">
                <text:p>0.0000005496</text:p>
              </table:table-cell>
              <table:table-cell office:value-type="float" office:value="0.0000001037">
                <text:p>0.0000001037</text:p>
              </table:table-cell>
              <table:table-cell office:value-type="float" office:value="0.00000001831">
                <text:p>0.00000001831</text:p>
              </table:table-cell>
              <table:table-cell office:value-type="float" office:value="0.000000000002153">
                <text:p>0.000000000002153</text:p>
              </table:table-cell>
              <table:table-cell office:value-type="float" office:value="-0.000000003736">
                <text:p>-0.000000003736</text:p>
              </table:table-cell>
              <table:table-cell office:value-type="float" office:value="-0.000000004359">
                <text:p>-0.000000004359</text:p>
              </table:table-cell>
              <table:table-cell office:value-type="float" office:value="-0.000000004929">
                <text:p>-0.000000004929</text:p>
              </table:table-cell>
              <table:table-cell office:value-type="float" office:value="-0.000000005505">
                <text:p>-0.000000005505</text:p>
              </table:table-cell>
              <table:table-cell office:value-type="float" office:value="-0.000000006104">
                <text:p>-0.000000006104</text:p>
              </table:table-cell>
              <table:table-cell office:value-type="float" office:value="-0.000000006732">
                <text:p>-0.000000006732</text:p>
              </table:table-cell>
              <table:table-cell office:value-type="float" office:value="-0.000000007394">
                <text:p>-0.000000007394</text:p>
              </table:table-cell>
              <table:table-cell office:value-type="float" office:value="-0.000000008095">
                <text:p>-0.000000008095</text:p>
              </table:table-cell>
              <table:table-cell office:value-type="float" office:value="-0.000000008836">
                <text:p>-0.000000008836</text:p>
              </table:table-cell>
              <table:table-cell office:value-type="float" office:value="-0.000000009622">
                <text:p>-0.000000009622</text:p>
              </table:table-cell>
              <table:table-cell office:value-type="float" office:value="-0.00000001045">
                <text:p>-0.00000001045</text:p>
              </table:table-cell>
              <table:table-cell office:value-type="float" office:value="-0.00000001134">
                <text:p>-0.00000001134</text:p>
              </table:table-cell>
              <table:table-cell office:value-type="float" office:value="-0.00000001227">
                <text:p>-0.00000001227</text:p>
              </table:table-cell>
              <table:table-cell office:value-type="float" office:value="-0.00000001326">
                <text:p>-0.0000000132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000008483">
                <text:p>0.000008483</text:p>
              </table:table-cell>
              <table:table-cell office:value-type="float" office:value="0.000002501">
                <text:p>0.000002501</text:p>
              </table:table-cell>
              <table:table-cell office:value-type="float" office:value="0.0000005496">
                <text:p>0.0000005496</text:p>
              </table:table-cell>
              <table:table-cell office:value-type="float" office:value="0.0000001037">
                <text:p>0.0000001037</text:p>
              </table:table-cell>
              <table:table-cell office:value-type="float" office:value="0.00000001831">
                <text:p>0.00000001831</text:p>
              </table:table-cell>
              <table:table-cell office:value-type="float" office:value="0.000000000002153">
                <text:p>0.000000000002153</text:p>
              </table:table-cell>
              <table:table-cell office:value-type="float" office:value="-0.000000003736">
                <text:p>-0.000000003736</text:p>
              </table:table-cell>
              <table:table-cell office:value-type="float" office:value="-0.000000004359">
                <text:p>-0.000000004359</text:p>
              </table:table-cell>
              <table:table-cell office:value-type="float" office:value="-0.000000004929">
                <text:p>-0.000000004929</text:p>
              </table:table-cell>
              <table:table-cell office:value-type="float" office:value="-0.000000005505">
                <text:p>-0.000000005505</text:p>
              </table:table-cell>
              <table:table-cell office:value-type="float" office:value="-0.000000006104">
                <text:p>-0.000000006104</text:p>
              </table:table-cell>
              <table:table-cell office:value-type="float" office:value="-0.000000006732">
                <text:p>-0.000000006732</text:p>
              </table:table-cell>
              <table:table-cell office:value-type="float" office:value="-0.000000007394">
                <text:p>-0.000000007394</text:p>
              </table:table-cell>
              <table:table-cell office:value-type="float" office:value="-0.000000008095">
                <text:p>-0.000000008095</text:p>
              </table:table-cell>
              <table:table-cell office:value-type="float" office:value="-0.000000008836">
                <text:p>-0.000000008836</text:p>
              </table:table-cell>
              <table:table-cell office:value-type="float" office:value="-0.000000009622">
                <text:p>-0.000000009622</text:p>
              </table:table-cell>
              <table:table-cell office:value-type="float" office:value="-0.00000001045">
                <text:p>-0.00000001045</text:p>
              </table:table-cell>
              <table:table-cell office:value-type="float" office:value="-0.00000001134">
                <text:p>-0.00000001134</text:p>
              </table:table-cell>
              <table:table-cell office:value-type="float" office:value="-0.00000001227">
                <text:p>-0.0000000122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0002009">
                <text:p>0.00002009</text:p>
              </table:table-cell>
              <table:table-cell office:value-type="float" office:value="0.000008483">
                <text:p>0.000008483</text:p>
              </table:table-cell>
              <table:table-cell office:value-type="float" office:value="0.000002501">
                <text:p>0.000002501</text:p>
              </table:table-cell>
              <table:table-cell office:value-type="float" office:value="0.0000005496">
                <text:p>0.0000005496</text:p>
              </table:table-cell>
              <table:table-cell office:value-type="float" office:value="0.0000001037">
                <text:p>0.0000001037</text:p>
              </table:table-cell>
              <table:table-cell office:value-type="float" office:value="0.00000001831">
                <text:p>0.00000001831</text:p>
              </table:table-cell>
              <table:table-cell office:value-type="float" office:value="0.000000000002153">
                <text:p>0.000000000002153</text:p>
              </table:table-cell>
              <table:table-cell office:value-type="float" office:value="-0.000000003736">
                <text:p>-0.000000003736</text:p>
              </table:table-cell>
              <table:table-cell office:value-type="float" office:value="-0.000000004359">
                <text:p>-0.000000004359</text:p>
              </table:table-cell>
              <table:table-cell office:value-type="float" office:value="-0.000000004929">
                <text:p>-0.000000004929</text:p>
              </table:table-cell>
              <table:table-cell office:value-type="float" office:value="-0.000000005505">
                <text:p>-0.000000005505</text:p>
              </table:table-cell>
              <table:table-cell office:value-type="float" office:value="-0.000000006104">
                <text:p>-0.000000006104</text:p>
              </table:table-cell>
              <table:table-cell office:value-type="float" office:value="-0.000000006732">
                <text:p>-0.000000006732</text:p>
              </table:table-cell>
              <table:table-cell office:value-type="float" office:value="-0.000000007394">
                <text:p>-0.000000007394</text:p>
              </table:table-cell>
              <table:table-cell office:value-type="float" office:value="-0.000000008095">
                <text:p>-0.000000008095</text:p>
              </table:table-cell>
              <table:table-cell office:value-type="float" office:value="-0.000000008836">
                <text:p>-0.000000008836</text:p>
              </table:table-cell>
              <table:table-cell office:value-type="float" office:value="-0.000000009622">
                <text:p>-0.000000009622</text:p>
              </table:table-cell>
              <table:table-cell office:value-type="float" office:value="-0.00000001045">
                <text:p>-0.00000001045</text:p>
              </table:table-cell>
              <table:table-cell office:value-type="float" office:value="-0.00000001134">
                <text:p>-0.0000000113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00003641">
                <text:p>0.00003641</text:p>
              </table:table-cell>
              <table:table-cell office:value-type="float" office:value="0.00002009">
                <text:p>0.00002009</text:p>
              </table:table-cell>
              <table:table-cell office:value-type="float" office:value="0.000008483">
                <text:p>0.000008483</text:p>
              </table:table-cell>
              <table:table-cell office:value-type="float" office:value="0.000002501">
                <text:p>0.000002501</text:p>
              </table:table-cell>
              <table:table-cell office:value-type="float" office:value="0.0000005496">
                <text:p>0.0000005496</text:p>
              </table:table-cell>
              <table:table-cell office:value-type="float" office:value="0.0000001037">
                <text:p>0.0000001037</text:p>
              </table:table-cell>
              <table:table-cell office:value-type="float" office:value="0.00000001831">
                <text:p>0.00000001831</text:p>
              </table:table-cell>
              <table:table-cell office:value-type="float" office:value="0.000000000002153">
                <text:p>0.000000000002153</text:p>
              </table:table-cell>
              <table:table-cell office:value-type="float" office:value="-0.000000003736">
                <text:p>-0.000000003736</text:p>
              </table:table-cell>
              <table:table-cell office:value-type="float" office:value="-0.000000004359">
                <text:p>-0.000000004359</text:p>
              </table:table-cell>
              <table:table-cell office:value-type="float" office:value="-0.000000004929">
                <text:p>-0.000000004929</text:p>
              </table:table-cell>
              <table:table-cell office:value-type="float" office:value="-0.000000005505">
                <text:p>-0.000000005505</text:p>
              </table:table-cell>
              <table:table-cell office:value-type="float" office:value="-0.000000006104">
                <text:p>-0.000000006104</text:p>
              </table:table-cell>
              <table:table-cell office:value-type="float" office:value="-0.000000006732">
                <text:p>-0.000000006732</text:p>
              </table:table-cell>
              <table:table-cell office:value-type="float" office:value="-0.000000007394">
                <text:p>-0.000000007394</text:p>
              </table:table-cell>
              <table:table-cell office:value-type="float" office:value="-0.000000008095">
                <text:p>-0.000000008095</text:p>
              </table:table-cell>
              <table:table-cell office:value-type="float" office:value="-0.000000008836">
                <text:p>-0.000000008836</text:p>
              </table:table-cell>
              <table:table-cell office:value-type="float" office:value="-0.000000009622">
                <text:p>-0.000000009622</text:p>
              </table:table-cell>
              <table:table-cell office:value-type="float" office:value="-0.00000001045">
                <text:p>-0.0000000104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0005616">
                <text:p>0.00005616</text:p>
              </table:table-cell>
              <table:table-cell office:value-type="float" office:value="0.00003641">
                <text:p>0.00003641</text:p>
              </table:table-cell>
              <table:table-cell office:value-type="float" office:value="0.00002009">
                <text:p>0.00002009</text:p>
              </table:table-cell>
              <table:table-cell office:value-type="float" office:value="0.000008483">
                <text:p>0.000008483</text:p>
              </table:table-cell>
              <table:table-cell office:value-type="float" office:value="0.000002501">
                <text:p>0.000002501</text:p>
              </table:table-cell>
              <table:table-cell office:value-type="float" office:value="0.0000005496">
                <text:p>0.0000005496</text:p>
              </table:table-cell>
              <table:table-cell office:value-type="float" office:value="0.0000001037">
                <text:p>0.0000001037</text:p>
              </table:table-cell>
              <table:table-cell office:value-type="float" office:value="0.00000001831">
                <text:p>0.00000001831</text:p>
              </table:table-cell>
              <table:table-cell office:value-type="float" office:value="0.000000000002153">
                <text:p>0.000000000002153</text:p>
              </table:table-cell>
              <table:table-cell office:value-type="float" office:value="-0.000000003736">
                <text:p>-0.000000003736</text:p>
              </table:table-cell>
              <table:table-cell office:value-type="float" office:value="-0.000000004359">
                <text:p>-0.000000004359</text:p>
              </table:table-cell>
              <table:table-cell office:value-type="float" office:value="-0.000000004929">
                <text:p>-0.000000004929</text:p>
              </table:table-cell>
              <table:table-cell office:value-type="float" office:value="-0.000000005505">
                <text:p>-0.000000005505</text:p>
              </table:table-cell>
              <table:table-cell office:value-type="float" office:value="-0.000000006104">
                <text:p>-0.000000006104</text:p>
              </table:table-cell>
              <table:table-cell office:value-type="float" office:value="-0.000000006732">
                <text:p>-0.000000006732</text:p>
              </table:table-cell>
              <table:table-cell office:value-type="float" office:value="-0.000000007394">
                <text:p>-0.000000007394</text:p>
              </table:table-cell>
              <table:table-cell office:value-type="float" office:value="-0.000000008095">
                <text:p>-0.000000008095</text:p>
              </table:table-cell>
              <table:table-cell office:value-type="float" office:value="-0.000000008836">
                <text:p>-0.000000008836</text:p>
              </table:table-cell>
              <table:table-cell office:value-type="float" office:value="-0.000000009622">
                <text:p>-0.000000009622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00007848">
                <text:p>0.00007848</text:p>
              </table:table-cell>
              <table:table-cell office:value-type="float" office:value="0.00005616">
                <text:p>0.00005616</text:p>
              </table:table-cell>
              <table:table-cell office:value-type="float" office:value="0.00003641">
                <text:p>0.00003641</text:p>
              </table:table-cell>
              <table:table-cell office:value-type="float" office:value="0.00002009">
                <text:p>0.00002009</text:p>
              </table:table-cell>
              <table:table-cell office:value-type="float" office:value="0.000008483">
                <text:p>0.000008483</text:p>
              </table:table-cell>
              <table:table-cell office:value-type="float" office:value="0.000002501">
                <text:p>0.000002501</text:p>
              </table:table-cell>
              <table:table-cell office:value-type="float" office:value="0.0000005496">
                <text:p>0.0000005496</text:p>
              </table:table-cell>
              <table:table-cell office:value-type="float" office:value="0.0000001037">
                <text:p>0.0000001037</text:p>
              </table:table-cell>
              <table:table-cell office:value-type="float" office:value="0.00000001831">
                <text:p>0.00000001831</text:p>
              </table:table-cell>
              <table:table-cell office:value-type="float" office:value="0.000000000002153">
                <text:p>0.000000000002153</text:p>
              </table:table-cell>
              <table:table-cell office:value-type="float" office:value="-0.000000003736">
                <text:p>-0.000000003736</text:p>
              </table:table-cell>
              <table:table-cell office:value-type="float" office:value="-0.000000004359">
                <text:p>-0.000000004359</text:p>
              </table:table-cell>
              <table:table-cell office:value-type="float" office:value="-0.000000004929">
                <text:p>-0.000000004929</text:p>
              </table:table-cell>
              <table:table-cell office:value-type="float" office:value="-0.000000005505">
                <text:p>-0.000000005505</text:p>
              </table:table-cell>
              <table:table-cell office:value-type="float" office:value="-0.000000006104">
                <text:p>-0.000000006104</text:p>
              </table:table-cell>
              <table:table-cell office:value-type="float" office:value="-0.000000006732">
                <text:p>-0.000000006732</text:p>
              </table:table-cell>
              <table:table-cell office:value-type="float" office:value="-0.000000007394">
                <text:p>-0.000000007394</text:p>
              </table:table-cell>
              <table:table-cell office:value-type="float" office:value="-0.000000008095">
                <text:p>-0.000000008095</text:p>
              </table:table-cell>
              <table:table-cell office:value-type="float" office:value="-0.000000008836">
                <text:p>-0.00000000883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001028">
                <text:p>0.0001028</text:p>
              </table:table-cell>
              <table:table-cell office:value-type="float" office:value="0.00007848">
                <text:p>0.00007848</text:p>
              </table:table-cell>
              <table:table-cell office:value-type="float" office:value="0.00005616">
                <text:p>0.00005616</text:p>
              </table:table-cell>
              <table:table-cell office:value-type="float" office:value="0.00003641">
                <text:p>0.00003641</text:p>
              </table:table-cell>
              <table:table-cell office:value-type="float" office:value="0.00002009">
                <text:p>0.00002009</text:p>
              </table:table-cell>
              <table:table-cell office:value-type="float" office:value="0.000008483">
                <text:p>0.000008483</text:p>
              </table:table-cell>
              <table:table-cell office:value-type="float" office:value="0.000002501">
                <text:p>0.000002501</text:p>
              </table:table-cell>
              <table:table-cell office:value-type="float" office:value="0.0000005496">
                <text:p>0.0000005496</text:p>
              </table:table-cell>
              <table:table-cell office:value-type="float" office:value="0.0000001037">
                <text:p>0.0000001037</text:p>
              </table:table-cell>
              <table:table-cell office:value-type="float" office:value="0.00000001831">
                <text:p>0.00000001831</text:p>
              </table:table-cell>
              <table:table-cell office:value-type="float" office:value="0.000000000002153">
                <text:p>0.000000000002153</text:p>
              </table:table-cell>
              <table:table-cell office:value-type="float" office:value="-0.000000003736">
                <text:p>-0.000000003736</text:p>
              </table:table-cell>
              <table:table-cell office:value-type="float" office:value="-0.000000004359">
                <text:p>-0.000000004359</text:p>
              </table:table-cell>
              <table:table-cell office:value-type="float" office:value="-0.000000004929">
                <text:p>-0.000000004929</text:p>
              </table:table-cell>
              <table:table-cell office:value-type="float" office:value="-0.000000005505">
                <text:p>-0.000000005505</text:p>
              </table:table-cell>
              <table:table-cell office:value-type="float" office:value="-0.000000006104">
                <text:p>-0.000000006104</text:p>
              </table:table-cell>
              <table:table-cell office:value-type="float" office:value="-0.000000006732">
                <text:p>-0.000000006732</text:p>
              </table:table-cell>
              <table:table-cell office:value-type="float" office:value="-0.000000007394">
                <text:p>-0.000000007394</text:p>
              </table:table-cell>
              <table:table-cell office:value-type="float" office:value="-0.000000008095">
                <text:p>-0.00000000809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0001286">
                <text:p>0.0001286</text:p>
              </table:table-cell>
              <table:table-cell office:value-type="float" office:value="0.0001028">
                <text:p>0.0001028</text:p>
              </table:table-cell>
              <table:table-cell office:value-type="float" office:value="0.00007848">
                <text:p>0.00007848</text:p>
              </table:table-cell>
              <table:table-cell office:value-type="float" office:value="0.00005616">
                <text:p>0.00005616</text:p>
              </table:table-cell>
              <table:table-cell office:value-type="float" office:value="0.00003641">
                <text:p>0.00003641</text:p>
              </table:table-cell>
              <table:table-cell office:value-type="float" office:value="0.00002009">
                <text:p>0.00002009</text:p>
              </table:table-cell>
              <table:table-cell office:value-type="float" office:value="0.000008483">
                <text:p>0.000008483</text:p>
              </table:table-cell>
              <table:table-cell office:value-type="float" office:value="0.000002501">
                <text:p>0.000002501</text:p>
              </table:table-cell>
              <table:table-cell office:value-type="float" office:value="0.0000005496">
                <text:p>0.0000005496</text:p>
              </table:table-cell>
              <table:table-cell office:value-type="float" office:value="0.0000001037">
                <text:p>0.0000001037</text:p>
              </table:table-cell>
              <table:table-cell office:value-type="float" office:value="0.00000001831">
                <text:p>0.00000001831</text:p>
              </table:table-cell>
              <table:table-cell office:value-type="float" office:value="0.000000000002153">
                <text:p>0.000000000002153</text:p>
              </table:table-cell>
              <table:table-cell office:value-type="float" office:value="-0.000000003736">
                <text:p>-0.000000003736</text:p>
              </table:table-cell>
              <table:table-cell office:value-type="float" office:value="-0.000000004359">
                <text:p>-0.000000004359</text:p>
              </table:table-cell>
              <table:table-cell office:value-type="float" office:value="-0.000000004929">
                <text:p>-0.000000004929</text:p>
              </table:table-cell>
              <table:table-cell office:value-type="float" office:value="-0.000000005505">
                <text:p>-0.000000005505</text:p>
              </table:table-cell>
              <table:table-cell office:value-type="float" office:value="-0.000000006104">
                <text:p>-0.000000006104</text:p>
              </table:table-cell>
              <table:table-cell office:value-type="float" office:value="-0.000000006732">
                <text:p>-0.000000006732</text:p>
              </table:table-cell>
              <table:table-cell office:value-type="float" office:value="-0.000000007394">
                <text:p>-0.00000000739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001556">
                <text:p>0.0001556</text:p>
              </table:table-cell>
              <table:table-cell office:value-type="float" office:value="0.0001286">
                <text:p>0.0001286</text:p>
              </table:table-cell>
              <table:table-cell office:value-type="float" office:value="0.0001028">
                <text:p>0.0001028</text:p>
              </table:table-cell>
              <table:table-cell office:value-type="float" office:value="0.00007848">
                <text:p>0.00007848</text:p>
              </table:table-cell>
              <table:table-cell office:value-type="float" office:value="0.00005616">
                <text:p>0.00005616</text:p>
              </table:table-cell>
              <table:table-cell office:value-type="float" office:value="0.00003641">
                <text:p>0.00003641</text:p>
              </table:table-cell>
              <table:table-cell office:value-type="float" office:value="0.00002009">
                <text:p>0.00002009</text:p>
              </table:table-cell>
              <table:table-cell office:value-type="float" office:value="0.000008483">
                <text:p>0.000008483</text:p>
              </table:table-cell>
              <table:table-cell office:value-type="float" office:value="0.000002501">
                <text:p>0.000002501</text:p>
              </table:table-cell>
              <table:table-cell office:value-type="float" office:value="0.0000005496">
                <text:p>0.0000005496</text:p>
              </table:table-cell>
              <table:table-cell office:value-type="float" office:value="0.0000001037">
                <text:p>0.0000001037</text:p>
              </table:table-cell>
              <table:table-cell office:value-type="float" office:value="0.00000001831">
                <text:p>0.00000001831</text:p>
              </table:table-cell>
              <table:table-cell office:value-type="float" office:value="0.000000000002153">
                <text:p>0.000000000002153</text:p>
              </table:table-cell>
              <table:table-cell office:value-type="float" office:value="-0.000000003736">
                <text:p>-0.000000003736</text:p>
              </table:table-cell>
              <table:table-cell office:value-type="float" office:value="-0.000000004359">
                <text:p>-0.000000004359</text:p>
              </table:table-cell>
              <table:table-cell office:value-type="float" office:value="-0.000000004929">
                <text:p>-0.000000004929</text:p>
              </table:table-cell>
              <table:table-cell office:value-type="float" office:value="-0.000000005505">
                <text:p>-0.000000005505</text:p>
              </table:table-cell>
              <table:table-cell office:value-type="float" office:value="-0.000000006104">
                <text:p>-0.000000006104</text:p>
              </table:table-cell>
              <table:table-cell office:value-type="float" office:value="-0.000000006732">
                <text:p>-0.00000000673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0001835">
                <text:p>0.0001835</text:p>
              </table:table-cell>
              <table:table-cell office:value-type="float" office:value="0.0001556">
                <text:p>0.0001556</text:p>
              </table:table-cell>
              <table:table-cell office:value-type="float" office:value="0.0001286">
                <text:p>0.0001286</text:p>
              </table:table-cell>
              <table:table-cell office:value-type="float" office:value="0.0001028">
                <text:p>0.0001028</text:p>
              </table:table-cell>
              <table:table-cell office:value-type="float" office:value="0.00007848">
                <text:p>0.00007848</text:p>
              </table:table-cell>
              <table:table-cell office:value-type="float" office:value="0.00005616">
                <text:p>0.00005616</text:p>
              </table:table-cell>
              <table:table-cell office:value-type="float" office:value="0.00003641">
                <text:p>0.00003641</text:p>
              </table:table-cell>
              <table:table-cell office:value-type="float" office:value="0.00002009">
                <text:p>0.00002009</text:p>
              </table:table-cell>
              <table:table-cell office:value-type="float" office:value="0.000008483">
                <text:p>0.000008483</text:p>
              </table:table-cell>
              <table:table-cell office:value-type="float" office:value="0.000002501">
                <text:p>0.000002501</text:p>
              </table:table-cell>
              <table:table-cell office:value-type="float" office:value="0.0000005496">
                <text:p>0.0000005496</text:p>
              </table:table-cell>
              <table:table-cell office:value-type="float" office:value="0.0000001037">
                <text:p>0.0000001037</text:p>
              </table:table-cell>
              <table:table-cell office:value-type="float" office:value="0.00000001831">
                <text:p>0.00000001831</text:p>
              </table:table-cell>
              <table:table-cell office:value-type="float" office:value="0.000000000002154">
                <text:p>0.000000000002154</text:p>
              </table:table-cell>
              <table:table-cell office:value-type="float" office:value="-0.000000003736">
                <text:p>-0.000000003736</text:p>
              </table:table-cell>
              <table:table-cell office:value-type="float" office:value="-0.000000004359">
                <text:p>-0.000000004359</text:p>
              </table:table-cell>
              <table:table-cell office:value-type="float" office:value="-0.000000004929">
                <text:p>-0.000000004929</text:p>
              </table:table-cell>
              <table:table-cell office:value-type="float" office:value="-0.000000005505">
                <text:p>-0.000000005505</text:p>
              </table:table-cell>
              <table:table-cell office:value-type="float" office:value="-0.000000006104">
                <text:p>-0.00000000610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002125">
                <text:p>0.0002125</text:p>
              </table:table-cell>
              <table:table-cell office:value-type="float" office:value="0.0001838">
                <text:p>0.0001838</text:p>
              </table:table-cell>
              <table:table-cell office:value-type="float" office:value="0.0001559">
                <text:p>0.0001559</text:p>
              </table:table-cell>
              <table:table-cell office:value-type="float" office:value="0.0001286">
                <text:p>0.0001286</text:p>
              </table:table-cell>
              <table:table-cell office:value-type="float" office:value="0.0001028">
                <text:p>0.0001028</text:p>
              </table:table-cell>
              <table:table-cell office:value-type="float" office:value="0.00007848">
                <text:p>0.00007848</text:p>
              </table:table-cell>
              <table:table-cell office:value-type="float" office:value="0.00005616">
                <text:p>0.00005616</text:p>
              </table:table-cell>
              <table:table-cell office:value-type="float" office:value="0.00003641">
                <text:p>0.00003641</text:p>
              </table:table-cell>
              <table:table-cell office:value-type="float" office:value="0.00002009">
                <text:p>0.00002009</text:p>
              </table:table-cell>
              <table:table-cell office:value-type="float" office:value="0.000008483">
                <text:p>0.000008483</text:p>
              </table:table-cell>
              <table:table-cell office:value-type="float" office:value="0.00000255">
                <text:p>0.00000255</text:p>
              </table:table-cell>
              <table:table-cell office:value-type="float" office:value="0.0000005496">
                <text:p>0.0000005496</text:p>
              </table:table-cell>
              <table:table-cell office:value-type="float" office:value="0.0000001037">
                <text:p>0.0000001037</text:p>
              </table:table-cell>
              <table:table-cell office:value-type="float" office:value="0.00000001831">
                <text:p>0.00000001831</text:p>
              </table:table-cell>
              <table:table-cell office:value-type="float" office:value="0.000000000002154">
                <text:p>0.000000000002154</text:p>
              </table:table-cell>
              <table:table-cell office:value-type="float" office:value="-0.000000003736">
                <text:p>-0.000000003736</text:p>
              </table:table-cell>
              <table:table-cell office:value-type="float" office:value="-0.000000004359">
                <text:p>-0.000000004359</text:p>
              </table:table-cell>
              <table:table-cell office:value-type="float" office:value="-0.000000004929">
                <text:p>-0.000000004929</text:p>
              </table:table-cell>
              <table:table-cell office:value-type="float" office:value="-0.000000005505">
                <text:p>-0.00000000550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0002418">
                <text:p>0.0002418</text:p>
              </table:table-cell>
              <table:table-cell office:value-type="float" office:value="0.0002125">
                <text:p>0.0002125</text:p>
              </table:table-cell>
              <table:table-cell office:value-type="float" office:value="0.0001838">
                <text:p>0.0001838</text:p>
              </table:table-cell>
              <table:table-cell office:value-type="float" office:value="0.0001559">
                <text:p>0.0001559</text:p>
              </table:table-cell>
              <table:table-cell office:value-type="float" office:value="0.0001289">
                <text:p>0.0001289</text:p>
              </table:table-cell>
              <table:table-cell office:value-type="float" office:value="0.0001028">
                <text:p>0.0001028</text:p>
              </table:table-cell>
              <table:table-cell office:value-type="float" office:value="0.00007848">
                <text:p>0.00007848</text:p>
              </table:table-cell>
              <table:table-cell office:value-type="float" office:value="0.00005616">
                <text:p>0.00005616</text:p>
              </table:table-cell>
              <table:table-cell office:value-type="float" office:value="0.00003641">
                <text:p>0.00003641</text:p>
              </table:table-cell>
              <table:table-cell office:value-type="float" office:value="0.00002009">
                <text:p>0.00002009</text:p>
              </table:table-cell>
              <table:table-cell office:value-type="float" office:value="0.000008483">
                <text:p>0.000008483</text:p>
              </table:table-cell>
              <table:table-cell office:value-type="float" office:value="0.00000255">
                <text:p>0.00000255</text:p>
              </table:table-cell>
              <table:table-cell office:value-type="float" office:value="0.0000005496">
                <text:p>0.0000005496</text:p>
              </table:table-cell>
              <table:table-cell office:value-type="float" office:value="0.0000001037">
                <text:p>0.0000001037</text:p>
              </table:table-cell>
              <table:table-cell office:value-type="float" office:value="0.00000001831">
                <text:p>0.00000001831</text:p>
              </table:table-cell>
              <table:table-cell office:value-type="float" office:value="0.000000000002154">
                <text:p>0.000000000002154</text:p>
              </table:table-cell>
              <table:table-cell office:value-type="float" office:value="-0.000000003736">
                <text:p>-0.000000003736</text:p>
              </table:table-cell>
              <table:table-cell office:value-type="float" office:value="-0.000000004359">
                <text:p>-0.000000004359</text:p>
              </table:table-cell>
              <table:table-cell office:value-type="float" office:value="-0.000000004929">
                <text:p>-0.00000000492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002717">
                <text:p>0.0002717</text:p>
              </table:table-cell>
              <table:table-cell office:value-type="float" office:value="0.0002418">
                <text:p>0.0002418</text:p>
              </table:table-cell>
              <table:table-cell office:value-type="float" office:value="0.0002125">
                <text:p>0.0002125</text:p>
              </table:table-cell>
              <table:table-cell office:value-type="float" office:value="0.0001838">
                <text:p>0.0001838</text:p>
              </table:table-cell>
              <table:table-cell office:value-type="float" office:value="0.0001559">
                <text:p>0.0001559</text:p>
              </table:table-cell>
              <table:table-cell office:value-type="float" office:value="0.0001289">
                <text:p>0.0001289</text:p>
              </table:table-cell>
              <table:table-cell office:value-type="float" office:value="0.0001028">
                <text:p>0.0001028</text:p>
              </table:table-cell>
              <table:table-cell office:value-type="float" office:value="0.00007848">
                <text:p>0.00007848</text:p>
              </table:table-cell>
              <table:table-cell office:value-type="float" office:value="0.00005616">
                <text:p>0.00005616</text:p>
              </table:table-cell>
              <table:table-cell office:value-type="float" office:value="0.00003641">
                <text:p>0.00003641</text:p>
              </table:table-cell>
              <table:table-cell office:value-type="float" office:value="0.00002009">
                <text:p>0.00002009</text:p>
              </table:table-cell>
              <table:table-cell office:value-type="float" office:value="0.000008483">
                <text:p>0.000008483</text:p>
              </table:table-cell>
              <table:table-cell office:value-type="float" office:value="0.00000255">
                <text:p>0.00000255</text:p>
              </table:table-cell>
              <table:table-cell office:value-type="float" office:value="0.0000005496">
                <text:p>0.0000005496</text:p>
              </table:table-cell>
              <table:table-cell office:value-type="float" office:value="0.0000001037">
                <text:p>0.0000001037</text:p>
              </table:table-cell>
              <table:table-cell office:value-type="float" office:value="0.00000001831">
                <text:p>0.00000001831</text:p>
              </table:table-cell>
              <table:table-cell office:value-type="float" office:value="0.000000000002154">
                <text:p>0.000000000002154</text:p>
              </table:table-cell>
              <table:table-cell office:value-type="float" office:value="-0.000000003736">
                <text:p>-0.000000003736</text:p>
              </table:table-cell>
              <table:table-cell office:value-type="float" office:value="-0.000000004359">
                <text:p>-0.000000004359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000302">
                <text:p>0.000302</text:p>
              </table:table-cell>
              <table:table-cell office:value-type="float" office:value="0.0002717">
                <text:p>0.0002717</text:p>
              </table:table-cell>
              <table:table-cell office:value-type="float" office:value="0.0002418">
                <text:p>0.0002418</text:p>
              </table:table-cell>
              <table:table-cell office:value-type="float" office:value="0.0002125">
                <text:p>0.0002125</text:p>
              </table:table-cell>
              <table:table-cell office:value-type="float" office:value="0.0001838">
                <text:p>0.0001838</text:p>
              </table:table-cell>
              <table:table-cell office:value-type="float" office:value="0.0001559">
                <text:p>0.0001559</text:p>
              </table:table-cell>
              <table:table-cell office:value-type="float" office:value="0.0001289">
                <text:p>0.0001289</text:p>
              </table:table-cell>
              <table:table-cell office:value-type="float" office:value="0.0001032">
                <text:p>0.0001032</text:p>
              </table:table-cell>
              <table:table-cell office:value-type="float" office:value="0.00007848">
                <text:p>0.00007848</text:p>
              </table:table-cell>
              <table:table-cell office:value-type="float" office:value="0.00005616">
                <text:p>0.00005616</text:p>
              </table:table-cell>
              <table:table-cell office:value-type="float" office:value="0.00003641">
                <text:p>0.00003641</text:p>
              </table:table-cell>
              <table:table-cell office:value-type="float" office:value="0.00002009">
                <text:p>0.00002009</text:p>
              </table:table-cell>
              <table:table-cell office:value-type="float" office:value="0.000008483">
                <text:p>0.000008483</text:p>
              </table:table-cell>
              <table:table-cell office:value-type="float" office:value="0.00000255">
                <text:p>0.00000255</text:p>
              </table:table-cell>
              <table:table-cell office:value-type="float" office:value="0.0000005496">
                <text:p>0.0000005496</text:p>
              </table:table-cell>
              <table:table-cell office:value-type="float" office:value="0.0000001037">
                <text:p>0.0000001037</text:p>
              </table:table-cell>
              <table:table-cell office:value-type="float" office:value="0.00000001831">
                <text:p>0.00000001831</text:p>
              </table:table-cell>
              <table:table-cell office:value-type="float" office:value="0.000000000002154">
                <text:p>0.000000000002154</text:p>
              </table:table-cell>
              <table:table-cell office:value-type="float" office:value="-0.000000003736">
                <text:p>-0.00000000373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3327">
                <text:p>0.0003327</text:p>
              </table:table-cell>
              <table:table-cell office:value-type="float" office:value="0.000302">
                <text:p>0.000302</text:p>
              </table:table-cell>
              <table:table-cell office:value-type="float" office:value="0.0002717">
                <text:p>0.0002717</text:p>
              </table:table-cell>
              <table:table-cell office:value-type="float" office:value="0.0002418">
                <text:p>0.0002418</text:p>
              </table:table-cell>
              <table:table-cell office:value-type="float" office:value="0.0002125">
                <text:p>0.0002125</text:p>
              </table:table-cell>
              <table:table-cell office:value-type="float" office:value="0.0001838">
                <text:p>0.0001838</text:p>
              </table:table-cell>
              <table:table-cell office:value-type="float" office:value="0.0001559">
                <text:p>0.0001559</text:p>
              </table:table-cell>
              <table:table-cell office:value-type="float" office:value="0.0001289">
                <text:p>0.0001289</text:p>
              </table:table-cell>
              <table:table-cell office:value-type="float" office:value="0.0001032">
                <text:p>0.0001032</text:p>
              </table:table-cell>
              <table:table-cell office:value-type="float" office:value="0.00007848">
                <text:p>0.00007848</text:p>
              </table:table-cell>
              <table:table-cell office:value-type="float" office:value="0.00005616">
                <text:p>0.00005616</text:p>
              </table:table-cell>
              <table:table-cell office:value-type="float" office:value="0.00003641">
                <text:p>0.00003641</text:p>
              </table:table-cell>
              <table:table-cell office:value-type="float" office:value="0.00002009">
                <text:p>0.00002009</text:p>
              </table:table-cell>
              <table:table-cell office:value-type="float" office:value="0.000008483">
                <text:p>0.000008483</text:p>
              </table:table-cell>
              <table:table-cell office:value-type="float" office:value="0.00000255">
                <text:p>0.00000255</text:p>
              </table:table-cell>
              <table:table-cell office:value-type="float" office:value="0.0000005496">
                <text:p>0.0000005496</text:p>
              </table:table-cell>
              <table:table-cell office:value-type="float" office:value="0.0000001037">
                <text:p>0.0000001037</text:p>
              </table:table-cell>
              <table:table-cell office:value-type="float" office:value="0.00000001831">
                <text:p>0.00000001831</text:p>
              </table:table-cell>
              <table:table-cell office:value-type="float" office:value="0.000000000002154">
                <text:p>0.000000000002154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0.0003637">
                <text:p>0.0003637</text:p>
              </table:table-cell>
              <table:table-cell office:value-type="float" office:value="0.0003327">
                <text:p>0.0003327</text:p>
              </table:table-cell>
              <table:table-cell office:value-type="float" office:value="0.000302">
                <text:p>0.000302</text:p>
              </table:table-cell>
              <table:table-cell office:value-type="float" office:value="0.0002717">
                <text:p>0.0002717</text:p>
              </table:table-cell>
              <table:table-cell office:value-type="float" office:value="0.0002418">
                <text:p>0.0002418</text:p>
              </table:table-cell>
              <table:table-cell office:value-type="float" office:value="0.0002125">
                <text:p>0.0002125</text:p>
              </table:table-cell>
              <table:table-cell office:value-type="float" office:value="0.0001838">
                <text:p>0.0001838</text:p>
              </table:table-cell>
              <table:table-cell office:value-type="float" office:value="0.0001559">
                <text:p>0.0001559</text:p>
              </table:table-cell>
              <table:table-cell office:value-type="float" office:value="0.0001289">
                <text:p>0.0001289</text:p>
              </table:table-cell>
              <table:table-cell office:value-type="float" office:value="0.0001032">
                <text:p>0.0001032</text:p>
              </table:table-cell>
              <table:table-cell office:value-type="float" office:value="0.00007896">
                <text:p>0.00007896</text:p>
              </table:table-cell>
              <table:table-cell office:value-type="float" office:value="0.00005616">
                <text:p>0.00005616</text:p>
              </table:table-cell>
              <table:table-cell office:value-type="float" office:value="0.00003641">
                <text:p>0.00003641</text:p>
              </table:table-cell>
              <table:table-cell office:value-type="float" office:value="0.00002009">
                <text:p>0.00002009</text:p>
              </table:table-cell>
              <table:table-cell office:value-type="float" office:value="0.000008483">
                <text:p>0.000008483</text:p>
              </table:table-cell>
              <table:table-cell office:value-type="float" office:value="0.00000255">
                <text:p>0.00000255</text:p>
              </table:table-cell>
              <table:table-cell office:value-type="float" office:value="0.0000005496">
                <text:p>0.0000005496</text:p>
              </table:table-cell>
              <table:table-cell office:value-type="float" office:value="0.0000001037">
                <text:p>0.0000001037</text:p>
              </table:table-cell>
              <table:table-cell office:value-type="float" office:value="0.00000001831">
                <text:p>0.00000001831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000395">
                <text:p>0.000395</text:p>
              </table:table-cell>
              <table:table-cell office:value-type="float" office:value="0.0003637">
                <text:p>0.0003637</text:p>
              </table:table-cell>
              <table:table-cell office:value-type="float" office:value="0.0003327">
                <text:p>0.0003327</text:p>
              </table:table-cell>
              <table:table-cell office:value-type="float" office:value="0.000302">
                <text:p>0.000302</text:p>
              </table:table-cell>
              <table:table-cell office:value-type="float" office:value="0.0002717">
                <text:p>0.0002717</text:p>
              </table:table-cell>
              <table:table-cell office:value-type="float" office:value="0.0002418">
                <text:p>0.0002418</text:p>
              </table:table-cell>
              <table:table-cell office:value-type="float" office:value="0.0002125">
                <text:p>0.0002125</text:p>
              </table:table-cell>
              <table:table-cell office:value-type="float" office:value="0.0001838">
                <text:p>0.0001838</text:p>
              </table:table-cell>
              <table:table-cell office:value-type="float" office:value="0.0001559">
                <text:p>0.0001559</text:p>
              </table:table-cell>
              <table:table-cell office:value-type="float" office:value="0.0001289">
                <text:p>0.0001289</text:p>
              </table:table-cell>
              <table:table-cell office:value-type="float" office:value="0.0001032">
                <text:p>0.0001032</text:p>
              </table:table-cell>
              <table:table-cell office:value-type="float" office:value="0.00007896">
                <text:p>0.00007896</text:p>
              </table:table-cell>
              <table:table-cell office:value-type="float" office:value="0.00005616">
                <text:p>0.00005616</text:p>
              </table:table-cell>
              <table:table-cell office:value-type="float" office:value="0.00003641">
                <text:p>0.00003641</text:p>
              </table:table-cell>
              <table:table-cell office:value-type="float" office:value="0.00002009">
                <text:p>0.00002009</text:p>
              </table:table-cell>
              <table:table-cell office:value-type="float" office:value="0.000008483">
                <text:p>0.000008483</text:p>
              </table:table-cell>
              <table:table-cell office:value-type="float" office:value="0.00000255">
                <text:p>0.00000255</text:p>
              </table:table-cell>
              <table:table-cell office:value-type="float" office:value="0.0000005496">
                <text:p>0.0000005496</text:p>
              </table:table-cell>
              <table:table-cell office:value-type="float" office:value="0.0000001037">
                <text:p>0.0000001037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0.0004266">
                <text:p>0.0004266</text:p>
              </table:table-cell>
              <table:table-cell office:value-type="float" office:value="0.000395">
                <text:p>0.000395</text:p>
              </table:table-cell>
              <table:table-cell office:value-type="float" office:value="0.0003637">
                <text:p>0.0003637</text:p>
              </table:table-cell>
              <table:table-cell office:value-type="float" office:value="0.0003327">
                <text:p>0.0003327</text:p>
              </table:table-cell>
              <table:table-cell office:value-type="float" office:value="0.000302">
                <text:p>0.000302</text:p>
              </table:table-cell>
              <table:table-cell office:value-type="float" office:value="0.0002717">
                <text:p>0.0002717</text:p>
              </table:table-cell>
              <table:table-cell office:value-type="float" office:value="0.0002418">
                <text:p>0.0002418</text:p>
              </table:table-cell>
              <table:table-cell office:value-type="float" office:value="0.0002125">
                <text:p>0.0002125</text:p>
              </table:table-cell>
              <table:table-cell office:value-type="float" office:value="0.0001838">
                <text:p>0.0001838</text:p>
              </table:table-cell>
              <table:table-cell office:value-type="float" office:value="0.0001559">
                <text:p>0.0001559</text:p>
              </table:table-cell>
              <table:table-cell office:value-type="float" office:value="0.0001289">
                <text:p>0.0001289</text:p>
              </table:table-cell>
              <table:table-cell office:value-type="float" office:value="0.0001032">
                <text:p>0.0001032</text:p>
              </table:table-cell>
              <table:table-cell office:value-type="float" office:value="0.00007896">
                <text:p>0.00007896</text:p>
              </table:table-cell>
              <table:table-cell office:value-type="float" office:value="0.00005616">
                <text:p>0.00005616</text:p>
              </table:table-cell>
              <table:table-cell office:value-type="float" office:value="0.00003641">
                <text:p>0.00003641</text:p>
              </table:table-cell>
              <table:table-cell office:value-type="float" office:value="0.00002009">
                <text:p>0.00002009</text:p>
              </table:table-cell>
              <table:table-cell office:value-type="float" office:value="0.000008483">
                <text:p>0.000008483</text:p>
              </table:table-cell>
              <table:table-cell office:value-type="float" office:value="0.00000255">
                <text:p>0.00000255</text:p>
              </table:table-cell>
              <table:table-cell office:value-type="float" office:value="0.0000005496">
                <text:p>0.000000549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0004584">
                <text:p>0.0004584</text:p>
              </table:table-cell>
              <table:table-cell office:value-type="float" office:value="0.0004266">
                <text:p>0.0004266</text:p>
              </table:table-cell>
              <table:table-cell office:value-type="float" office:value="0.000395">
                <text:p>0.000395</text:p>
              </table:table-cell>
              <table:table-cell office:value-type="float" office:value="0.0003637">
                <text:p>0.0003637</text:p>
              </table:table-cell>
              <table:table-cell office:value-type="float" office:value="0.0003327">
                <text:p>0.0003327</text:p>
              </table:table-cell>
              <table:table-cell office:value-type="float" office:value="0.000302">
                <text:p>0.000302</text:p>
              </table:table-cell>
              <table:table-cell office:value-type="float" office:value="0.0002717">
                <text:p>0.0002717</text:p>
              </table:table-cell>
              <table:table-cell office:value-type="float" office:value="0.0002418">
                <text:p>0.0002418</text:p>
              </table:table-cell>
              <table:table-cell office:value-type="float" office:value="0.0002125">
                <text:p>0.0002125</text:p>
              </table:table-cell>
              <table:table-cell office:value-type="float" office:value="0.0001838">
                <text:p>0.0001838</text:p>
              </table:table-cell>
              <table:table-cell office:value-type="float" office:value="0.0001559">
                <text:p>0.0001559</text:p>
              </table:table-cell>
              <table:table-cell office:value-type="float" office:value="0.0001289">
                <text:p>0.0001289</text:p>
              </table:table-cell>
              <table:table-cell office:value-type="float" office:value="0.0001032">
                <text:p>0.0001032</text:p>
              </table:table-cell>
              <table:table-cell office:value-type="float" office:value="0.00007896">
                <text:p>0.00007896</text:p>
              </table:table-cell>
              <table:table-cell office:value-type="float" office:value="0.00005616">
                <text:p>0.00005616</text:p>
              </table:table-cell>
              <table:table-cell office:value-type="float" office:value="0.00003641">
                <text:p>0.00003641</text:p>
              </table:table-cell>
              <table:table-cell office:value-type="float" office:value="0.00002009">
                <text:p>0.00002009</text:p>
              </table:table-cell>
              <table:table-cell office:value-type="float" office:value="0.000008483">
                <text:p>0.000008483</text:p>
              </table:table-cell>
              <table:table-cell office:value-type="float" office:value="0.00000255">
                <text:p>0.00000255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0.0004904">
                <text:p>0.0004904</text:p>
              </table:table-cell>
              <table:table-cell office:value-type="float" office:value="0.0004584">
                <text:p>0.0004584</text:p>
              </table:table-cell>
              <table:table-cell office:value-type="float" office:value="0.0004266">
                <text:p>0.0004266</text:p>
              </table:table-cell>
              <table:table-cell office:value-type="float" office:value="0.000395">
                <text:p>0.000395</text:p>
              </table:table-cell>
              <table:table-cell office:value-type="float" office:value="0.0003637">
                <text:p>0.0003637</text:p>
              </table:table-cell>
              <table:table-cell office:value-type="float" office:value="0.0003327">
                <text:p>0.0003327</text:p>
              </table:table-cell>
              <table:table-cell office:value-type="float" office:value="0.000302">
                <text:p>0.000302</text:p>
              </table:table-cell>
              <table:table-cell office:value-type="float" office:value="0.0002717">
                <text:p>0.0002717</text:p>
              </table:table-cell>
              <table:table-cell office:value-type="float" office:value="0.0002418">
                <text:p>0.0002418</text:p>
              </table:table-cell>
              <table:table-cell office:value-type="float" office:value="0.0002125">
                <text:p>0.0002125</text:p>
              </table:table-cell>
              <table:table-cell office:value-type="float" office:value="0.0001838">
                <text:p>0.0001838</text:p>
              </table:table-cell>
              <table:table-cell office:value-type="float" office:value="0.0001559">
                <text:p>0.0001559</text:p>
              </table:table-cell>
              <table:table-cell office:value-type="float" office:value="0.0001289">
                <text:p>0.0001289</text:p>
              </table:table-cell>
              <table:table-cell office:value-type="float" office:value="0.0001032">
                <text:p>0.0001032</text:p>
              </table:table-cell>
              <table:table-cell office:value-type="float" office:value="0.00007896">
                <text:p>0.00007896</text:p>
              </table:table-cell>
              <table:table-cell office:value-type="float" office:value="0.00005671">
                <text:p>0.00005671</text:p>
              </table:table-cell>
              <table:table-cell office:value-type="float" office:value="0.00003641">
                <text:p>0.00003641</text:p>
              </table:table-cell>
              <table:table-cell office:value-type="float" office:value="0.00002009">
                <text:p>0.00002009</text:p>
              </table:table-cell>
              <table:table-cell office:value-type="float" office:value="0.000008483">
                <text:p>0.000008483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0005226">
                <text:p>0.0005226</text:p>
              </table:table-cell>
              <table:table-cell office:value-type="float" office:value="0.0004904">
                <text:p>0.0004904</text:p>
              </table:table-cell>
              <table:table-cell office:value-type="float" office:value="0.0004584">
                <text:p>0.0004584</text:p>
              </table:table-cell>
              <table:table-cell office:value-type="float" office:value="0.0004266">
                <text:p>0.0004266</text:p>
              </table:table-cell>
              <table:table-cell office:value-type="float" office:value="0.000395">
                <text:p>0.000395</text:p>
              </table:table-cell>
              <table:table-cell office:value-type="float" office:value="0.0003637">
                <text:p>0.0003637</text:p>
              </table:table-cell>
              <table:table-cell office:value-type="float" office:value="0.0003327">
                <text:p>0.0003327</text:p>
              </table:table-cell>
              <table:table-cell office:value-type="float" office:value="0.000302">
                <text:p>0.000302</text:p>
              </table:table-cell>
              <table:table-cell office:value-type="float" office:value="0.0002717">
                <text:p>0.0002717</text:p>
              </table:table-cell>
              <table:table-cell office:value-type="float" office:value="0.0002418">
                <text:p>0.0002418</text:p>
              </table:table-cell>
              <table:table-cell office:value-type="float" office:value="0.0002125">
                <text:p>0.0002125</text:p>
              </table:table-cell>
              <table:table-cell office:value-type="float" office:value="0.0001838">
                <text:p>0.0001838</text:p>
              </table:table-cell>
              <table:table-cell office:value-type="float" office:value="0.0001559">
                <text:p>0.0001559</text:p>
              </table:table-cell>
              <table:table-cell office:value-type="float" office:value="0.0001289">
                <text:p>0.0001289</text:p>
              </table:table-cell>
              <table:table-cell office:value-type="float" office:value="0.0001032">
                <text:p>0.0001032</text:p>
              </table:table-cell>
              <table:table-cell office:value-type="float" office:value="0.00007896">
                <text:p>0.00007896</text:p>
              </table:table-cell>
              <table:table-cell office:value-type="float" office:value="0.00005671">
                <text:p>0.00005671</text:p>
              </table:table-cell>
              <table:table-cell office:value-type="float" office:value="0.00003641">
                <text:p>0.00003641</text:p>
              </table:table-cell>
              <table:table-cell office:value-type="float" office:value="0.00002009">
                <text:p>0.00002009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0.0005549">
                <text:p>0.0005549</text:p>
              </table:table-cell>
              <table:table-cell office:value-type="float" office:value="0.0005226">
                <text:p>0.0005226</text:p>
              </table:table-cell>
              <table:table-cell office:value-type="float" office:value="0.0004904">
                <text:p>0.0004904</text:p>
              </table:table-cell>
              <table:table-cell office:value-type="float" office:value="0.0004584">
                <text:p>0.0004584</text:p>
              </table:table-cell>
              <table:table-cell office:value-type="float" office:value="0.0004266">
                <text:p>0.0004266</text:p>
              </table:table-cell>
              <table:table-cell office:value-type="float" office:value="0.000395">
                <text:p>0.000395</text:p>
              </table:table-cell>
              <table:table-cell office:value-type="float" office:value="0.0003637">
                <text:p>0.0003637</text:p>
              </table:table-cell>
              <table:table-cell office:value-type="float" office:value="0.0003327">
                <text:p>0.0003327</text:p>
              </table:table-cell>
              <table:table-cell office:value-type="float" office:value="0.000302">
                <text:p>0.000302</text:p>
              </table:table-cell>
              <table:table-cell office:value-type="float" office:value="0.0002717">
                <text:p>0.0002717</text:p>
              </table:table-cell>
              <table:table-cell office:value-type="float" office:value="0.0002418">
                <text:p>0.0002418</text:p>
              </table:table-cell>
              <table:table-cell office:value-type="float" office:value="0.0002125">
                <text:p>0.0002125</text:p>
              </table:table-cell>
              <table:table-cell office:value-type="float" office:value="0.0001838">
                <text:p>0.0001838</text:p>
              </table:table-cell>
              <table:table-cell office:value-type="float" office:value="0.0001559">
                <text:p>0.0001559</text:p>
              </table:table-cell>
              <table:table-cell office:value-type="float" office:value="0.0001289">
                <text:p>0.0001289</text:p>
              </table:table-cell>
              <table:table-cell office:value-type="float" office:value="0.0001032">
                <text:p>0.0001032</text:p>
              </table:table-cell>
              <table:table-cell office:value-type="float" office:value="0.00007896">
                <text:p>0.00007896</text:p>
              </table:table-cell>
              <table:table-cell office:value-type="float" office:value="0.00005671">
                <text:p>0.00005671</text:p>
              </table:table-cell>
              <table:table-cell office:value-type="float" office:value="0.00003641">
                <text:p>0.00003641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0005874">
                <text:p>0.0005874</text:p>
              </table:table-cell>
              <table:table-cell office:value-type="float" office:value="0.0005549">
                <text:p>0.0005549</text:p>
              </table:table-cell>
              <table:table-cell office:value-type="float" office:value="0.0005226">
                <text:p>0.0005226</text:p>
              </table:table-cell>
              <table:table-cell office:value-type="float" office:value="0.0004904">
                <text:p>0.0004904</text:p>
              </table:table-cell>
              <table:table-cell office:value-type="float" office:value="0.0004584">
                <text:p>0.0004584</text:p>
              </table:table-cell>
              <table:table-cell office:value-type="float" office:value="0.0004266">
                <text:p>0.0004266</text:p>
              </table:table-cell>
              <table:table-cell office:value-type="float" office:value="0.000395">
                <text:p>0.000395</text:p>
              </table:table-cell>
              <table:table-cell office:value-type="float" office:value="0.0003637">
                <text:p>0.0003637</text:p>
              </table:table-cell>
              <table:table-cell office:value-type="float" office:value="0.0003327">
                <text:p>0.0003327</text:p>
              </table:table-cell>
              <table:table-cell office:value-type="float" office:value="0.000302">
                <text:p>0.000302</text:p>
              </table:table-cell>
              <table:table-cell office:value-type="float" office:value="0.0002717">
                <text:p>0.0002717</text:p>
              </table:table-cell>
              <table:table-cell office:value-type="float" office:value="0.0002418">
                <text:p>0.0002418</text:p>
              </table:table-cell>
              <table:table-cell office:value-type="float" office:value="0.0002125">
                <text:p>0.0002125</text:p>
              </table:table-cell>
              <table:table-cell office:value-type="float" office:value="0.0001838">
                <text:p>0.0001838</text:p>
              </table:table-cell>
              <table:table-cell office:value-type="float" office:value="0.0001559">
                <text:p>0.0001559</text:p>
              </table:table-cell>
              <table:table-cell office:value-type="float" office:value="0.0001289">
                <text:p>0.0001289</text:p>
              </table:table-cell>
              <table:table-cell office:value-type="float" office:value="0.0001032">
                <text:p>0.0001032</text:p>
              </table:table-cell>
              <table:table-cell office:value-type="float" office:value="0.00007896">
                <text:p>0.00007896</text:p>
              </table:table-cell>
              <table:table-cell office:value-type="float" office:value="0.00005671">
                <text:p>0.00005671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0.00062">
                <text:p>0.00062</text:p>
              </table:table-cell>
              <table:table-cell office:value-type="float" office:value="0.0005874">
                <text:p>0.0005874</text:p>
              </table:table-cell>
              <table:table-cell office:value-type="float" office:value="0.0005549">
                <text:p>0.0005549</text:p>
              </table:table-cell>
              <table:table-cell office:value-type="float" office:value="0.0005226">
                <text:p>0.0005226</text:p>
              </table:table-cell>
              <table:table-cell office:value-type="float" office:value="0.0004904">
                <text:p>0.0004904</text:p>
              </table:table-cell>
              <table:table-cell office:value-type="float" office:value="0.0004584">
                <text:p>0.0004584</text:p>
              </table:table-cell>
              <table:table-cell office:value-type="float" office:value="0.0004266">
                <text:p>0.0004266</text:p>
              </table:table-cell>
              <table:table-cell office:value-type="float" office:value="0.000395">
                <text:p>0.000395</text:p>
              </table:table-cell>
              <table:table-cell office:value-type="float" office:value="0.0003637">
                <text:p>0.0003637</text:p>
              </table:table-cell>
              <table:table-cell office:value-type="float" office:value="0.0003327">
                <text:p>0.0003327</text:p>
              </table:table-cell>
              <table:table-cell office:value-type="float" office:value="0.000302">
                <text:p>0.000302</text:p>
              </table:table-cell>
              <table:table-cell office:value-type="float" office:value="0.0002717">
                <text:p>0.0002717</text:p>
              </table:table-cell>
              <table:table-cell office:value-type="float" office:value="0.0002418">
                <text:p>0.0002418</text:p>
              </table:table-cell>
              <table:table-cell office:value-type="float" office:value="0.0002125">
                <text:p>0.0002125</text:p>
              </table:table-cell>
              <table:table-cell office:value-type="float" office:value="0.0001838">
                <text:p>0.0001838</text:p>
              </table:table-cell>
              <table:table-cell office:value-type="float" office:value="0.0001559">
                <text:p>0.0001559</text:p>
              </table:table-cell>
              <table:table-cell office:value-type="float" office:value="0.0001289">
                <text:p>0.0001289</text:p>
              </table:table-cell>
              <table:table-cell office:value-type="float" office:value="0.0001032">
                <text:p>0.0001032</text:p>
              </table:table-cell>
              <table:table-cell office:value-type="float" office:value="0.00007896">
                <text:p>0.0000789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0006527">
                <text:p>0.0006527</text:p>
              </table:table-cell>
              <table:table-cell office:value-type="float" office:value="0.00062">
                <text:p>0.00062</text:p>
              </table:table-cell>
              <table:table-cell office:value-type="float" office:value="0.0005874">
                <text:p>0.0005874</text:p>
              </table:table-cell>
              <table:table-cell office:value-type="float" office:value="0.0005549">
                <text:p>0.0005549</text:p>
              </table:table-cell>
              <table:table-cell office:value-type="float" office:value="0.0005226">
                <text:p>0.0005226</text:p>
              </table:table-cell>
              <table:table-cell office:value-type="float" office:value="0.0004904">
                <text:p>0.0004904</text:p>
              </table:table-cell>
              <table:table-cell office:value-type="float" office:value="0.0004584">
                <text:p>0.0004584</text:p>
              </table:table-cell>
              <table:table-cell office:value-type="float" office:value="0.0004266">
                <text:p>0.0004266</text:p>
              </table:table-cell>
              <table:table-cell office:value-type="float" office:value="0.000395">
                <text:p>0.000395</text:p>
              </table:table-cell>
              <table:table-cell office:value-type="float" office:value="0.0003637">
                <text:p>0.0003637</text:p>
              </table:table-cell>
              <table:table-cell office:value-type="float" office:value="0.0003327">
                <text:p>0.0003327</text:p>
              </table:table-cell>
              <table:table-cell office:value-type="float" office:value="0.000302">
                <text:p>0.000302</text:p>
              </table:table-cell>
              <table:table-cell office:value-type="float" office:value="0.0002717">
                <text:p>0.0002717</text:p>
              </table:table-cell>
              <table:table-cell office:value-type="float" office:value="0.0002418">
                <text:p>0.0002418</text:p>
              </table:table-cell>
              <table:table-cell office:value-type="float" office:value="0.0002125">
                <text:p>0.0002125</text:p>
              </table:table-cell>
              <table:table-cell office:value-type="float" office:value="0.0001838">
                <text:p>0.0001838</text:p>
              </table:table-cell>
              <table:table-cell office:value-type="float" office:value="0.0001559">
                <text:p>0.0001559</text:p>
              </table:table-cell>
              <table:table-cell office:value-type="float" office:value="0.0001289">
                <text:p>0.0001289</text:p>
              </table:table-cell>
              <table:table-cell office:value-type="float" office:value="0.0001032">
                <text:p>0.0001032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0.0006856">
                <text:p>0.0006856</text:p>
              </table:table-cell>
              <table:table-cell office:value-type="float" office:value="0.0006527">
                <text:p>0.0006527</text:p>
              </table:table-cell>
              <table:table-cell office:value-type="float" office:value="0.00062">
                <text:p>0.00062</text:p>
              </table:table-cell>
              <table:table-cell office:value-type="float" office:value="0.0005874">
                <text:p>0.0005874</text:p>
              </table:table-cell>
              <table:table-cell office:value-type="float" office:value="0.0005549">
                <text:p>0.0005549</text:p>
              </table:table-cell>
              <table:table-cell office:value-type="float" office:value="0.0005226">
                <text:p>0.0005226</text:p>
              </table:table-cell>
              <table:table-cell office:value-type="float" office:value="0.0004904">
                <text:p>0.0004904</text:p>
              </table:table-cell>
              <table:table-cell office:value-type="float" office:value="0.0004584">
                <text:p>0.0004584</text:p>
              </table:table-cell>
              <table:table-cell office:value-type="float" office:value="0.0004266">
                <text:p>0.0004266</text:p>
              </table:table-cell>
              <table:table-cell office:value-type="float" office:value="0.000395">
                <text:p>0.000395</text:p>
              </table:table-cell>
              <table:table-cell office:value-type="float" office:value="0.0003637">
                <text:p>0.0003637</text:p>
              </table:table-cell>
              <table:table-cell office:value-type="float" office:value="0.0003327">
                <text:p>0.0003327</text:p>
              </table:table-cell>
              <table:table-cell office:value-type="float" office:value="0.000302">
                <text:p>0.000302</text:p>
              </table:table-cell>
              <table:table-cell office:value-type="float" office:value="0.0002717">
                <text:p>0.0002717</text:p>
              </table:table-cell>
              <table:table-cell office:value-type="float" office:value="0.0002418">
                <text:p>0.0002418</text:p>
              </table:table-cell>
              <table:table-cell office:value-type="float" office:value="0.0002125">
                <text:p>0.0002125</text:p>
              </table:table-cell>
              <table:table-cell office:value-type="float" office:value="0.0001838">
                <text:p>0.0001838</text:p>
              </table:table-cell>
              <table:table-cell office:value-type="float" office:value="0.0001559">
                <text:p>0.0001559</text:p>
              </table:table-cell>
              <table:table-cell office:value-type="float" office:value="0.0001289">
                <text:p>0.000128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0007185">
                <text:p>0.0007185</text:p>
              </table:table-cell>
              <table:table-cell office:value-type="float" office:value="0.0006856">
                <text:p>0.0006856</text:p>
              </table:table-cell>
              <table:table-cell office:value-type="float" office:value="0.0006527">
                <text:p>0.0006527</text:p>
              </table:table-cell>
              <table:table-cell office:value-type="float" office:value="0.00062">
                <text:p>0.00062</text:p>
              </table:table-cell>
              <table:table-cell office:value-type="float" office:value="0.0005874">
                <text:p>0.0005874</text:p>
              </table:table-cell>
              <table:table-cell office:value-type="float" office:value="0.0005549">
                <text:p>0.0005549</text:p>
              </table:table-cell>
              <table:table-cell office:value-type="float" office:value="0.0005226">
                <text:p>0.0005226</text:p>
              </table:table-cell>
              <table:table-cell office:value-type="float" office:value="0.0004904">
                <text:p>0.0004904</text:p>
              </table:table-cell>
              <table:table-cell office:value-type="float" office:value="0.0004584">
                <text:p>0.0004584</text:p>
              </table:table-cell>
              <table:table-cell office:value-type="float" office:value="0.0004266">
                <text:p>0.0004266</text:p>
              </table:table-cell>
              <table:table-cell office:value-type="float" office:value="0.000395">
                <text:p>0.000395</text:p>
              </table:table-cell>
              <table:table-cell office:value-type="float" office:value="0.0003637">
                <text:p>0.0003637</text:p>
              </table:table-cell>
              <table:table-cell office:value-type="float" office:value="0.0003327">
                <text:p>0.0003327</text:p>
              </table:table-cell>
              <table:table-cell office:value-type="float" office:value="0.000302">
                <text:p>0.000302</text:p>
              </table:table-cell>
              <table:table-cell office:value-type="float" office:value="0.0002717">
                <text:p>0.0002717</text:p>
              </table:table-cell>
              <table:table-cell office:value-type="float" office:value="0.0002418">
                <text:p>0.0002418</text:p>
              </table:table-cell>
              <table:table-cell office:value-type="float" office:value="0.0002125">
                <text:p>0.0002125</text:p>
              </table:table-cell>
              <table:table-cell office:value-type="float" office:value="0.0001838">
                <text:p>0.0001838</text:p>
              </table:table-cell>
              <table:table-cell office:value-type="float" office:value="0.0001559">
                <text:p>0.0001559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0.0007515">
                <text:p>0.0007515</text:p>
              </table:table-cell>
              <table:table-cell office:value-type="float" office:value="0.0007185">
                <text:p>0.0007185</text:p>
              </table:table-cell>
              <table:table-cell office:value-type="float" office:value="0.0006856">
                <text:p>0.0006856</text:p>
              </table:table-cell>
              <table:table-cell office:value-type="float" office:value="0.0006527">
                <text:p>0.0006527</text:p>
              </table:table-cell>
              <table:table-cell office:value-type="float" office:value="0.00062">
                <text:p>0.00062</text:p>
              </table:table-cell>
              <table:table-cell office:value-type="float" office:value="0.0005874">
                <text:p>0.0005874</text:p>
              </table:table-cell>
              <table:table-cell office:value-type="float" office:value="0.0005549">
                <text:p>0.0005549</text:p>
              </table:table-cell>
              <table:table-cell office:value-type="float" office:value="0.0005226">
                <text:p>0.0005226</text:p>
              </table:table-cell>
              <table:table-cell office:value-type="float" office:value="0.0004904">
                <text:p>0.0004904</text:p>
              </table:table-cell>
              <table:table-cell office:value-type="float" office:value="0.0004584">
                <text:p>0.0004584</text:p>
              </table:table-cell>
              <table:table-cell office:value-type="float" office:value="0.0004266">
                <text:p>0.0004266</text:p>
              </table:table-cell>
              <table:table-cell office:value-type="float" office:value="0.000395">
                <text:p>0.000395</text:p>
              </table:table-cell>
              <table:table-cell office:value-type="float" office:value="0.0003637">
                <text:p>0.0003637</text:p>
              </table:table-cell>
              <table:table-cell office:value-type="float" office:value="0.0003327">
                <text:p>0.0003327</text:p>
              </table:table-cell>
              <table:table-cell office:value-type="float" office:value="0.000302">
                <text:p>0.000302</text:p>
              </table:table-cell>
              <table:table-cell office:value-type="float" office:value="0.0002717">
                <text:p>0.0002717</text:p>
              </table:table-cell>
              <table:table-cell office:value-type="float" office:value="0.0002418">
                <text:p>0.0002418</text:p>
              </table:table-cell>
              <table:table-cell office:value-type="float" office:value="0.0002125">
                <text:p>0.0002125</text:p>
              </table:table-cell>
              <table:table-cell office:value-type="float" office:value="0.0001838">
                <text:p>0.0001838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0007846">
                <text:p>0.0007846</text:p>
              </table:table-cell>
              <table:table-cell office:value-type="float" office:value="0.0007515">
                <text:p>0.0007515</text:p>
              </table:table-cell>
              <table:table-cell office:value-type="float" office:value="0.0007185">
                <text:p>0.0007185</text:p>
              </table:table-cell>
              <table:table-cell office:value-type="float" office:value="0.0006856">
                <text:p>0.0006856</text:p>
              </table:table-cell>
              <table:table-cell office:value-type="float" office:value="0.0006527">
                <text:p>0.0006527</text:p>
              </table:table-cell>
              <table:table-cell office:value-type="float" office:value="0.00062">
                <text:p>0.00062</text:p>
              </table:table-cell>
              <table:table-cell office:value-type="float" office:value="0.0005874">
                <text:p>0.0005874</text:p>
              </table:table-cell>
              <table:table-cell office:value-type="float" office:value="0.0005549">
                <text:p>0.0005549</text:p>
              </table:table-cell>
              <table:table-cell office:value-type="float" office:value="0.0005226">
                <text:p>0.0005226</text:p>
              </table:table-cell>
              <table:table-cell office:value-type="float" office:value="0.0004904">
                <text:p>0.0004904</text:p>
              </table:table-cell>
              <table:table-cell office:value-type="float" office:value="0.0004584">
                <text:p>0.0004584</text:p>
              </table:table-cell>
              <table:table-cell office:value-type="float" office:value="0.0004266">
                <text:p>0.0004266</text:p>
              </table:table-cell>
              <table:table-cell office:value-type="float" office:value="0.000395">
                <text:p>0.000395</text:p>
              </table:table-cell>
              <table:table-cell office:value-type="float" office:value="0.0003637">
                <text:p>0.0003637</text:p>
              </table:table-cell>
              <table:table-cell office:value-type="float" office:value="0.0003327">
                <text:p>0.0003327</text:p>
              </table:table-cell>
              <table:table-cell office:value-type="float" office:value="0.000302">
                <text:p>0.000302</text:p>
              </table:table-cell>
              <table:table-cell office:value-type="float" office:value="0.0002717">
                <text:p>0.0002717</text:p>
              </table:table-cell>
              <table:table-cell office:value-type="float" office:value="0.0002418">
                <text:p>0.0002418</text:p>
              </table:table-cell>
              <table:table-cell office:value-type="float" office:value="0.0002125">
                <text:p>0.0002125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0.0008177">
                <text:p>0.0008177</text:p>
              </table:table-cell>
              <table:table-cell office:value-type="float" office:value="0.0007846">
                <text:p>0.0007846</text:p>
              </table:table-cell>
              <table:table-cell office:value-type="float" office:value="0.0007515">
                <text:p>0.0007515</text:p>
              </table:table-cell>
              <table:table-cell office:value-type="float" office:value="0.0007185">
                <text:p>0.0007185</text:p>
              </table:table-cell>
              <table:table-cell office:value-type="float" office:value="0.0006856">
                <text:p>0.0006856</text:p>
              </table:table-cell>
              <table:table-cell office:value-type="float" office:value="0.0006527">
                <text:p>0.0006527</text:p>
              </table:table-cell>
              <table:table-cell office:value-type="float" office:value="0.00062">
                <text:p>0.00062</text:p>
              </table:table-cell>
              <table:table-cell office:value-type="float" office:value="0.0005874">
                <text:p>0.0005874</text:p>
              </table:table-cell>
              <table:table-cell office:value-type="float" office:value="0.0005549">
                <text:p>0.0005549</text:p>
              </table:table-cell>
              <table:table-cell office:value-type="float" office:value="0.0005226">
                <text:p>0.0005226</text:p>
              </table:table-cell>
              <table:table-cell office:value-type="float" office:value="0.0004904">
                <text:p>0.0004904</text:p>
              </table:table-cell>
              <table:table-cell office:value-type="float" office:value="0.0004584">
                <text:p>0.0004584</text:p>
              </table:table-cell>
              <table:table-cell office:value-type="float" office:value="0.0004266">
                <text:p>0.0004266</text:p>
              </table:table-cell>
              <table:table-cell office:value-type="float" office:value="0.000395">
                <text:p>0.000395</text:p>
              </table:table-cell>
              <table:table-cell office:value-type="float" office:value="0.0003637">
                <text:p>0.0003637</text:p>
              </table:table-cell>
              <table:table-cell office:value-type="float" office:value="0.0003327">
                <text:p>0.0003327</text:p>
              </table:table-cell>
              <table:table-cell office:value-type="float" office:value="0.000302">
                <text:p>0.000302</text:p>
              </table:table-cell>
              <table:table-cell office:value-type="float" office:value="0.0002717">
                <text:p>0.0002717</text:p>
              </table:table-cell>
              <table:table-cell office:value-type="float" office:value="0.0002418">
                <text:p>0.0002418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000851">
                <text:p>0.000851</text:p>
              </table:table-cell>
              <table:table-cell office:value-type="float" office:value="0.0008177">
                <text:p>0.0008177</text:p>
              </table:table-cell>
              <table:table-cell office:value-type="float" office:value="0.0007846">
                <text:p>0.0007846</text:p>
              </table:table-cell>
              <table:table-cell office:value-type="float" office:value="0.0007515">
                <text:p>0.0007515</text:p>
              </table:table-cell>
              <table:table-cell office:value-type="float" office:value="0.0007185">
                <text:p>0.0007185</text:p>
              </table:table-cell>
              <table:table-cell office:value-type="float" office:value="0.0006856">
                <text:p>0.0006856</text:p>
              </table:table-cell>
              <table:table-cell office:value-type="float" office:value="0.0006527">
                <text:p>0.0006527</text:p>
              </table:table-cell>
              <table:table-cell office:value-type="float" office:value="0.00062">
                <text:p>0.00062</text:p>
              </table:table-cell>
              <table:table-cell office:value-type="float" office:value="0.0005874">
                <text:p>0.0005874</text:p>
              </table:table-cell>
              <table:table-cell office:value-type="float" office:value="0.0005549">
                <text:p>0.0005549</text:p>
              </table:table-cell>
              <table:table-cell office:value-type="float" office:value="0.0005226">
                <text:p>0.0005226</text:p>
              </table:table-cell>
              <table:table-cell office:value-type="float" office:value="0.0004904">
                <text:p>0.0004904</text:p>
              </table:table-cell>
              <table:table-cell office:value-type="float" office:value="0.0004584">
                <text:p>0.0004584</text:p>
              </table:table-cell>
              <table:table-cell office:value-type="float" office:value="0.0004266">
                <text:p>0.0004266</text:p>
              </table:table-cell>
              <table:table-cell office:value-type="float" office:value="0.000395">
                <text:p>0.000395</text:p>
              </table:table-cell>
              <table:table-cell office:value-type="float" office:value="0.0003637">
                <text:p>0.0003637</text:p>
              </table:table-cell>
              <table:table-cell office:value-type="float" office:value="0.0003327">
                <text:p>0.0003327</text:p>
              </table:table-cell>
              <table:table-cell office:value-type="float" office:value="0.000302">
                <text:p>0.000302</text:p>
              </table:table-cell>
              <table:table-cell office:value-type="float" office:value="0.0002717">
                <text:p>0.0002717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0.0008843">
                <text:p>0.0008843</text:p>
              </table:table-cell>
              <table:table-cell office:value-type="float" office:value="0.000851">
                <text:p>0.000851</text:p>
              </table:table-cell>
              <table:table-cell office:value-type="float" office:value="0.0008177">
                <text:p>0.0008177</text:p>
              </table:table-cell>
              <table:table-cell office:value-type="float" office:value="0.0007846">
                <text:p>0.0007846</text:p>
              </table:table-cell>
              <table:table-cell office:value-type="float" office:value="0.0007515">
                <text:p>0.0007515</text:p>
              </table:table-cell>
              <table:table-cell office:value-type="float" office:value="0.0007185">
                <text:p>0.0007185</text:p>
              </table:table-cell>
              <table:table-cell office:value-type="float" office:value="0.0006856">
                <text:p>0.0006856</text:p>
              </table:table-cell>
              <table:table-cell office:value-type="float" office:value="0.0006527">
                <text:p>0.0006527</text:p>
              </table:table-cell>
              <table:table-cell office:value-type="float" office:value="0.00062">
                <text:p>0.00062</text:p>
              </table:table-cell>
              <table:table-cell office:value-type="float" office:value="0.0005874">
                <text:p>0.0005874</text:p>
              </table:table-cell>
              <table:table-cell office:value-type="float" office:value="0.0005549">
                <text:p>0.0005549</text:p>
              </table:table-cell>
              <table:table-cell office:value-type="float" office:value="0.0005226">
                <text:p>0.0005226</text:p>
              </table:table-cell>
              <table:table-cell office:value-type="float" office:value="0.0004904">
                <text:p>0.0004904</text:p>
              </table:table-cell>
              <table:table-cell office:value-type="float" office:value="0.0004584">
                <text:p>0.0004584</text:p>
              </table:table-cell>
              <table:table-cell office:value-type="float" office:value="0.0004266">
                <text:p>0.0004266</text:p>
              </table:table-cell>
              <table:table-cell office:value-type="float" office:value="0.000395">
                <text:p>0.000395</text:p>
              </table:table-cell>
              <table:table-cell office:value-type="float" office:value="0.0003637">
                <text:p>0.0003637</text:p>
              </table:table-cell>
              <table:table-cell office:value-type="float" office:value="0.0003327">
                <text:p>0.0003327</text:p>
              </table:table-cell>
              <table:table-cell office:value-type="float" office:value="0.000302">
                <text:p>0.000302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0009176">
                <text:p>0.0009176</text:p>
              </table:table-cell>
              <table:table-cell office:value-type="float" office:value="0.0008843">
                <text:p>0.0008843</text:p>
              </table:table-cell>
              <table:table-cell office:value-type="float" office:value="0.000851">
                <text:p>0.000851</text:p>
              </table:table-cell>
              <table:table-cell office:value-type="float" office:value="0.0008177">
                <text:p>0.0008177</text:p>
              </table:table-cell>
              <table:table-cell office:value-type="float" office:value="0.0007846">
                <text:p>0.0007846</text:p>
              </table:table-cell>
              <table:table-cell office:value-type="float" office:value="0.0007515">
                <text:p>0.0007515</text:p>
              </table:table-cell>
              <table:table-cell office:value-type="float" office:value="0.0007185">
                <text:p>0.0007185</text:p>
              </table:table-cell>
              <table:table-cell office:value-type="float" office:value="0.0006856">
                <text:p>0.0006856</text:p>
              </table:table-cell>
              <table:table-cell office:value-type="float" office:value="0.0006527">
                <text:p>0.0006527</text:p>
              </table:table-cell>
              <table:table-cell office:value-type="float" office:value="0.00062">
                <text:p>0.00062</text:p>
              </table:table-cell>
              <table:table-cell office:value-type="float" office:value="0.0005874">
                <text:p>0.0005874</text:p>
              </table:table-cell>
              <table:table-cell office:value-type="float" office:value="0.0005549">
                <text:p>0.0005549</text:p>
              </table:table-cell>
              <table:table-cell office:value-type="float" office:value="0.0005226">
                <text:p>0.0005226</text:p>
              </table:table-cell>
              <table:table-cell office:value-type="float" office:value="0.0004904">
                <text:p>0.0004904</text:p>
              </table:table-cell>
              <table:table-cell office:value-type="float" office:value="0.0004584">
                <text:p>0.0004584</text:p>
              </table:table-cell>
              <table:table-cell office:value-type="float" office:value="0.0004266">
                <text:p>0.0004266</text:p>
              </table:table-cell>
              <table:table-cell office:value-type="float" office:value="0.000395">
                <text:p>0.000395</text:p>
              </table:table-cell>
              <table:table-cell office:value-type="float" office:value="0.0003637">
                <text:p>0.0003637</text:p>
              </table:table-cell>
              <table:table-cell office:value-type="float" office:value="0.0003327">
                <text:p>0.0003327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0.000951">
                <text:p>0.000951</text:p>
              </table:table-cell>
              <table:table-cell office:value-type="float" office:value="0.0009176">
                <text:p>0.0009176</text:p>
              </table:table-cell>
              <table:table-cell office:value-type="float" office:value="0.0008843">
                <text:p>0.0008843</text:p>
              </table:table-cell>
              <table:table-cell office:value-type="float" office:value="0.000851">
                <text:p>0.000851</text:p>
              </table:table-cell>
              <table:table-cell office:value-type="float" office:value="0.0008177">
                <text:p>0.0008177</text:p>
              </table:table-cell>
              <table:table-cell office:value-type="float" office:value="0.0007846">
                <text:p>0.0007846</text:p>
              </table:table-cell>
              <table:table-cell office:value-type="float" office:value="0.0007515">
                <text:p>0.0007515</text:p>
              </table:table-cell>
              <table:table-cell office:value-type="float" office:value="0.0007185">
                <text:p>0.0007185</text:p>
              </table:table-cell>
              <table:table-cell office:value-type="float" office:value="0.0006856">
                <text:p>0.0006856</text:p>
              </table:table-cell>
              <table:table-cell office:value-type="float" office:value="0.0006527">
                <text:p>0.0006527</text:p>
              </table:table-cell>
              <table:table-cell office:value-type="float" office:value="0.00062">
                <text:p>0.00062</text:p>
              </table:table-cell>
              <table:table-cell office:value-type="float" office:value="0.0005874">
                <text:p>0.0005874</text:p>
              </table:table-cell>
              <table:table-cell office:value-type="float" office:value="0.0005549">
                <text:p>0.0005549</text:p>
              </table:table-cell>
              <table:table-cell office:value-type="float" office:value="0.0005226">
                <text:p>0.0005226</text:p>
              </table:table-cell>
              <table:table-cell office:value-type="float" office:value="0.0004904">
                <text:p>0.0004904</text:p>
              </table:table-cell>
              <table:table-cell office:value-type="float" office:value="0.0004584">
                <text:p>0.0004584</text:p>
              </table:table-cell>
              <table:table-cell office:value-type="float" office:value="0.0004266">
                <text:p>0.0004266</text:p>
              </table:table-cell>
              <table:table-cell office:value-type="float" office:value="0.000395">
                <text:p>0.000395</text:p>
              </table:table-cell>
              <table:table-cell office:value-type="float" office:value="0.0003637">
                <text:p>0.00036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9844">
                <text:p>0.0009844</text:p>
              </table:table-cell>
              <table:table-cell office:value-type="float" office:value="0.000951">
                <text:p>0.000951</text:p>
              </table:table-cell>
              <table:table-cell office:value-type="float" office:value="0.0009176">
                <text:p>0.0009176</text:p>
              </table:table-cell>
              <table:table-cell office:value-type="float" office:value="0.0008843">
                <text:p>0.0008843</text:p>
              </table:table-cell>
              <table:table-cell office:value-type="float" office:value="0.000851">
                <text:p>0.000851</text:p>
              </table:table-cell>
              <table:table-cell office:value-type="float" office:value="0.0008177">
                <text:p>0.0008177</text:p>
              </table:table-cell>
              <table:table-cell office:value-type="float" office:value="0.0007846">
                <text:p>0.0007846</text:p>
              </table:table-cell>
              <table:table-cell office:value-type="float" office:value="0.0007515">
                <text:p>0.0007515</text:p>
              </table:table-cell>
              <table:table-cell office:value-type="float" office:value="0.0007185">
                <text:p>0.0007185</text:p>
              </table:table-cell>
              <table:table-cell office:value-type="float" office:value="0.0006856">
                <text:p>0.0006856</text:p>
              </table:table-cell>
              <table:table-cell office:value-type="float" office:value="0.0006527">
                <text:p>0.0006527</text:p>
              </table:table-cell>
              <table:table-cell office:value-type="float" office:value="0.00062">
                <text:p>0.00062</text:p>
              </table:table-cell>
              <table:table-cell office:value-type="float" office:value="0.0005874">
                <text:p>0.0005874</text:p>
              </table:table-cell>
              <table:table-cell office:value-type="float" office:value="0.0005549">
                <text:p>0.0005549</text:p>
              </table:table-cell>
              <table:table-cell office:value-type="float" office:value="0.0005226">
                <text:p>0.0005226</text:p>
              </table:table-cell>
              <table:table-cell office:value-type="float" office:value="0.0004904">
                <text:p>0.0004904</text:p>
              </table:table-cell>
              <table:table-cell office:value-type="float" office:value="0.0004584">
                <text:p>0.0004584</text:p>
              </table:table-cell>
              <table:table-cell office:value-type="float" office:value="0.0004266">
                <text:p>0.0004266</text:p>
              </table:table-cell>
              <table:table-cell office:value-type="float" office:value="0.000395">
                <text:p>0.0003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93cm" svg:height="10.758cm" xlink:href=".." xlink:type="simple" chart:class="chart:scatter" chart:style-name="ch1">
        <chart:title svg:x="7.745cm" svg:y="0.35cm" chart:style-name="ch2">
          <text:p>V_t as a function of V_s</text:p>
        </chart:title>
        <chart:subtitle svg:x="6.99cm" svg:y="1.319cm" chart:style-name="ch3">
          <text:p>Curve-fit to get the body effect factor</text:p>
        </chart:subtitle>
        <chart:plot-area chart:style-name="ch4" table:cell-range-address="vsweep2.B2:vsweep2.T2 vsweep2.B45:vsweep2.T45" svg:x="1.366cm" svg:y="2.189cm" svg:width="18.62cm" svg:height="7.425cm">
          <chartooo:coordinate-region svg:x="2.278cm" svg:y="2.362cm" svg:width="17.468cm" svg:height="6.658cm"/>
          <chart:axis chart:dimension="x" chart:name="primary-x" chart:style-name="ch5">
            <chart:title svg:x="10.09cm" svg:y="9.829cm" chart:style-name="ch6">
              <text:p>V_s (V)</text:p>
            </chart:title>
          </chart:axis>
          <chart:axis chart:dimension="y" chart:name="primary-y" chart:style-name="ch7">
            <chart:title svg:x="0.451cm" svg:y="7.652cm" chart:style-name="ch8">
              <text:p>Vt (as a function of V_s)</text:p>
            </chart:title>
            <chart:grid chart:style-name="ch9" chart:class="major"/>
          </chart:axis>
          <chart:series chart:style-name="ch10" chart:values-cell-range-address="vsweep2.B45:vsweep2.T45" chart:class="chart:scatter">
            <chart:domain table:cell-range-address="vsweep2.B2:vsweep2.T2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vsweep2.B2:vsweep2.T2</svg:desc>
                </draw:g>
              </table:table-cell>
              <table:table-cell office:value-type="float" office:value="0.15">
                <text:p>0.15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0.35">
                <text:p>0.35</text:p>
              </table:table-cell>
              <table:table-cell office:value-type="float" office:value="0.4">
                <text:p>0.4</text:p>
              </table:table-cell>
              <table:table-cell office:value-type="float" office:value="0.45">
                <text:p>0.45</text:p>
              </table:table-cell>
              <table:table-cell office:value-type="float" office:value="0.5">
                <text:p>0.5</text:p>
              </table:table-cell>
              <table:table-cell office:value-type="float" office:value="0.55">
                <text:p>0.55</text:p>
              </table:table-cell>
              <table:table-cell office:value-type="float" office:value="0.6">
                <text:p>0.6</text:p>
              </table:table-cell>
              <table:table-cell office:value-type="float" office:value="0.65">
                <text:p>0.65</text:p>
              </table:table-cell>
              <table:table-cell office:value-type="float" office:value="0.7">
                <text:p>0.7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  <table:table-cell office:value-type="float" office:value="0.85">
                <text:p>0.85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0.525052442313455">
                <text:p>0.525052442313455</text:p>
                <draw:g>
                  <svg:desc>vsweep2.B45:vsweep2.T45</svg:desc>
                </draw:g>
              </table:table-cell>
              <table:table-cell office:value-type="float" office:value="0.573402340234023">
                <text:p>0.573402340234023</text:p>
              </table:table-cell>
              <table:table-cell office:value-type="float" office:value="0.622222222222221">
                <text:p>0.622222222222221</text:p>
              </table:table-cell>
              <table:table-cell office:value-type="float" office:value="0.669885679903729">
                <text:p>0.669885679903729</text:p>
              </table:table-cell>
              <table:table-cell office:value-type="float" office:value="0.716917973462002">
                <text:p>0.716917973462002</text:p>
              </table:table-cell>
              <table:table-cell office:value-type="float" office:value="0.76371333534926">
                <text:p>0.76371333534926</text:p>
              </table:table-cell>
              <table:table-cell office:value-type="float" office:value="0.811287878787879">
                <text:p>0.811287878787879</text:p>
              </table:table-cell>
              <table:table-cell office:value-type="float" office:value="0.858988764044944">
                <text:p>0.858988764044944</text:p>
              </table:table-cell>
              <table:table-cell office:value-type="float" office:value="0.906120584652862">
                <text:p>0.906120584652862</text:p>
              </table:table-cell>
              <table:table-cell office:value-type="float" office:value="0.952765047357165">
                <text:p>0.952765047357165</text:p>
              </table:table-cell>
              <table:table-cell office:value-type="float" office:value="0.999003067484663">
                <text:p>0.999003067484663</text:p>
              </table:table-cell>
              <table:table-cell office:value-type="float" office:value="1.04538035109332">
                <text:p>1.04538035109332</text:p>
              </table:table-cell>
              <table:table-cell office:value-type="float" office:value="1.09167955459326">
                <text:p>1.09167955459326</text:p>
              </table:table-cell>
              <table:table-cell office:value-type="float" office:value="1.13765930991607">
                <text:p>1.13765930991607</text:p>
              </table:table-cell>
              <table:table-cell office:value-type="float" office:value="1.18359375">
                <text:p>1.18359375</text:p>
              </table:table-cell>
              <table:table-cell office:value-type="float" office:value="1.22908805031447">
                <text:p>1.22908805031447</text:p>
              </table:table-cell>
              <table:table-cell office:value-type="float" office:value="1.27418435223313">
                <text:p>1.27418435223313</text:p>
              </table:table-cell>
              <table:table-cell office:value-type="float" office:value="1.31876996805112">
                <text:p>1.31876996805112</text:p>
              </table:table-cell>
              <table:table-cell office:value-type="float" office:value="1.36314516129032">
                <text:p>1.363145161290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